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1.942cm"/>
    </style:style>
    <style:style style:name="co24" style:family="table-column">
      <style:table-column-properties fo:break-before="auto" style:column-width="0.838cm"/>
    </style:style>
    <style:style style:name="co25" style:family="table-column">
      <style:table-column-properties fo:break-before="auto" style:column-width="1.229cm"/>
    </style:style>
    <style:style style:name="co26" style:family="table-column">
      <style:table-column-properties fo:break-before="auto" style:column-width="2.328cm"/>
    </style:style>
    <style:style style:name="co27" style:family="table-column">
      <style:table-column-properties fo:break-before="auto" style:column-width="0.55cm"/>
    </style:style>
    <style:style style:name="co28" style:family="table-column">
      <style:table-column-properties fo:break-before="auto" style:column-width="0.628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0.208cm"/>
    </style:style>
    <style:style style:name="co31" style:family="table-column">
      <style:table-column-properties fo:break-before="auto" style:column-width="3.059cm"/>
    </style:style>
    <style:style style:name="co32" style:family="table-column">
      <style:table-column-properties fo:break-before="auto" style:column-width="0.559cm"/>
    </style:style>
    <style:style style:name="co33" style:family="table-column">
      <style:table-column-properties fo:break-before="auto" style:column-width="0.533cm"/>
    </style:style>
    <style:style style:name="co34" style:family="table-column">
      <style:table-column-properties fo:break-before="auto" style:column-width="0.508cm"/>
    </style:style>
    <style:style style:name="co35" style:family="table-column">
      <style:table-column-properties fo:break-before="auto" style:column-width="0.739cm"/>
    </style:style>
    <style:style style:name="co36" style:family="table-column">
      <style:table-column-properties fo:break-before="auto" style:column-width="0.945cm"/>
    </style:style>
    <style:style style:name="co37" style:family="table-column">
      <style:table-column-properties fo:break-before="auto" style:column-width="1.233cm"/>
    </style:style>
    <style:style style:name="co38" style:family="table-column">
      <style:table-column-properties fo:break-before="auto" style:column-width="0.157cm"/>
    </style:style>
    <style:style style:name="co39" style:family="table-column">
      <style:table-column-properties fo:break-before="auto" style:column-width="0.236cm"/>
    </style:style>
    <style:style style:name="co40" style:family="table-column">
      <style:table-column-properties fo:break-before="auto" style:column-width="0.758cm"/>
    </style:style>
    <style:style style:name="co41" style:family="table-column">
      <style:table-column-properties fo:break-before="auto" style:column-width="2.949cm"/>
    </style:style>
    <style:style style:name="co42" style:family="table-column">
      <style:table-column-properties fo:break-before="auto" style:column-width="0.878cm"/>
    </style:style>
    <style:style style:name="co43" style:family="table-column">
      <style:table-column-properties fo:break-before="auto" style:column-width="0.601cm"/>
    </style:style>
    <style:style style:name="co44" style:family="table-column">
      <style:table-column-properties fo:break-before="auto" style:column-width="0.418cm"/>
    </style:style>
    <style:style style:name="co45" style:family="table-column">
      <style:table-column-properties fo:break-before="auto" style:column-width="1.466cm"/>
    </style:style>
    <style:style style:name="co46" style:family="table-column">
      <style:table-column-properties fo:break-before="auto" style:column-width="2.485cm"/>
    </style:style>
    <style:style style:name="co47" style:family="table-column">
      <style:table-column-properties fo:break-before="auto" style:column-width="0.9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#REF!]=&quot;Black and White&quot;)" style:apply-style-name="ConditionalStyle_5f_163" style:base-cell-address="'Partite Gironi'.A1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#REF!]=&quot;Black and White&quot;)" style:apply-style-name="ConditionalStyle_5f_173" style:base-cell-address="'Partite Gironi'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#REF!]=&quot;Black and White&quot;)" style:apply-style-name="ConditionalStyle_5f_173" style:base-cell-address="'Partite Gironi'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#REF!]=&quot;Black and White&quot;)" style:apply-style-name="ConditionalStyle_5f_207" style:base-cell-address="'Partite Gironi'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#REF!]=&quot;Black and White&quot;)" style:apply-style-name="ConditionalStyle_5f_207" style:base-cell-address="'Partite Gironi'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5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6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7" style:family="table-cell" style:parent-style-name="Default">
      <style:table-cell-properties fo:border-bottom="0.74pt soli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1" style:family="table-cell" style:parent-style-name="Excel_20_Built-in_20_Hyperlink" style:data-style-name="N126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2" style:family="table-cell" style:parent-style-name="Excel_20_Built-in_20_Hyperlink" style:data-style-name="N126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3" style:family="table-cell" style:parent-style-name="Excel_20_Built-in_20_Hyperlink" style:data-style-name="N126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7" style:family="table-cell" style:parent-style-name="Excel_20_Built-in_20_Hyperlink" style:data-style-name="N126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8" style:family="table-cell" style:parent-style-name="Excel_20_Built-in_20_Hyperlink" style:data-style-name="N126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9" style:family="table-cell" style:parent-style-name="Excel_20_Built-in_20_Hyperlink" style:data-style-name="N126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8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41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20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21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422" style:family="table-cell" style:parent-style-name="Excel_20_Built-in_20_Normal" style:data-style-name="N119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3" style:family="table-cell" style:parent-style-name="Excel_20_Built-in_20_Normal" style:data-style-name="N119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4" style:family="table-cell" style:parent-style-name="Excel_20_Built-in_20_Normal" style:data-style-name="N119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Q$5]=&quot;Black and White&quot;)" style:apply-style-name="ConditionalStyle_5f_204" style:base-cell-address="'Calendario e Tabellone'.A1"/>
    </style:style>
    <style:style style:name="ce42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7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29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0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1" style:family="table-cell" style:parent-style-name="Excel_20_Built-in_20_Normal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2" style:family="table-cell" style:parent-style-name="Excel_20_Built-in_20_Normal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4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6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8" style:family="table-cell" style:parent-style-name="Excel_20_Built-in_20_Normal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9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41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2" style:family="table-cell" style:parent-style-name="Excel_20_Built-in_20_Normal" style:data-style-name="N116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Excel_20_Built-in_20_Normal" style:data-style-name="N116">
      <style:table-cell-properties fo:border-bottom="0.06pt solid #3366ff" fo:background-color="#c5e0b4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4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5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6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4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5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4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5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D4];&quot;_win&quot;);1;0))" style:apply-style-name="ConditionalStyle_5f_227" style:base-cell-address="'Calendario e Tabellone'.D5"/>
    </style:style>
    <style:style style:name="ce45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3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7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9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0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Default">
      <style:table-cell-properties fo:background-color="#c5e0b4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Default">
      <style:table-cell-properties fo:border-bottom="0.74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4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6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7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8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I5];&quot;_win&quot;);1;0))" style:apply-style-name="ConditionalStyle_5f_226" style:base-cell-address="'Calendario e Tabellone'.D5"/>
    </style:style>
    <style:style style:name="ce48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23];&quot;_win&quot;);1;0))" style:apply-style-name="ConditionalStyle_5f_224" style:base-cell-address="'Calendario e Tabellone'.I23"/>
    </style:style>
    <style:style style:name="ce48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36];&quot;_win&quot;);1;0))" style:apply-style-name="ConditionalStyle_5f_186" style:base-cell-address="'Calendario e Tabellone'.I36"/>
    </style:style>
    <style:style style:name="ce486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7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4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8" style:base-cell-address="'Calendario e Tabellone'.L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6" style:base-cell-address="'Calendario e Tabellone'.L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7" style:base-cell-address="'Calendario e Tabellone'.L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1" style:base-cell-address="'Calendario e Tabellone'.L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9" style:base-cell-address="'Calendario e Tabellone'.L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0" style:base-cell-address="'Calendario e Tabellone'.L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4" style:base-cell-address="'Calendario e Tabellone'.L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2" style:base-cell-address="'Calendario e Tabellone'.L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3" style:base-cell-address="'Calendario e Tabellone'.L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7" style:base-cell-address="'Calendario e Tabellone'.L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5" style:base-cell-address="'Calendario e Tabellone'.L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6" style:base-cell-address="'Calendario e Tabellone'.L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34" style:base-cell-address="'Calendario e Tabellone'.L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5" style:base-cell-address="'Calendario e Tabellone'.L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0" style:base-cell-address="'Calendario e Tabellone'.L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9" style:base-cell-address="'Calendario e Tabellone'.L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8" style:base-cell-address="'Calendario e Tabellone'.L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1" style:base-cell-address="'Calendario e Tabellone'.L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4" style:base-cell-address="'Calendario e Tabellone'.L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" style:base-cell-address="'Calendario e Tabellone'.L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7" style:base-cell-address="'Calendario e Tabellone'.M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8" style:base-cell-address="'Calendario e Tabellone'.M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9" style:base-cell-address="'Calendario e Tabellone'.M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6" style:base-cell-address="'Calendario e Tabellone'.M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7" style:base-cell-address="'Calendario e Tabellone'.M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8" style:base-cell-address="'Calendario e Tabellone'.M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5" style:base-cell-address="'Calendario e Tabellone'.M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6" style:base-cell-address="'Calendario e Tabellone'.M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7" style:base-cell-address="'Calendario e Tabellone'.M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4" style:base-cell-address="'Calendario e Tabellone'.M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5" style:base-cell-address="'Calendario e Tabellone'.M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6" style:base-cell-address="'Calendario e Tabellone'.M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5" style:base-cell-address="'Calendario e Tabellone'.M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4" style:base-cell-address="'Calendario e Tabellone'.M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5" style:base-cell-address="'Calendario e Tabellone'.M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1" style:base-cell-address="'Calendario e Tabellone'.M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2" style:base-cell-address="'Calendario e Tabellone'.M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0" style:base-cell-address="'Calendario e Tabellone'.M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" style:base-cell-address="'Calendario e Tabellone'.M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" style:base-cell-address="'Calendario e Tabellone'.M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4" style:base-cell-address="'Calendario e Tabellone'.N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3" style:base-cell-address="'Calendario e Tabellone'.N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3" style:base-cell-address="'Calendario e Tabellone'.N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2" style:base-cell-address="'Calendario e Tabellone'.N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2" style:base-cell-address="'Calendario e Tabellone'.N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1" style:base-cell-address="'Calendario e Tabellone'.N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1" style:base-cell-address="'Calendario e Tabellone'.N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0" style:base-cell-address="'Calendario e Tabellone'.N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3" style:base-cell-address="'Calendario e Tabellone'.N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2" style:base-cell-address="'Calendario e Tabellone'.N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89" style:base-cell-address="'Calendario e Tabellone'.N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2" style:base-cell-address="'Calendario e Tabellone'.O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1" style:base-cell-address="'Calendario e Tabellone'.O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0" style:base-cell-address="'Calendario e Tabellone'.O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9" style:base-cell-address="'Calendario e Tabellone'.O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1" style:base-cell-address="'Calendario e Tabellone'.O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5" style:family="table-cell" style:parent-style-name="Excel_20_Built-in_20_Normal" style:data-style-name="N126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616" style:family="table-cell" style:parent-style-name="Excel_20_Built-in_20_Normal" style:data-style-name="N126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617" style:family="table-cell" style:parent-style-name="Excel_20_Built-in_20_Normal" style:data-style-name="N126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618" style:family="table-cell" style:parent-style-name="Excel_20_Built-in_20_Normal" style:data-style-name="N126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7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3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200" style:base-cell-address="'Calendario e Tabellone'.X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99" style:base-cell-address="'Calendario e Tabellone'.X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2]=#REF!;1;0))" style:apply-style-name="ConditionalStyle_5f_219" style:base-cell-address="'Calendario e Tabellone'.X12"/>
      <style:map style:condition="is-true-formula(IF([.$AX11]=#REF!;1;0))" style:apply-style-name="ConditionalStyle_5f_218" style:base-cell-address="'Calendario e Tabellone'.X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6]=#REF!;1;0))" style:apply-style-name="ConditionalStyle_5f_211" style:base-cell-address="'Calendario e Tabellone'.X16"/>
      <style:map style:condition="is-true-formula(IF([.$AX15]=#REF!;1;0))" style:apply-style-name="ConditionalStyle_5f_210" style:base-cell-address="'Calendario e Tabellone'.X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0]=#REF!;1;0))" style:apply-style-name="ConditionalStyle_5f_198" style:base-cell-address="'Calendario e Tabellone'.X20"/>
      <style:map style:condition="is-true-formula(IF([.$AX19]=#REF!;1;0))" style:apply-style-name="ConditionalStyle_5f_197" style:base-cell-address="'Calendario e Tabellone'.X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4]=#REF!;1;0))" style:apply-style-name="ConditionalStyle_5f_215" style:base-cell-address="'Calendario e Tabellone'.X24"/>
      <style:map style:condition="is-true-formula(IF([.$AX23]=#REF!;1;0))" style:apply-style-name="ConditionalStyle_5f_214" style:base-cell-address="'Calendario e Tabellone'.X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2]=#REF!;1;0))" style:apply-style-name="ConditionalStyle_5f_217" style:base-cell-address="'Calendario e Tabellone'.X32"/>
      <style:map style:condition="is-true-formula(IF([.$AX31]=#REF!;1;0))" style:apply-style-name="ConditionalStyle_5f_216" style:base-cell-address="'Calendario e Tabellone'.X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5]=#REF!;1;0))" style:apply-style-name="ConditionalStyle_5f_196" style:base-cell-address="'Calendario e Tabellone'.X35"/>
      <style:map style:condition="is-true-formula(IF([.$AX36]=#REF!;1;0))" style:apply-style-name="ConditionalStyle_5f_195" style:base-cell-address="'Calendario e Tabellone'.X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6]=#REF!;1;0))" style:apply-style-name="ConditionalStyle_5f_194" style:base-cell-address="'Calendario e Tabellone'.X36"/>
      <style:map style:condition="is-true-formula(IF([.$AX35]=#REF!;1;0))" style:apply-style-name="ConditionalStyle_5f_193" style:base-cell-address="'Calendario e Tabellone'.X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Y7"/>
    </style:style>
    <style:style style:name="ce65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Y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3" style:base-cell-address="'Calendario e Tabellone'.AC10"/>
    </style:style>
    <style:style style:name="ce669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4" style:base-cell-address="'Calendario e Tabellone'.AC9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1" style:base-cell-address="'Calendario e Tabellone'.AC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9" style:base-cell-address="'Calendario e Tabellone'.AC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7" style:base-cell-address="'Calendario e Tabellone'.AC34"/>
    </style:style>
    <style:style style:name="ce67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D9"/>
    </style:style>
    <style:style style:name="ce67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D10"/>
    </style:style>
    <style:style style:name="ce67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D17"/>
    </style:style>
    <style:style style:name="ce67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D18"/>
    </style:style>
    <style:style style:name="ce67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D25"/>
    </style:style>
    <style:style style:name="ce67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D26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D33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D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6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5" style:base-cell-address="'Calendario e Tabellone'.AH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3" style:base-cell-address="'Calendario e Tabellone'.AH30"/>
    </style:style>
    <style:style style:name="ce68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I13"/>
    </style:style>
    <style:style style:name="ce69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I14"/>
    </style:style>
    <style:style style:name="ce69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I29"/>
    </style:style>
    <style:style style:name="ce69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I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1" style:base-cell-address="'Calendario e Tabellone'.AM21"/>
    </style:style>
    <style:style style:name="ce698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N20"/>
    </style:style>
    <style:style style:name="ce69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N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O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Y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Y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6" style:family="table-cell" style:parent-style-name="Default">
      <style:text-properties style:font-name="Liberation Sans Narrow"/>
    </style:style>
  </office:automatic-styles>
  <office:body>
    <office:spreadsheet>
      <table:calculation-settings table:automatic-find-labels="false" table:use-regular-expressions="false" table:use-wildcards="true"/>
      <table:table table:name="Squadre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18"/>
        <table:table-column table:style-name="co4" table:default-cell-style-name="ce18"/>
        <table:table-column table:style-name="co5" table:number-columns-repeated="1020" table:default-cell-style-name="ce24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Nome Squadra</text:p>
          </table:table-cell>
          <table:table-cell table:style-name="ce17" office:value-type="string" calcext:value-type="string">
            <text:p>Girone</text:p>
          </table:table-cell>
          <table:table-cell table:style-name="ce17" office:value-type="string" calcext:value-type="string">
            <text:p>IDG</text:p>
          </table:table-cell>
          <table:table-cell table:style-name="ce23" table:number-columns-repeated="6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Leon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anter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Tigr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Ghepard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Giaguar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Pum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Linc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erval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Elefant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Giraff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Ippopotam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Iguan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Coccodrill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Piton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Aquile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Falch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Bisont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Buf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Cerv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Cinghi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Balen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Gabbia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Delfi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enicotter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Istric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Gorilla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Mul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Orch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Piranha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Scorpio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Ton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Zebr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i" table:style-name="ta1">
        <table:table-column table:style-name="co6" table:default-cell-style-name="ce18"/>
        <table:table-column table:style-name="co7" table:default-cell-style-name="ce20"/>
        <table:table-column table:style-name="co5" table:number-columns-repeated="1022" table:default-cell-style-name="ce24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Nome</text:p>
          </table:table-cell>
          <table:table-cell table:style-name="ce23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Campo Rosso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Campo Giall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Cambo Blu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Campo Nero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te Gironi" table:style-name="ta1"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10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2" table:default-cell-style-name="ce29"/>
        <table:table-column table:style-name="co8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2" table:default-cell-style-name="ce29"/>
        <table:table-column table:style-name="co5" table:number-columns-repeated="1005" table:default-cell-style-name="ce29"/>
        <table:table-row table:style-name="ro2">
          <table:table-cell table:style-name="ce25" office:value-type="string" calcext:value-type="string">
            <text:p>Gara n.</text:p>
          </table:table-cell>
          <table:table-cell table:style-name="ce30" office:value-type="string" calcext:value-type="string">
            <text:p>Girone</text:p>
          </table:table-cell>
          <table:table-cell table:style-name="ce30" office:value-type="string" calcext:value-type="string">
            <text:p>Def</text:p>
          </table:table-cell>
          <table:table-cell table:style-name="ce356" office:value-type="string" calcext:value-type="string">
            <text:p>Partita (A</text:p>
          </table:table-cell>
          <table:table-cell table:style-name="ce360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361" office:value-type="string" calcext:value-type="string">
            <text:p>B)</text:p>
          </table:table-cell>
          <table:table-cell table:style-name="ce360" office:value-type="string" calcext:value-type="string">
            <text:p>Risultato</text:p>
          </table:table-cell>
          <table:table-cell table:style-name="ce360" office:value-type="string" calcext:value-type="string">
            <text:p>Vinta A</text:p>
          </table:table-cell>
          <table:table-cell table:style-name="ce360" office:value-type="string" calcext:value-type="string">
            <text:p>Persa A</text:p>
          </table:table-cell>
          <table:table-cell table:style-name="ce360" office:value-type="string" calcext:value-type="string">
            <text:p>Forfait A</text:p>
          </table:table-cell>
          <table:table-cell table:style-name="ce360" office:value-type="string" calcext:value-type="string">
            <text:p>Punti F.A</text:p>
          </table:table-cell>
          <table:table-cell table:style-name="ce360" office:value-type="string" calcext:value-type="string">
            <text:p>Punti S.A</text:p>
          </table:table-cell>
          <table:table-cell table:style-name="ce25" office:value-type="string" calcext:value-type="string">
            <text:p>Diff.C.A</text:p>
          </table:table-cell>
          <table:table-cell table:style-name="ce25" office:value-type="string" calcext:value-type="string">
            <text:p>Vinta B</text:p>
          </table:table-cell>
          <table:table-cell table:style-name="ce30" office:value-type="string" calcext:value-type="string">
            <text:p>Persa B</text:p>
          </table:table-cell>
          <table:table-cell table:style-name="ce30" office:value-type="string" calcext:value-type="string">
            <text:p>Forfait B</text:p>
          </table:table-cell>
          <table:table-cell table:style-name="ce30" office:value-type="string" calcext:value-type="string">
            <text:p>Punti F.B</text:p>
          </table:table-cell>
          <table:table-cell table:style-name="ce360" office:value-type="string" calcext:value-type="string">
            <text:p>Punti S.B</text:p>
          </table:table-cell>
          <table:table-cell table:style-name="ce360" office:value-type="string" calcext:value-type="string">
            <text:p>Diff.C.B</text:p>
          </table:table-cell>
          <table:table-cell/>
          <table:table-cell table:style-name="ce380" table:number-columns-repeated="44"/>
          <table:table-cell table:number-columns-repeated="960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];&quot;ABCDEFGH&quot;;1)&gt;0;INDEX([$Squadre.A$3:$Squadre.D$34];MATCH(1;([$Squadre.C$3:$Squadre.C$34]=[.B2])*([$Squadre.D$3:$Squadre.D$34]=INT([.C2]/10));0);2)&amp;&quot; (&quot;&amp;INDEX([$Squadre.A$3:$Squadre.D$34];MATCH(1;([$Squadre.C$3:$Squadre.C$34]=[.B2])*([$Squadre.D$3:$Squadre.D$34]=INT([.C2]/10));0);1)&amp;&quot;)&quot;;&quot;DA SISTEMARE&quot;)" office:value-type="string" office:string-value="Leoni (1)" calcext:value-type="string">
            <text:p>Leoni (1)</text:p>
          </table:table-cell>
          <table:table-cell table:style-name="ce353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];&quot;ABCDEFGH&quot;;1)&gt;0;INDEX([$Squadre.A$3:$Squadre.D$34];MATCH(1;([$Squadre.C$3:$Squadre.C$34]=[.B2])*([$Squadre.D$3:$Squadre.D$34]=[.C2]-10*INT([.C2]/10));0);2)&amp;&quot; (&quot;&amp;INDEX([$Squadre.A$3:$Squadre.D$34];MATCH(1;([$Squadre.C$3:$Squadre.C$34]=[.B2])*([$Squadre.D$3:$Squadre.D$34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365" office:value-type="string" calcext:value-type="string">
            <text:p>72-49</text:p>
          </table:table-cell>
          <table:table-cell table:style-name="ce368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68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68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1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374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74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77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1005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];&quot;ABCDEFGH&quot;;1)&gt;0;INDEX([$Squadre.A$3:$Squadre.D$34];MATCH(1;([$Squadre.C$3:$Squadre.C$34]=[.B3])*([$Squadre.D$3:$Squadre.D$34]=INT([.C3]/10));0);2)&amp;&quot; (&quot;&amp;INDEX([$Squadre.A$3:$Squadre.D$34];MATCH(1;([$Squadre.C$3:$Squadre.C$34]=[.B3])*([$Squadre.D$3:$Squadre.D$34]=INT([.C3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];&quot;ABCDEFGH&quot;;1)&gt;0;INDEX([$Squadre.A$3:$Squadre.D$34];MATCH(1;([$Squadre.C$3:$Squadre.C$34]=[.B3])*([$Squadre.D$3:$Squadre.D$34]=[.C3]-10*INT([.C3]/10));0);2)&amp;&quot; (&quot;&amp;INDEX([$Squadre.A$3:$Squadre.D$34];MATCH(1;([$Squadre.C$3:$Squadre.C$34]=[.B3])*([$Squadre.D$3:$Squadre.D$34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0-22</text:p>
          </table:table-cell>
          <table:table-cell table:style-name="ce369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69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69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2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375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75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78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1005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];&quot;ABCDEFGH&quot;;1)&gt;0;INDEX([$Squadre.A$3:$Squadre.D$34];MATCH(1;([$Squadre.C$3:$Squadre.C$34]=[.B4])*([$Squadre.D$3:$Squadre.D$34]=INT([.C4]/10));0);2)&amp;&quot; (&quot;&amp;INDEX([$Squadre.A$3:$Squadre.D$34];MATCH(1;([$Squadre.C$3:$Squadre.C$34]=[.B4])*([$Squadre.D$3:$Squadre.D$34]=INT([.C4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];&quot;ABCDEFGH&quot;;1)&gt;0;INDEX([$Squadre.A$3:$Squadre.D$34];MATCH(1;([$Squadre.C$3:$Squadre.C$34]=[.B4])*([$Squadre.D$3:$Squadre.D$34]=[.C4]-10*INT([.C4]/10));0);2)&amp;&quot; (&quot;&amp;INDEX([$Squadre.A$3:$Squadre.D$34];MATCH(1;([$Squadre.C$3:$Squadre.C$34]=[.B4])*([$Squadre.D$3:$Squadre.D$34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25-82</text:p>
          </table:table-cell>
          <table:table-cell table:style-name="ce369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69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69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2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375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75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78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1005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5];&quot;ABCDEFGH&quot;;1)&gt;0;INDEX([$Squadre.A$3:$Squadre.D$34];MATCH(1;([$Squadre.C$3:$Squadre.C$34]=[.B5])*([$Squadre.D$3:$Squadre.D$34]=INT([.C5]/10));0);2)&amp;&quot; (&quot;&amp;INDEX([$Squadre.A$3:$Squadre.D$34];MATCH(1;([$Squadre.C$3:$Squadre.C$34]=[.B5])*([$Squadre.D$3:$Squadre.D$34]=INT([.C5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5];&quot;ABCDEFGH&quot;;1)&gt;0;INDEX([$Squadre.A$3:$Squadre.D$34];MATCH(1;([$Squadre.C$3:$Squadre.C$34]=[.B5])*([$Squadre.D$3:$Squadre.D$34]=[.C5]-10*INT([.C5]/10));0);2)&amp;&quot; (&quot;&amp;INDEX([$Squadre.A$3:$Squadre.D$34];MATCH(1;([$Squadre.C$3:$Squadre.C$34]=[.B5])*([$Squadre.D$3:$Squadre.D$34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3-30</text:p>
          </table:table-cell>
          <table:table-cell table:style-name="ce369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69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69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2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375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75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78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1005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6];&quot;ABCDEFGH&quot;;1)&gt;0;INDEX([$Squadre.A$3:$Squadre.D$34];MATCH(1;([$Squadre.C$3:$Squadre.C$34]=[.B6])*([$Squadre.D$3:$Squadre.D$34]=INT([.C6]/10));0);2)&amp;&quot; (&quot;&amp;INDEX([$Squadre.A$3:$Squadre.D$34];MATCH(1;([$Squadre.C$3:$Squadre.C$34]=[.B6])*([$Squadre.D$3:$Squadre.D$34]=INT([.C6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6];&quot;ABCDEFGH&quot;;1)&gt;0;INDEX([$Squadre.A$3:$Squadre.D$34];MATCH(1;([$Squadre.C$3:$Squadre.C$34]=[.B6])*([$Squadre.D$3:$Squadre.D$34]=[.C6]-10*INT([.C6]/10));0);2)&amp;&quot; (&quot;&amp;INDEX([$Squadre.A$3:$Squadre.D$34];MATCH(1;([$Squadre.C$3:$Squadre.C$34]=[.B6])*([$Squadre.D$3:$Squadre.D$34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57-21</text:p>
          </table:table-cell>
          <table:table-cell table:style-name="ce369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69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69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2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375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75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78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1005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7];&quot;ABCDEFGH&quot;;1)&gt;0;INDEX([$Squadre.A$3:$Squadre.D$34];MATCH(1;([$Squadre.C$3:$Squadre.C$34]=[.B7])*([$Squadre.D$3:$Squadre.D$34]=INT([.C7]/10));0);2)&amp;&quot; (&quot;&amp;INDEX([$Squadre.A$3:$Squadre.D$34];MATCH(1;([$Squadre.C$3:$Squadre.C$34]=[.B7])*([$Squadre.D$3:$Squadre.D$34]=INT([.C7]/10));0);1)&amp;&quot;)&quot;;&quot;DA SISTEMARE&quot;)" office:value-type="string" office:string-value="Tigri (3)" calcext:value-type="string">
            <text:p>Tigri (3)</text:p>
          </table:table-cell>
          <table:table-cell table:style-name="ce355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7];&quot;ABCDEFGH&quot;;1)&gt;0;INDEX([$Squadre.A$3:$Squadre.D$34];MATCH(1;([$Squadre.C$3:$Squadre.C$34]=[.B7])*([$Squadre.D$3:$Squadre.D$34]=[.C7]-10*INT([.C7]/10));0);2)&amp;&quot; (&quot;&amp;INDEX([$Squadre.A$3:$Squadre.D$34];MATCH(1;([$Squadre.C$3:$Squadre.C$34]=[.B7])*([$Squadre.D$3:$Squadre.D$34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367" office:value-type="string" calcext:value-type="string">
            <text:p>79-48</text:p>
          </table:table-cell>
          <table:table-cell table:style-name="ce370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0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0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3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376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6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9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1005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>
            <text:p>B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8];&quot;ABCDEFGH&quot;;1)&gt;0;INDEX([$Squadre.A$3:$Squadre.D$34];MATCH(1;([$Squadre.C$3:$Squadre.C$34]=[.B8])*([$Squadre.D$3:$Squadre.D$34]=INT([.C8]/10));0);2)&amp;&quot; (&quot;&amp;INDEX([$Squadre.A$3:$Squadre.D$34];MATCH(1;([$Squadre.C$3:$Squadre.C$34]=[.B8])*([$Squadre.D$3:$Squadre.D$34]=INT([.C8]/10));0);1)&amp;&quot;)&quot;;&quot;DA SISTEMARE&quot;)" office:value-type="string" office:string-value="Giaguari (5)" calcext:value-type="string">
            <text:p>Giaguari (5)</text:p>
          </table:table-cell>
          <table:table-cell table:style-name="ce353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8];&quot;ABCDEFGH&quot;;1)&gt;0;INDEX([$Squadre.A$3:$Squadre.D$34];MATCH(1;([$Squadre.C$3:$Squadre.C$34]=[.B8])*([$Squadre.D$3:$Squadre.D$34]=[.C8]-10*INT([.C8]/10));0);2)&amp;&quot; (&quot;&amp;INDEX([$Squadre.A$3:$Squadre.D$34];MATCH(1;([$Squadre.C$3:$Squadre.C$34]=[.B8])*([$Squadre.D$3:$Squadre.D$34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365" office:value-type="string" calcext:value-type="string">
            <text:p>51-67</text:p>
          </table:table-cell>
          <table:table-cell table:style-name="ce368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68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68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1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37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7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77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1005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9];&quot;ABCDEFGH&quot;;1)&gt;0;INDEX([$Squadre.A$3:$Squadre.D$34];MATCH(1;([$Squadre.C$3:$Squadre.C$34]=[.B9])*([$Squadre.D$3:$Squadre.D$34]=INT([.C9]/10));0);2)&amp;&quot; (&quot;&amp;INDEX([$Squadre.A$3:$Squadre.D$34];MATCH(1;([$Squadre.C$3:$Squadre.C$34]=[.B9])*([$Squadre.D$3:$Squadre.D$34]=INT([.C9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9];&quot;ABCDEFGH&quot;;1)&gt;0;INDEX([$Squadre.A$3:$Squadre.D$34];MATCH(1;([$Squadre.C$3:$Squadre.C$34]=[.B9])*([$Squadre.D$3:$Squadre.D$34]=[.C9]-10*INT([.C9]/10));0);2)&amp;&quot; (&quot;&amp;INDEX([$Squadre.A$3:$Squadre.D$34];MATCH(1;([$Squadre.C$3:$Squadre.C$34]=[.B9])*([$Squadre.D$3:$Squadre.D$34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47-56</text:p>
          </table:table-cell>
          <table:table-cell table:style-name="ce369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69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69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2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375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75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78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1005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0];&quot;ABCDEFGH&quot;;1)&gt;0;INDEX([$Squadre.A$3:$Squadre.D$34];MATCH(1;([$Squadre.C$3:$Squadre.C$34]=[.B10])*([$Squadre.D$3:$Squadre.D$34]=INT([.C10]/10));0);2)&amp;&quot; (&quot;&amp;INDEX([$Squadre.A$3:$Squadre.D$34];MATCH(1;([$Squadre.C$3:$Squadre.C$34]=[.B10])*([$Squadre.D$3:$Squadre.D$34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0];&quot;ABCDEFGH&quot;;1)&gt;0;INDEX([$Squadre.A$3:$Squadre.D$34];MATCH(1;([$Squadre.C$3:$Squadre.C$34]=[.B10])*([$Squadre.D$3:$Squadre.D$34]=[.C10]-10*INT([.C10]/10));0);2)&amp;&quot; (&quot;&amp;INDEX([$Squadre.A$3:$Squadre.D$34];MATCH(1;([$Squadre.C$3:$Squadre.C$34]=[.B10])*([$Squadre.D$3:$Squadre.D$34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76-94</text:p>
          </table:table-cell>
          <table:table-cell table:style-name="ce369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69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69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2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375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75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78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1005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1];&quot;ABCDEFGH&quot;;1)&gt;0;INDEX([$Squadre.A$3:$Squadre.D$34];MATCH(1;([$Squadre.C$3:$Squadre.C$34]=[.B11])*([$Squadre.D$3:$Squadre.D$34]=INT([.C11]/10));0);2)&amp;&quot; (&quot;&amp;INDEX([$Squadre.A$3:$Squadre.D$34];MATCH(1;([$Squadre.C$3:$Squadre.C$34]=[.B11])*([$Squadre.D$3:$Squadre.D$34]=INT([.C11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1];&quot;ABCDEFGH&quot;;1)&gt;0;INDEX([$Squadre.A$3:$Squadre.D$34];MATCH(1;([$Squadre.C$3:$Squadre.C$34]=[.B11])*([$Squadre.D$3:$Squadre.D$34]=[.C11]-10*INT([.C11]/10));0);2)&amp;&quot; (&quot;&amp;INDEX([$Squadre.A$3:$Squadre.D$34];MATCH(1;([$Squadre.C$3:$Squadre.C$34]=[.B11])*([$Squadre.D$3:$Squadre.D$34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72-97</text:p>
          </table:table-cell>
          <table:table-cell table:style-name="ce369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69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69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2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375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75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78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1005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2];&quot;ABCDEFGH&quot;;1)&gt;0;INDEX([$Squadre.A$3:$Squadre.D$34];MATCH(1;([$Squadre.C$3:$Squadre.C$34]=[.B12])*([$Squadre.D$3:$Squadre.D$34]=INT([.C12]/10));0);2)&amp;&quot; (&quot;&amp;INDEX([$Squadre.A$3:$Squadre.D$34];MATCH(1;([$Squadre.C$3:$Squadre.C$34]=[.B12])*([$Squadre.D$3:$Squadre.D$34]=INT([.C12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2];&quot;ABCDEFGH&quot;;1)&gt;0;INDEX([$Squadre.A$3:$Squadre.D$34];MATCH(1;([$Squadre.C$3:$Squadre.C$34]=[.B12])*([$Squadre.D$3:$Squadre.D$34]=[.C12]-10*INT([.C12]/10));0);2)&amp;&quot; (&quot;&amp;INDEX([$Squadre.A$3:$Squadre.D$34];MATCH(1;([$Squadre.C$3:$Squadre.C$34]=[.B12])*([$Squadre.D$3:$Squadre.D$34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45-68</text:p>
          </table:table-cell>
          <table:table-cell table:style-name="ce369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69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69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2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375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75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78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1005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B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3];&quot;ABCDEFGH&quot;;1)&gt;0;INDEX([$Squadre.A$3:$Squadre.D$34];MATCH(1;([$Squadre.C$3:$Squadre.C$34]=[.B13])*([$Squadre.D$3:$Squadre.D$34]=INT([.C13]/10));0);2)&amp;&quot; (&quot;&amp;INDEX([$Squadre.A$3:$Squadre.D$34];MATCH(1;([$Squadre.C$3:$Squadre.C$34]=[.B13])*([$Squadre.D$3:$Squadre.D$34]=INT([.C13]/10));0);1)&amp;&quot;)&quot;;&quot;DA SISTEMARE&quot;)" office:value-type="string" office:string-value="Linci (7)" calcext:value-type="string">
            <text:p>Linci (7)</text:p>
          </table:table-cell>
          <table:table-cell table:style-name="ce355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3];&quot;ABCDEFGH&quot;;1)&gt;0;INDEX([$Squadre.A$3:$Squadre.D$34];MATCH(1;([$Squadre.C$3:$Squadre.C$34]=[.B13])*([$Squadre.D$3:$Squadre.D$34]=[.C13]-10*INT([.C13]/10));0);2)&amp;&quot; (&quot;&amp;INDEX([$Squadre.A$3:$Squadre.D$34];MATCH(1;([$Squadre.C$3:$Squadre.C$34]=[.B13])*([$Squadre.D$3:$Squadre.D$34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367" office:value-type="string" calcext:value-type="string">
            <text:p>88-62</text:p>
          </table:table-cell>
          <table:table-cell table:style-name="ce370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0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0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3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376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6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9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1005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office:value-type="string" calcext:value-type="string">
            <text:p>C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14];&quot;ABCDEFGH&quot;;1)&gt;0;INDEX([$Squadre.A$3:$Squadre.D$34];MATCH(1;([$Squadre.C$3:$Squadre.C$34]=[.B14])*([$Squadre.D$3:$Squadre.D$34]=INT([.C14]/10));0);2)&amp;&quot; (&quot;&amp;INDEX([$Squadre.A$3:$Squadre.D$34];MATCH(1;([$Squadre.C$3:$Squadre.C$34]=[.B14])*([$Squadre.D$3:$Squadre.D$34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353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14];&quot;ABCDEFGH&quot;;1)&gt;0;INDEX([$Squadre.A$3:$Squadre.D$34];MATCH(1;([$Squadre.C$3:$Squadre.C$34]=[.B14])*([$Squadre.D$3:$Squadre.D$34]=[.C14]-10*INT([.C14]/10));0);2)&amp;&quot; (&quot;&amp;INDEX([$Squadre.A$3:$Squadre.D$34];MATCH(1;([$Squadre.C$3:$Squadre.C$34]=[.B14])*([$Squadre.D$3:$Squadre.D$34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365" office:value-type="string" calcext:value-type="string">
            <text:p>31-100</text:p>
          </table:table-cell>
          <table:table-cell table:style-name="ce368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68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68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1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37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7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77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1005"/>
        </table:table-row>
        <table:table-row table:style-name="ro2">
          <table:table-cell table:style-name="ce27" office:value-type="float" office:value="14" calcext:value-type="float">
            <text:p>14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15];&quot;ABCDEFGH&quot;;1)&gt;0;INDEX([$Squadre.A$3:$Squadre.D$34];MATCH(1;([$Squadre.C$3:$Squadre.C$34]=[.B15])*([$Squadre.D$3:$Squadre.D$34]=INT([.C15]/10));0);2)&amp;&quot; (&quot;&amp;INDEX([$Squadre.A$3:$Squadre.D$34];MATCH(1;([$Squadre.C$3:$Squadre.C$34]=[.B15])*([$Squadre.D$3:$Squadre.D$34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5];&quot;ABCDEFGH&quot;;1)&gt;0;INDEX([$Squadre.A$3:$Squadre.D$34];MATCH(1;([$Squadre.C$3:$Squadre.C$34]=[.B15])*([$Squadre.D$3:$Squadre.D$34]=[.C15]-10*INT([.C15]/10));0);2)&amp;&quot; (&quot;&amp;INDEX([$Squadre.A$3:$Squadre.D$34];MATCH(1;([$Squadre.C$3:$Squadre.C$34]=[.B15])*([$Squadre.D$3:$Squadre.D$34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66-95</text:p>
          </table:table-cell>
          <table:table-cell table:style-name="ce369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69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69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2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375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75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78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1005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6];&quot;ABCDEFGH&quot;;1)&gt;0;INDEX([$Squadre.A$3:$Squadre.D$34];MATCH(1;([$Squadre.C$3:$Squadre.C$34]=[.B16])*([$Squadre.D$3:$Squadre.D$34]=INT([.C16]/10));0);2)&amp;&quot; (&quot;&amp;INDEX([$Squadre.A$3:$Squadre.D$34];MATCH(1;([$Squadre.C$3:$Squadre.C$34]=[.B16])*([$Squadre.D$3:$Squadre.D$34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6];&quot;ABCDEFGH&quot;;1)&gt;0;INDEX([$Squadre.A$3:$Squadre.D$34];MATCH(1;([$Squadre.C$3:$Squadre.C$34]=[.B16])*([$Squadre.D$3:$Squadre.D$34]=[.C16]-10*INT([.C16]/10));0);2)&amp;&quot; (&quot;&amp;INDEX([$Squadre.A$3:$Squadre.D$34];MATCH(1;([$Squadre.C$3:$Squadre.C$34]=[.B16])*([$Squadre.D$3:$Squadre.D$34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57-42</text:p>
          </table:table-cell>
          <table:table-cell table:style-name="ce369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69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69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2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375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75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78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1005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7];&quot;ABCDEFGH&quot;;1)&gt;0;INDEX([$Squadre.A$3:$Squadre.D$34];MATCH(1;([$Squadre.C$3:$Squadre.C$34]=[.B17])*([$Squadre.D$3:$Squadre.D$34]=INT([.C17]/10));0);2)&amp;&quot; (&quot;&amp;INDEX([$Squadre.A$3:$Squadre.D$34];MATCH(1;([$Squadre.C$3:$Squadre.C$34]=[.B17])*([$Squadre.D$3:$Squadre.D$34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7];&quot;ABCDEFGH&quot;;1)&gt;0;INDEX([$Squadre.A$3:$Squadre.D$34];MATCH(1;([$Squadre.C$3:$Squadre.C$34]=[.B17])*([$Squadre.D$3:$Squadre.D$34]=[.C17]-10*INT([.C17]/10));0);2)&amp;&quot; (&quot;&amp;INDEX([$Squadre.A$3:$Squadre.D$34];MATCH(1;([$Squadre.C$3:$Squadre.C$34]=[.B17])*([$Squadre.D$3:$Squadre.D$34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98-89</text:p>
          </table:table-cell>
          <table:table-cell table:style-name="ce369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69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69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2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375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75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78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1005"/>
        </table:table-row>
        <table:table-row table:style-name="ro2">
          <table:table-cell table:style-name="ce27" office:value-type="float" office:value="17" calcext:value-type="float">
            <text:p>17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8];&quot;ABCDEFGH&quot;;1)&gt;0;INDEX([$Squadre.A$3:$Squadre.D$34];MATCH(1;([$Squadre.C$3:$Squadre.C$34]=[.B18])*([$Squadre.D$3:$Squadre.D$34]=INT([.C18]/10));0);2)&amp;&quot; (&quot;&amp;INDEX([$Squadre.A$3:$Squadre.D$34];MATCH(1;([$Squadre.C$3:$Squadre.C$34]=[.B18])*([$Squadre.D$3:$Squadre.D$34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8];&quot;ABCDEFGH&quot;;1)&gt;0;INDEX([$Squadre.A$3:$Squadre.D$34];MATCH(1;([$Squadre.C$3:$Squadre.C$34]=[.B18])*([$Squadre.D$3:$Squadre.D$34]=[.C18]-10*INT([.C18]/10));0);2)&amp;&quot; (&quot;&amp;INDEX([$Squadre.A$3:$Squadre.D$34];MATCH(1;([$Squadre.C$3:$Squadre.C$34]=[.B18])*([$Squadre.D$3:$Squadre.D$34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60-34</text:p>
          </table:table-cell>
          <table:table-cell table:style-name="ce369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69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69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2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375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75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78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1005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9" office:value-type="string" calcext:value-type="string">
            <text:p>C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9];&quot;ABCDEFGH&quot;;1)&gt;0;INDEX([$Squadre.A$3:$Squadre.D$34];MATCH(1;([$Squadre.C$3:$Squadre.C$34]=[.B19])*([$Squadre.D$3:$Squadre.D$34]=INT([.C19]/10));0);2)&amp;&quot; (&quot;&amp;INDEX([$Squadre.A$3:$Squadre.D$34];MATCH(1;([$Squadre.C$3:$Squadre.C$34]=[.B19])*([$Squadre.D$3:$Squadre.D$34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355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9];&quot;ABCDEFGH&quot;;1)&gt;0;INDEX([$Squadre.A$3:$Squadre.D$34];MATCH(1;([$Squadre.C$3:$Squadre.C$34]=[.B19])*([$Squadre.D$3:$Squadre.D$34]=[.C19]-10*INT([.C19]/10));0);2)&amp;&quot; (&quot;&amp;INDEX([$Squadre.A$3:$Squadre.D$34];MATCH(1;([$Squadre.C$3:$Squadre.C$34]=[.B19])*([$Squadre.D$3:$Squadre.D$34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367" office:value-type="string" calcext:value-type="string">
            <text:p>96-25</text:p>
          </table:table-cell>
          <table:table-cell table:style-name="ce370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0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0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3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376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6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9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1005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40" office:value-type="string" calcext:value-type="string">
            <text:p>D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0];&quot;ABCDEFGH&quot;;1)&gt;0;INDEX([$Squadre.A$3:$Squadre.D$34];MATCH(1;([$Squadre.C$3:$Squadre.C$34]=[.B20])*([$Squadre.D$3:$Squadre.D$34]=INT([.C20]/10));0);2)&amp;&quot; (&quot;&amp;INDEX([$Squadre.A$3:$Squadre.D$34];MATCH(1;([$Squadre.C$3:$Squadre.C$34]=[.B20])*([$Squadre.D$3:$Squadre.D$34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353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0];&quot;ABCDEFGH&quot;;1)&gt;0;INDEX([$Squadre.A$3:$Squadre.D$34];MATCH(1;([$Squadre.C$3:$Squadre.C$34]=[.B20])*([$Squadre.D$3:$Squadre.D$34]=[.C20]-10*INT([.C20]/10));0);2)&amp;&quot; (&quot;&amp;INDEX([$Squadre.A$3:$Squadre.D$34];MATCH(1;([$Squadre.C$3:$Squadre.C$34]=[.B20])*([$Squadre.D$3:$Squadre.D$34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365" office:value-type="string" calcext:value-type="string">
            <text:p>96-68</text:p>
          </table:table-cell>
          <table:table-cell table:style-name="ce368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68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68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1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37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7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77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1005"/>
        </table:table-row>
        <table:table-row table:style-name="ro2">
          <table:table-cell table:style-name="ce27" office:value-type="float" office:value="20" calcext:value-type="float">
            <text:p>20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1];&quot;ABCDEFGH&quot;;1)&gt;0;INDEX([$Squadre.A$3:$Squadre.D$34];MATCH(1;([$Squadre.C$3:$Squadre.C$34]=[.B21])*([$Squadre.D$3:$Squadre.D$34]=INT([.C21]/10));0);2)&amp;&quot; (&quot;&amp;INDEX([$Squadre.A$3:$Squadre.D$34];MATCH(1;([$Squadre.C$3:$Squadre.C$34]=[.B21])*([$Squadre.D$3:$Squadre.D$34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1];&quot;ABCDEFGH&quot;;1)&gt;0;INDEX([$Squadre.A$3:$Squadre.D$34];MATCH(1;([$Squadre.C$3:$Squadre.C$34]=[.B21])*([$Squadre.D$3:$Squadre.D$34]=[.C21]-10*INT([.C21]/10));0);2)&amp;&quot; (&quot;&amp;INDEX([$Squadre.A$3:$Squadre.D$34];MATCH(1;([$Squadre.C$3:$Squadre.C$34]=[.B21])*([$Squadre.D$3:$Squadre.D$34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21-29</text:p>
          </table:table-cell>
          <table:table-cell table:style-name="ce369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69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69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2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375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75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78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1005"/>
        </table:table-row>
        <table:table-row table:style-name="ro2">
          <table:table-cell table:style-name="ce27" office:value-type="float" office:value="21" calcext:value-type="float">
            <text:p>21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2];&quot;ABCDEFGH&quot;;1)&gt;0;INDEX([$Squadre.A$3:$Squadre.D$34];MATCH(1;([$Squadre.C$3:$Squadre.C$34]=[.B22])*([$Squadre.D$3:$Squadre.D$34]=INT([.C22]/10));0);2)&amp;&quot; (&quot;&amp;INDEX([$Squadre.A$3:$Squadre.D$34];MATCH(1;([$Squadre.C$3:$Squadre.C$34]=[.B22])*([$Squadre.D$3:$Squadre.D$34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2];&quot;ABCDEFGH&quot;;1)&gt;0;INDEX([$Squadre.A$3:$Squadre.D$34];MATCH(1;([$Squadre.C$3:$Squadre.C$34]=[.B22])*([$Squadre.D$3:$Squadre.D$34]=[.C22]-10*INT([.C22]/10));0);2)&amp;&quot; (&quot;&amp;INDEX([$Squadre.A$3:$Squadre.D$34];MATCH(1;([$Squadre.C$3:$Squadre.C$34]=[.B22])*([$Squadre.D$3:$Squadre.D$34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54-64</text:p>
          </table:table-cell>
          <table:table-cell table:style-name="ce369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69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69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2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375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75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78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1005"/>
        </table:table-row>
        <table:table-row table:style-name="ro2">
          <table:table-cell table:style-name="ce27" office:value-type="float" office:value="22" calcext:value-type="float">
            <text:p>22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3];&quot;ABCDEFGH&quot;;1)&gt;0;INDEX([$Squadre.A$3:$Squadre.D$34];MATCH(1;([$Squadre.C$3:$Squadre.C$34]=[.B23])*([$Squadre.D$3:$Squadre.D$34]=INT([.C23]/10));0);2)&amp;&quot; (&quot;&amp;INDEX([$Squadre.A$3:$Squadre.D$34];MATCH(1;([$Squadre.C$3:$Squadre.C$34]=[.B23])*([$Squadre.D$3:$Squadre.D$34]=INT([.C23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3];&quot;ABCDEFGH&quot;;1)&gt;0;INDEX([$Squadre.A$3:$Squadre.D$34];MATCH(1;([$Squadre.C$3:$Squadre.C$34]=[.B23])*([$Squadre.D$3:$Squadre.D$34]=[.C23]-10*INT([.C23]/10));0);2)&amp;&quot; (&quot;&amp;INDEX([$Squadre.A$3:$Squadre.D$34];MATCH(1;([$Squadre.C$3:$Squadre.C$34]=[.B23])*([$Squadre.D$3:$Squadre.D$34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67-53</text:p>
          </table:table-cell>
          <table:table-cell table:style-name="ce369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69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69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2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375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75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78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1005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24];&quot;ABCDEFGH&quot;;1)&gt;0;INDEX([$Squadre.A$3:$Squadre.D$34];MATCH(1;([$Squadre.C$3:$Squadre.C$34]=[.B24])*([$Squadre.D$3:$Squadre.D$34]=INT([.C24]/10));0);2)&amp;&quot; (&quot;&amp;INDEX([$Squadre.A$3:$Squadre.D$34];MATCH(1;([$Squadre.C$3:$Squadre.C$34]=[.B24])*([$Squadre.D$3:$Squadre.D$34]=INT([.C24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4];&quot;ABCDEFGH&quot;;1)&gt;0;INDEX([$Squadre.A$3:$Squadre.D$34];MATCH(1;([$Squadre.C$3:$Squadre.C$34]=[.B24])*([$Squadre.D$3:$Squadre.D$34]=[.C24]-10*INT([.C24]/10));0);2)&amp;&quot; (&quot;&amp;INDEX([$Squadre.A$3:$Squadre.D$34];MATCH(1;([$Squadre.C$3:$Squadre.C$34]=[.B24])*([$Squadre.D$3:$Squadre.D$34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83-57</text:p>
          </table:table-cell>
          <table:table-cell table:style-name="ce369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69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69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2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375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75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78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1005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3" office:value-type="string" calcext:value-type="string">
            <text:p>D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25];&quot;ABCDEFGH&quot;;1)&gt;0;INDEX([$Squadre.A$3:$Squadre.D$34];MATCH(1;([$Squadre.C$3:$Squadre.C$34]=[.B25])*([$Squadre.D$3:$Squadre.D$34]=INT([.C25]/10));0);2)&amp;&quot; (&quot;&amp;INDEX([$Squadre.A$3:$Squadre.D$34];MATCH(1;([$Squadre.C$3:$Squadre.C$34]=[.B25])*([$Squadre.D$3:$Squadre.D$34]=INT([.C25]/10));0);1)&amp;&quot;)&quot;;&quot;DA SISTEMARE&quot;)" office:value-type="string" office:string-value="Aquile (15)" calcext:value-type="string">
            <text:p>Aquile (15)</text:p>
          </table:table-cell>
          <table:table-cell table:style-name="ce355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25];&quot;ABCDEFGH&quot;;1)&gt;0;INDEX([$Squadre.A$3:$Squadre.D$34];MATCH(1;([$Squadre.C$3:$Squadre.C$34]=[.B25])*([$Squadre.D$3:$Squadre.D$34]=[.C25]-10*INT([.C25]/10));0);2)&amp;&quot; (&quot;&amp;INDEX([$Squadre.A$3:$Squadre.D$34];MATCH(1;([$Squadre.C$3:$Squadre.C$34]=[.B25])*([$Squadre.D$3:$Squadre.D$34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367" office:value-type="string" calcext:value-type="string">
            <text:p>72-52</text:p>
          </table:table-cell>
          <table:table-cell table:style-name="ce370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0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0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3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376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6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9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1005"/>
        </table:table-row>
        <table:table-row table:style-name="ro2">
          <table:table-cell table:style-name="ce26" office:value-type="float" office:value="25" calcext:value-type="float">
            <text:p>25</text:p>
          </table:table-cell>
          <table:table-cell table:style-name="ce54" office:value-type="string" calcext:value-type="string">
            <text:p>E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6];&quot;ABCDEFGH&quot;;1)&gt;0;INDEX([$Squadre.A$3:$Squadre.D$34];MATCH(1;([$Squadre.C$3:$Squadre.C$34]=[.B26])*([$Squadre.D$3:$Squadre.D$34]=INT([.C26]/10));0);2)&amp;&quot; (&quot;&amp;INDEX([$Squadre.A$3:$Squadre.D$34];MATCH(1;([$Squadre.C$3:$Squadre.C$34]=[.B26])*([$Squadre.D$3:$Squadre.D$34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353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6];&quot;ABCDEFGH&quot;;1)&gt;0;INDEX([$Squadre.A$3:$Squadre.D$34];MATCH(1;([$Squadre.C$3:$Squadre.C$34]=[.B26])*([$Squadre.D$3:$Squadre.D$34]=[.C26]-10*INT([.C26]/10));0);2)&amp;&quot; (&quot;&amp;INDEX([$Squadre.A$3:$Squadre.D$34];MATCH(1;([$Squadre.C$3:$Squadre.C$34]=[.B26])*([$Squadre.D$3:$Squadre.D$34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365" office:value-type="string" calcext:value-type="string">
            <text:p>86-97</text:p>
          </table:table-cell>
          <table:table-cell table:style-name="ce368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68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68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1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37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7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77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1005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7];&quot;ABCDEFGH&quot;;1)&gt;0;INDEX([$Squadre.A$3:$Squadre.D$34];MATCH(1;([$Squadre.C$3:$Squadre.C$34]=[.B27])*([$Squadre.D$3:$Squadre.D$34]=INT([.C27]/10));0);2)&amp;&quot; (&quot;&amp;INDEX([$Squadre.A$3:$Squadre.D$34];MATCH(1;([$Squadre.C$3:$Squadre.C$34]=[.B27])*([$Squadre.D$3:$Squadre.D$34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7];&quot;ABCDEFGH&quot;;1)&gt;0;INDEX([$Squadre.A$3:$Squadre.D$34];MATCH(1;([$Squadre.C$3:$Squadre.C$34]=[.B27])*([$Squadre.D$3:$Squadre.D$34]=[.C27]-10*INT([.C27]/10));0);2)&amp;&quot; (&quot;&amp;INDEX([$Squadre.A$3:$Squadre.D$34];MATCH(1;([$Squadre.C$3:$Squadre.C$34]=[.B27])*([$Squadre.D$3:$Squadre.D$34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20-0</text:p>
          </table:table-cell>
          <table:table-cell table:style-name="ce369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369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69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2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375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37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78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1005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8];&quot;ABCDEFGH&quot;;1)&gt;0;INDEX([$Squadre.A$3:$Squadre.D$34];MATCH(1;([$Squadre.C$3:$Squadre.C$34]=[.B28])*([$Squadre.D$3:$Squadre.D$34]=INT([.C28]/10));0);2)&amp;&quot; (&quot;&amp;INDEX([$Squadre.A$3:$Squadre.D$34];MATCH(1;([$Squadre.C$3:$Squadre.C$34]=[.B28])*([$Squadre.D$3:$Squadre.D$34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8];&quot;ABCDEFGH&quot;;1)&gt;0;INDEX([$Squadre.A$3:$Squadre.D$34];MATCH(1;([$Squadre.C$3:$Squadre.C$34]=[.B28])*([$Squadre.D$3:$Squadre.D$34]=[.C28]-10*INT([.C28]/10));0);2)&amp;&quot; (&quot;&amp;INDEX([$Squadre.A$3:$Squadre.D$34];MATCH(1;([$Squadre.C$3:$Squadre.C$34]=[.B28])*([$Squadre.D$3:$Squadre.D$34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42-82</text:p>
          </table:table-cell>
          <table:table-cell table:style-name="ce369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69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69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2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375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75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78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1005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9];&quot;ABCDEFGH&quot;;1)&gt;0;INDEX([$Squadre.A$3:$Squadre.D$34];MATCH(1;([$Squadre.C$3:$Squadre.C$34]=[.B29])*([$Squadre.D$3:$Squadre.D$34]=INT([.C29]/10));0);2)&amp;&quot; (&quot;&amp;INDEX([$Squadre.A$3:$Squadre.D$34];MATCH(1;([$Squadre.C$3:$Squadre.C$34]=[.B29])*([$Squadre.D$3:$Squadre.D$34]=INT([.C29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9];&quot;ABCDEFGH&quot;;1)&gt;0;INDEX([$Squadre.A$3:$Squadre.D$34];MATCH(1;([$Squadre.C$3:$Squadre.C$34]=[.B29])*([$Squadre.D$3:$Squadre.D$34]=[.C29]-10*INT([.C29]/10));0);2)&amp;&quot; (&quot;&amp;INDEX([$Squadre.A$3:$Squadre.D$34];MATCH(1;([$Squadre.C$3:$Squadre.C$34]=[.B29])*([$Squadre.D$3:$Squadre.D$34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66-49</text:p>
          </table:table-cell>
          <table:table-cell table:style-name="ce369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69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69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2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375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75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78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1005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0];&quot;ABCDEFGH&quot;;1)&gt;0;INDEX([$Squadre.A$3:$Squadre.D$34];MATCH(1;([$Squadre.C$3:$Squadre.C$34]=[.B30])*([$Squadre.D$3:$Squadre.D$34]=INT([.C30]/10));0);2)&amp;&quot; (&quot;&amp;INDEX([$Squadre.A$3:$Squadre.D$34];MATCH(1;([$Squadre.C$3:$Squadre.C$34]=[.B30])*([$Squadre.D$3:$Squadre.D$34]=INT([.C30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0];&quot;ABCDEFGH&quot;;1)&gt;0;INDEX([$Squadre.A$3:$Squadre.D$34];MATCH(1;([$Squadre.C$3:$Squadre.C$34]=[.B30])*([$Squadre.D$3:$Squadre.D$34]=[.C30]-10*INT([.C30]/10));0);2)&amp;&quot; (&quot;&amp;INDEX([$Squadre.A$3:$Squadre.D$34];MATCH(1;([$Squadre.C$3:$Squadre.C$34]=[.B30])*([$Squadre.D$3:$Squadre.D$34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0-20</text:p>
          </table:table-cell>
          <table:table-cell table:style-name="ce369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369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2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375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375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78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1005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11" office:value-type="string" calcext:value-type="string">
            <text:p>E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1];&quot;ABCDEFGH&quot;;1)&gt;0;INDEX([$Squadre.A$3:$Squadre.D$34];MATCH(1;([$Squadre.C$3:$Squadre.C$34]=[.B31])*([$Squadre.D$3:$Squadre.D$34]=INT([.C31]/10));0);2)&amp;&quot; (&quot;&amp;INDEX([$Squadre.A$3:$Squadre.D$34];MATCH(1;([$Squadre.C$3:$Squadre.C$34]=[.B31])*([$Squadre.D$3:$Squadre.D$34]=INT([.C31]/10));0);1)&amp;&quot;)&quot;;&quot;DA SISTEMARE&quot;)" office:value-type="string" office:string-value="Cervi (19)" calcext:value-type="string">
            <text:p>Cervi (19)</text:p>
          </table:table-cell>
          <table:table-cell table:style-name="ce355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1];&quot;ABCDEFGH&quot;;1)&gt;0;INDEX([$Squadre.A$3:$Squadre.D$34];MATCH(1;([$Squadre.C$3:$Squadre.C$34]=[.B31])*([$Squadre.D$3:$Squadre.D$34]=[.C31]-10*INT([.C31]/10));0);2)&amp;&quot; (&quot;&amp;INDEX([$Squadre.A$3:$Squadre.D$34];MATCH(1;([$Squadre.C$3:$Squadre.C$34]=[.B31])*([$Squadre.D$3:$Squadre.D$34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367" office:value-type="string" calcext:value-type="string">
            <text:p>0-20</text:p>
          </table:table-cell>
          <table:table-cell table:style-name="ce370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370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3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376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376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9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1005"/>
        </table:table-row>
        <table:table-row table:style-name="ro2">
          <table:table-cell table:style-name="ce26" office:value-type="float" office:value="31" calcext:value-type="float">
            <text:p>31</text:p>
          </table:table-cell>
          <table:table-cell table:style-name="ce344" office:value-type="string" calcext:value-type="string">
            <text:p>F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2];&quot;ABCDEFGH&quot;;1)&gt;0;INDEX([$Squadre.A$3:$Squadre.D$34];MATCH(1;([$Squadre.C$3:$Squadre.C$34]=[.B32])*([$Squadre.D$3:$Squadre.D$34]=INT([.C32]/10));0);2)&amp;&quot; (&quot;&amp;INDEX([$Squadre.A$3:$Squadre.D$34];MATCH(1;([$Squadre.C$3:$Squadre.C$34]=[.B32])*([$Squadre.D$3:$Squadre.D$34]=INT([.C32]/10));0);1)&amp;&quot;)&quot;;&quot;DA SISTEMARE&quot;)" office:value-type="string" office:string-value="Balene (21)" calcext:value-type="string">
            <text:p>Balene (21)</text:p>
          </table:table-cell>
          <table:table-cell table:style-name="ce353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2];&quot;ABCDEFGH&quot;;1)&gt;0;INDEX([$Squadre.A$3:$Squadre.D$34];MATCH(1;([$Squadre.C$3:$Squadre.C$34]=[.B32])*([$Squadre.D$3:$Squadre.D$34]=[.C32]-10*INT([.C32]/10));0);2)&amp;&quot; (&quot;&amp;INDEX([$Squadre.A$3:$Squadre.D$34];MATCH(1;([$Squadre.C$3:$Squadre.C$34]=[.B32])*([$Squadre.D$3:$Squadre.D$34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365" office:value-type="string" calcext:value-type="string">
            <text:p>61-41</text:p>
          </table:table-cell>
          <table:table-cell table:style-name="ce368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68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68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1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37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7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77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1005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3];&quot;ABCDEFGH&quot;;1)&gt;0;INDEX([$Squadre.A$3:$Squadre.D$34];MATCH(1;([$Squadre.C$3:$Squadre.C$34]=[.B33])*([$Squadre.D$3:$Squadre.D$34]=INT([.C33]/10));0);2)&amp;&quot; (&quot;&amp;INDEX([$Squadre.A$3:$Squadre.D$34];MATCH(1;([$Squadre.C$3:$Squadre.C$34]=[.B33])*([$Squadre.D$3:$Squadre.D$34]=INT([.C33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3];&quot;ABCDEFGH&quot;;1)&gt;0;INDEX([$Squadre.A$3:$Squadre.D$34];MATCH(1;([$Squadre.C$3:$Squadre.C$34]=[.B33])*([$Squadre.D$3:$Squadre.D$34]=[.C33]-10*INT([.C33]/10));0);2)&amp;&quot; (&quot;&amp;INDEX([$Squadre.A$3:$Squadre.D$34];MATCH(1;([$Squadre.C$3:$Squadre.C$34]=[.B33])*([$Squadre.D$3:$Squadre.D$34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64-24</text:p>
          </table:table-cell>
          <table:table-cell table:style-name="ce369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69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69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2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375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75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78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1005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34];&quot;ABCDEFGH&quot;;1)&gt;0;INDEX([$Squadre.A$3:$Squadre.D$34];MATCH(1;([$Squadre.C$3:$Squadre.C$34]=[.B34])*([$Squadre.D$3:$Squadre.D$34]=INT([.C34]/10));0);2)&amp;&quot; (&quot;&amp;INDEX([$Squadre.A$3:$Squadre.D$34];MATCH(1;([$Squadre.C$3:$Squadre.C$34]=[.B34])*([$Squadre.D$3:$Squadre.D$34]=INT([.C34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4];&quot;ABCDEFGH&quot;;1)&gt;0;INDEX([$Squadre.A$3:$Squadre.D$34];MATCH(1;([$Squadre.C$3:$Squadre.C$34]=[.B34])*([$Squadre.D$3:$Squadre.D$34]=[.C34]-10*INT([.C34]/10));0);2)&amp;&quot; (&quot;&amp;INDEX([$Squadre.A$3:$Squadre.D$34];MATCH(1;([$Squadre.C$3:$Squadre.C$34]=[.B34])*([$Squadre.D$3:$Squadre.D$34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24-23</text:p>
          </table:table-cell>
          <table:table-cell table:style-name="ce369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69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69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2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375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75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78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1005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35];&quot;ABCDEFGH&quot;;1)&gt;0;INDEX([$Squadre.A$3:$Squadre.D$34];MATCH(1;([$Squadre.C$3:$Squadre.C$34]=[.B35])*([$Squadre.D$3:$Squadre.D$34]=INT([.C35]/10));0);2)&amp;&quot; (&quot;&amp;INDEX([$Squadre.A$3:$Squadre.D$34];MATCH(1;([$Squadre.C$3:$Squadre.C$34]=[.B35])*([$Squadre.D$3:$Squadre.D$34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5];&quot;ABCDEFGH&quot;;1)&gt;0;INDEX([$Squadre.A$3:$Squadre.D$34];MATCH(1;([$Squadre.C$3:$Squadre.C$34]=[.B35])*([$Squadre.D$3:$Squadre.D$34]=[.C35]-10*INT([.C35]/10));0);2)&amp;&quot; (&quot;&amp;INDEX([$Squadre.A$3:$Squadre.D$34];MATCH(1;([$Squadre.C$3:$Squadre.C$34]=[.B35])*([$Squadre.D$3:$Squadre.D$34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94-38</text:p>
          </table:table-cell>
          <table:table-cell table:style-name="ce369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69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69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2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375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75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78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1005"/>
        </table:table-row>
        <table:table-row table:style-name="ro2">
          <table:table-cell table:style-name="ce27" office:value-type="float" office:value="35" calcext:value-type="float">
            <text:p>35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6];&quot;ABCDEFGH&quot;;1)&gt;0;INDEX([$Squadre.A$3:$Squadre.D$34];MATCH(1;([$Squadre.C$3:$Squadre.C$34]=[.B36])*([$Squadre.D$3:$Squadre.D$34]=INT([.C36]/10));0);2)&amp;&quot; (&quot;&amp;INDEX([$Squadre.A$3:$Squadre.D$34];MATCH(1;([$Squadre.C$3:$Squadre.C$34]=[.B36])*([$Squadre.D$3:$Squadre.D$34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6];&quot;ABCDEFGH&quot;;1)&gt;0;INDEX([$Squadre.A$3:$Squadre.D$34];MATCH(1;([$Squadre.C$3:$Squadre.C$34]=[.B36])*([$Squadre.D$3:$Squadre.D$34]=[.C36]-10*INT([.C36]/10));0);2)&amp;&quot; (&quot;&amp;INDEX([$Squadre.A$3:$Squadre.D$34];MATCH(1;([$Squadre.C$3:$Squadre.C$34]=[.B36])*([$Squadre.D$3:$Squadre.D$34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41-35</text:p>
          </table:table-cell>
          <table:table-cell table:style-name="ce369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69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69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2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375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75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78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1005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346" office:value-type="string" calcext:value-type="string">
            <text:p>F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7];&quot;ABCDEFGH&quot;;1)&gt;0;INDEX([$Squadre.A$3:$Squadre.D$34];MATCH(1;([$Squadre.C$3:$Squadre.C$34]=[.B37])*([$Squadre.D$3:$Squadre.D$34]=INT([.C37]/10));0);2)&amp;&quot; (&quot;&amp;INDEX([$Squadre.A$3:$Squadre.D$34];MATCH(1;([$Squadre.C$3:$Squadre.C$34]=[.B37])*([$Squadre.D$3:$Squadre.D$34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355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7];&quot;ABCDEFGH&quot;;1)&gt;0;INDEX([$Squadre.A$3:$Squadre.D$34];MATCH(1;([$Squadre.C$3:$Squadre.C$34]=[.B37])*([$Squadre.D$3:$Squadre.D$34]=[.C37]-10*INT([.C37]/10));0);2)&amp;&quot; (&quot;&amp;INDEX([$Squadre.A$3:$Squadre.D$34];MATCH(1;([$Squadre.C$3:$Squadre.C$34]=[.B37])*([$Squadre.D$3:$Squadre.D$34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367" office:value-type="string" calcext:value-type="string">
            <text:p>72-46</text:p>
          </table:table-cell>
          <table:table-cell table:style-name="ce370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0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0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3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376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6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9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1005"/>
        </table:table-row>
        <table:table-row table:style-name="ro2">
          <table:table-cell table:style-name="ce26" office:value-type="float" office:value="37" calcext:value-type="float">
            <text:p>37</text:p>
          </table:table-cell>
          <table:table-cell table:style-name="ce347" office:value-type="string" calcext:value-type="string">
            <text:p>G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8];&quot;ABCDEFGH&quot;;1)&gt;0;INDEX([$Squadre.A$3:$Squadre.D$34];MATCH(1;([$Squadre.C$3:$Squadre.C$34]=[.B38])*([$Squadre.D$3:$Squadre.D$34]=INT([.C38]/10));0);2)&amp;&quot; (&quot;&amp;INDEX([$Squadre.A$3:$Squadre.D$34];MATCH(1;([$Squadre.C$3:$Squadre.C$34]=[.B38])*([$Squadre.D$3:$Squadre.D$34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353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8];&quot;ABCDEFGH&quot;;1)&gt;0;INDEX([$Squadre.A$3:$Squadre.D$34];MATCH(1;([$Squadre.C$3:$Squadre.C$34]=[.B38])*([$Squadre.D$3:$Squadre.D$34]=[.C38]-10*INT([.C38]/10));0);2)&amp;&quot; (&quot;&amp;INDEX([$Squadre.A$3:$Squadre.D$34];MATCH(1;([$Squadre.C$3:$Squadre.C$34]=[.B38])*([$Squadre.D$3:$Squadre.D$34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365" office:value-type="string" calcext:value-type="string">
            <text:p>57-55</text:p>
          </table:table-cell>
          <table:table-cell table:style-name="ce368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68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68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1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37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7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77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1005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9];&quot;ABCDEFGH&quot;;1)&gt;0;INDEX([$Squadre.A$3:$Squadre.D$34];MATCH(1;([$Squadre.C$3:$Squadre.C$34]=[.B39])*([$Squadre.D$3:$Squadre.D$34]=INT([.C39]/10));0);2)&amp;&quot; (&quot;&amp;INDEX([$Squadre.A$3:$Squadre.D$34];MATCH(1;([$Squadre.C$3:$Squadre.C$34]=[.B39])*([$Squadre.D$3:$Squadre.D$34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9];&quot;ABCDEFGH&quot;;1)&gt;0;INDEX([$Squadre.A$3:$Squadre.D$34];MATCH(1;([$Squadre.C$3:$Squadre.C$34]=[.B39])*([$Squadre.D$3:$Squadre.D$34]=[.C39]-10*INT([.C39]/10));0);2)&amp;&quot; (&quot;&amp;INDEX([$Squadre.A$3:$Squadre.D$34];MATCH(1;([$Squadre.C$3:$Squadre.C$34]=[.B39])*([$Squadre.D$3:$Squadre.D$34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48-36</text:p>
          </table:table-cell>
          <table:table-cell table:style-name="ce369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69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69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2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375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75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78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1005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0];&quot;ABCDEFGH&quot;;1)&gt;0;INDEX([$Squadre.A$3:$Squadre.D$34];MATCH(1;([$Squadre.C$3:$Squadre.C$34]=[.B40])*([$Squadre.D$3:$Squadre.D$34]=INT([.C40]/10));0);2)&amp;&quot; (&quot;&amp;INDEX([$Squadre.A$3:$Squadre.D$34];MATCH(1;([$Squadre.C$3:$Squadre.C$34]=[.B40])*([$Squadre.D$3:$Squadre.D$34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0];&quot;ABCDEFGH&quot;;1)&gt;0;INDEX([$Squadre.A$3:$Squadre.D$34];MATCH(1;([$Squadre.C$3:$Squadre.C$34]=[.B40])*([$Squadre.D$3:$Squadre.D$34]=[.C40]-10*INT([.C40]/10));0);2)&amp;&quot; (&quot;&amp;INDEX([$Squadre.A$3:$Squadre.D$34];MATCH(1;([$Squadre.C$3:$Squadre.C$34]=[.B40])*([$Squadre.D$3:$Squadre.D$34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32-31</text:p>
          </table:table-cell>
          <table:table-cell table:style-name="ce369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69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69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2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375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75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78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1005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1];&quot;ABCDEFGH&quot;;1)&gt;0;INDEX([$Squadre.A$3:$Squadre.D$34];MATCH(1;([$Squadre.C$3:$Squadre.C$34]=[.B41])*([$Squadre.D$3:$Squadre.D$34]=INT([.C41]/10));0);2)&amp;&quot; (&quot;&amp;INDEX([$Squadre.A$3:$Squadre.D$34];MATCH(1;([$Squadre.C$3:$Squadre.C$34]=[.B41])*([$Squadre.D$3:$Squadre.D$34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1];&quot;ABCDEFGH&quot;;1)&gt;0;INDEX([$Squadre.A$3:$Squadre.D$34];MATCH(1;([$Squadre.C$3:$Squadre.C$34]=[.B41])*([$Squadre.D$3:$Squadre.D$34]=[.C41]-10*INT([.C41]/10));0);2)&amp;&quot; (&quot;&amp;INDEX([$Squadre.A$3:$Squadre.D$34];MATCH(1;([$Squadre.C$3:$Squadre.C$34]=[.B41])*([$Squadre.D$3:$Squadre.D$34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56-58</text:p>
          </table:table-cell>
          <table:table-cell table:style-name="ce369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69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69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2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375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75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78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1005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2];&quot;ABCDEFGH&quot;;1)&gt;0;INDEX([$Squadre.A$3:$Squadre.D$34];MATCH(1;([$Squadre.C$3:$Squadre.C$34]=[.B42])*([$Squadre.D$3:$Squadre.D$34]=INT([.C42]/10));0);2)&amp;&quot; (&quot;&amp;INDEX([$Squadre.A$3:$Squadre.D$34];MATCH(1;([$Squadre.C$3:$Squadre.C$34]=[.B42])*([$Squadre.D$3:$Squadre.D$34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2];&quot;ABCDEFGH&quot;;1)&gt;0;INDEX([$Squadre.A$3:$Squadre.D$34];MATCH(1;([$Squadre.C$3:$Squadre.C$34]=[.B42])*([$Squadre.D$3:$Squadre.D$34]=[.C42]-10*INT([.C42]/10));0);2)&amp;&quot; (&quot;&amp;INDEX([$Squadre.A$3:$Squadre.D$34];MATCH(1;([$Squadre.C$3:$Squadre.C$34]=[.B42])*([$Squadre.D$3:$Squadre.D$34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50-64</text:p>
          </table:table-cell>
          <table:table-cell table:style-name="ce369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69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69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2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375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75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78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1005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349" office:value-type="string" calcext:value-type="string">
            <text:p>G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3];&quot;ABCDEFGH&quot;;1)&gt;0;INDEX([$Squadre.A$3:$Squadre.D$34];MATCH(1;([$Squadre.C$3:$Squadre.C$34]=[.B43])*([$Squadre.D$3:$Squadre.D$34]=INT([.C43]/10));0);2)&amp;&quot; (&quot;&amp;INDEX([$Squadre.A$3:$Squadre.D$34];MATCH(1;([$Squadre.C$3:$Squadre.C$34]=[.B43])*([$Squadre.D$3:$Squadre.D$34]=INT([.C43]/10));0);1)&amp;&quot;)&quot;;&quot;DA SISTEMARE&quot;)" office:value-type="string" office:string-value="Muli (27)" calcext:value-type="string">
            <text:p>Muli (27)</text:p>
          </table:table-cell>
          <table:table-cell table:style-name="ce355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3];&quot;ABCDEFGH&quot;;1)&gt;0;INDEX([$Squadre.A$3:$Squadre.D$34];MATCH(1;([$Squadre.C$3:$Squadre.C$34]=[.B43])*([$Squadre.D$3:$Squadre.D$34]=[.C43]-10*INT([.C43]/10));0);2)&amp;&quot; (&quot;&amp;INDEX([$Squadre.A$3:$Squadre.D$34];MATCH(1;([$Squadre.C$3:$Squadre.C$34]=[.B43])*([$Squadre.D$3:$Squadre.D$34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367" office:value-type="string" calcext:value-type="string">
            <text:p>49-88</text:p>
          </table:table-cell>
          <table:table-cell table:style-name="ce370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0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0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3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376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6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9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1005"/>
        </table:table-row>
        <table:table-row table:style-name="ro2">
          <table:table-cell table:style-name="ce26" office:value-type="float" office:value="43" calcext:value-type="float">
            <text:p>43</text:p>
          </table:table-cell>
          <table:table-cell table:style-name="ce350" office:value-type="string" calcext:value-type="string">
            <text:p>H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44];&quot;ABCDEFGH&quot;;1)&gt;0;INDEX([$Squadre.A$3:$Squadre.D$34];MATCH(1;([$Squadre.C$3:$Squadre.C$34]=[.B44])*([$Squadre.D$3:$Squadre.D$34]=INT([.C44]/10));0);2)&amp;&quot; (&quot;&amp;INDEX([$Squadre.A$3:$Squadre.D$34];MATCH(1;([$Squadre.C$3:$Squadre.C$34]=[.B44])*([$Squadre.D$3:$Squadre.D$34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353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44];&quot;ABCDEFGH&quot;;1)&gt;0;INDEX([$Squadre.A$3:$Squadre.D$34];MATCH(1;([$Squadre.C$3:$Squadre.C$34]=[.B44])*([$Squadre.D$3:$Squadre.D$34]=[.C44]-10*INT([.C44]/10));0);2)&amp;&quot; (&quot;&amp;INDEX([$Squadre.A$3:$Squadre.D$34];MATCH(1;([$Squadre.C$3:$Squadre.C$34]=[.B44])*([$Squadre.D$3:$Squadre.D$34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365" office:value-type="string" calcext:value-type="string">
            <text:p>28-93</text:p>
          </table:table-cell>
          <table:table-cell table:style-name="ce368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68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68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1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37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7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77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1005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45];&quot;ABCDEFGH&quot;;1)&gt;0;INDEX([$Squadre.A$3:$Squadre.D$34];MATCH(1;([$Squadre.C$3:$Squadre.C$34]=[.B45])*([$Squadre.D$3:$Squadre.D$34]=INT([.C45]/10));0);2)&amp;&quot; (&quot;&amp;INDEX([$Squadre.A$3:$Squadre.D$34];MATCH(1;([$Squadre.C$3:$Squadre.C$34]=[.B45])*([$Squadre.D$3:$Squadre.D$34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5];&quot;ABCDEFGH&quot;;1)&gt;0;INDEX([$Squadre.A$3:$Squadre.D$34];MATCH(1;([$Squadre.C$3:$Squadre.C$34]=[.B45])*([$Squadre.D$3:$Squadre.D$34]=[.C45]-10*INT([.C45]/10));0);2)&amp;&quot; (&quot;&amp;INDEX([$Squadre.A$3:$Squadre.D$34];MATCH(1;([$Squadre.C$3:$Squadre.C$34]=[.B45])*([$Squadre.D$3:$Squadre.D$34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75-49</text:p>
          </table:table-cell>
          <table:table-cell table:style-name="ce369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69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69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2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375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75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78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1005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6];&quot;ABCDEFGH&quot;;1)&gt;0;INDEX([$Squadre.A$3:$Squadre.D$34];MATCH(1;([$Squadre.C$3:$Squadre.C$34]=[.B46])*([$Squadre.D$3:$Squadre.D$34]=INT([.C46]/10));0);2)&amp;&quot; (&quot;&amp;INDEX([$Squadre.A$3:$Squadre.D$34];MATCH(1;([$Squadre.C$3:$Squadre.C$34]=[.B46])*([$Squadre.D$3:$Squadre.D$34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6];&quot;ABCDEFGH&quot;;1)&gt;0;INDEX([$Squadre.A$3:$Squadre.D$34];MATCH(1;([$Squadre.C$3:$Squadre.C$34]=[.B46])*([$Squadre.D$3:$Squadre.D$34]=[.C46]-10*INT([.C46]/10));0);2)&amp;&quot; (&quot;&amp;INDEX([$Squadre.A$3:$Squadre.D$34];MATCH(1;([$Squadre.C$3:$Squadre.C$34]=[.B46])*([$Squadre.D$3:$Squadre.D$34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6-73</text:p>
          </table:table-cell>
          <table:table-cell table:style-name="ce369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69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69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2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375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75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78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1005"/>
        </table:table-row>
        <table:table-row table:style-name="ro2">
          <table:table-cell table:style-name="ce27" office:value-type="float" office:value="46" calcext:value-type="float">
            <text:p>46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7];&quot;ABCDEFGH&quot;;1)&gt;0;INDEX([$Squadre.A$3:$Squadre.D$34];MATCH(1;([$Squadre.C$3:$Squadre.C$34]=[.B47])*([$Squadre.D$3:$Squadre.D$34]=INT([.C47]/10));0);2)&amp;&quot; (&quot;&amp;INDEX([$Squadre.A$3:$Squadre.D$34];MATCH(1;([$Squadre.C$3:$Squadre.C$34]=[.B47])*([$Squadre.D$3:$Squadre.D$34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7];&quot;ABCDEFGH&quot;;1)&gt;0;INDEX([$Squadre.A$3:$Squadre.D$34];MATCH(1;([$Squadre.C$3:$Squadre.C$34]=[.B47])*([$Squadre.D$3:$Squadre.D$34]=[.C47]-10*INT([.C47]/10));0);2)&amp;&quot; (&quot;&amp;INDEX([$Squadre.A$3:$Squadre.D$34];MATCH(1;([$Squadre.C$3:$Squadre.C$34]=[.B47])*([$Squadre.D$3:$Squadre.D$34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39-81</text:p>
          </table:table-cell>
          <table:table-cell table:style-name="ce369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69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69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2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375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75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78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1005"/>
        </table:table-row>
        <table:table-row table:style-name="ro2">
          <table:table-cell table:style-name="ce27" office:value-type="float" office:value="47" calcext:value-type="float">
            <text:p>47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8];&quot;ABCDEFGH&quot;;1)&gt;0;INDEX([$Squadre.A$3:$Squadre.D$34];MATCH(1;([$Squadre.C$3:$Squadre.C$34]=[.B48])*([$Squadre.D$3:$Squadre.D$34]=INT([.C48]/10));0);2)&amp;&quot; (&quot;&amp;INDEX([$Squadre.A$3:$Squadre.D$34];MATCH(1;([$Squadre.C$3:$Squadre.C$34]=[.B48])*([$Squadre.D$3:$Squadre.D$34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8];&quot;ABCDEFGH&quot;;1)&gt;0;INDEX([$Squadre.A$3:$Squadre.D$34];MATCH(1;([$Squadre.C$3:$Squadre.C$34]=[.B48])*([$Squadre.D$3:$Squadre.D$34]=[.C48]-10*INT([.C48]/10));0);2)&amp;&quot; (&quot;&amp;INDEX([$Squadre.A$3:$Squadre.D$34];MATCH(1;([$Squadre.C$3:$Squadre.C$34]=[.B48])*([$Squadre.D$3:$Squadre.D$34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2-74</text:p>
          </table:table-cell>
          <table:table-cell table:style-name="ce369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69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69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2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375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75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78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1005"/>
        </table:table-row>
        <table:table-row table:style-name="ro2">
          <table:table-cell table:style-name="ce28" office:value-type="float" office:value="48" calcext:value-type="float">
            <text:p>48</text:p>
          </table:table-cell>
          <table:table-cell table:style-name="ce352" office:value-type="string" calcext:value-type="string">
            <text:p>H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9];&quot;ABCDEFGH&quot;;1)&gt;0;INDEX([$Squadre.A$3:$Squadre.D$34];MATCH(1;([$Squadre.C$3:$Squadre.C$34]=[.B49])*([$Squadre.D$3:$Squadre.D$34]=INT([.C49]/10));0);2)&amp;&quot; (&quot;&amp;INDEX([$Squadre.A$3:$Squadre.D$34];MATCH(1;([$Squadre.C$3:$Squadre.C$34]=[.B49])*([$Squadre.D$3:$Squadre.D$34]=INT([.C49]/10));0);1)&amp;&quot;)&quot;;&quot;DA SISTEMARE&quot;)" office:value-type="string" office:string-value="Tonni (31)" calcext:value-type="string">
            <text:p>Tonni (31)</text:p>
          </table:table-cell>
          <table:table-cell table:style-name="ce355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9];&quot;ABCDEFGH&quot;;1)&gt;0;INDEX([$Squadre.A$3:$Squadre.D$34];MATCH(1;([$Squadre.C$3:$Squadre.C$34]=[.B49])*([$Squadre.D$3:$Squadre.D$34]=[.C49]-10*INT([.C49]/10));0);2)&amp;&quot; (&quot;&amp;INDEX([$Squadre.A$3:$Squadre.D$34];MATCH(1;([$Squadre.C$3:$Squadre.C$34]=[.B49])*([$Squadre.D$3:$Squadre.D$34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367" office:value-type="string" calcext:value-type="string">
            <text:p>55-69</text:p>
          </table:table-cell>
          <table:table-cell table:style-name="ce370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0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0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3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376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6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9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100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artite Gironi'.E1:'Partite Gironi'.L1 'Partite Gironi'.R1:'Partite Gironi'.S1">
            <calcext:condition calcext:apply-style-name="ConditionalStyle_207" calcext:value="formula-is([#REF!]=&quot;Black and White&quot;)" calcext:base-cell-address="'Partite Gironi'.E1"/>
          </calcext:conditional-format>
          <calcext:conditional-format calcext:target-range-address="'Partite Gironi'.M1:'Partite Gironi'.N1 'Partite Gironi'.A1:'Partite Gironi'.A1">
            <calcext:condition calcext:apply-style-name="ConditionalStyle_163" calcext:value="formula-is([#REF!]=&quot;Black and White&quot;)" calcext:base-cell-address="'Partite Gironi'.A1"/>
          </calcext:conditional-format>
          <calcext:conditional-format calcext:target-range-address="'Partite Gironi'.B1:'Partite Gironi'.D1 'Partite Gironi'.O1:'Partite Gironi'.Q1">
            <calcext:condition calcext:apply-style-name="ConditionalStyle_173" calcext:value="formula-is([#REF!]=&quot;Black and White&quot;)" calcext:base-cell-address="'Partite Gironi'.B1"/>
          </calcext:conditional-format>
          <calcext:conditional-format calcext:target-range-address="'Partite Gironi'.C2:'Partite Gironi'.F49">
            <calcext:condition calcext:apply-style-name="ConditionalStyle_182" calcext:value="formula-is([.$E$2]=&quot;Black and White&quot;)" calcext:base-cell-address="'Partite Gironi'.C2"/>
          </calcext:conditional-format>
          <calcext:conditional-format calcext:target-range-address="'Partite Gironi'.H2:'Partite Gironi'.S49">
            <calcext:condition calcext:apply-style-name="ConditionalStyle_150" calcext:value="formula-is([.$E$2]=&quot;Black and White&quot;)" calcext:base-cell-address="'Partite Gironi'.H2"/>
          </calcext:conditional-format>
          <calcext:conditional-format calcext:target-range-address="'Partite Gironi'.G2:'Partite Gironi'.G49">
            <calcext:condition calcext:apply-style-name="ConditionalStyle_202" calcext:value="formula-is(IF(AND(#REF!&gt;#REF!;ISNUMBER(#REF!);ISNUMBER(#REF!));1;0))" calcext:base-cell-address="'Partite Gironi'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29"/>
        <table:table-column table:style-name="co4" table:default-cell-style-name="ce29"/>
        <table:table-column table:style-name="co10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2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5" table:number-columns-repeated="1011" table:default-cell-style-name="ce29"/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2:.$M$5];&quot;&gt;=&quot;&amp;[.M2])" office:value-type="float" office:value="2" calcext:value-type="float">
            <text:p>2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Squadre.A$3:$Squadre.D$34];MATCH(1;([$Squadre.C$3:$Squadre.C$34]=[.$B2])*([$Squadre.D$3:$Squadre.D$34]=[.$C2]);0);2)&amp;&quot; (&quot;&amp;INDEX([$Squadre.A$3:$Squadre.D$34];MATCH(1;([$Squadre.C$3:$Squadre.C$34]=[.$B2])*([$Squadre.D$3:$Squadre.D$34]=[.$C2]);0);1)&amp;&quot;)&quot;;&quot;DA SISTEMARE&quot;)" office:value-type="string" office:string-value="Leoni (1)" calcext:value-type="string">
            <text:p>Leoni (1)</text:p>
          </table:table-cell>
          <table:table-cell table:style-name="ce419" table:formula="of:=[.F2]+[.G2]+[.H2]" office:value-type="float" office:value="3" calcext:value-type="float">
            <text:p>3</text:p>
          </table:table-cell>
          <table:table-cell table:style-name="ce419" table:formula="of:=SUMIF([$'Partite Gironi'.$D$2:$'Partite Gironi'.$D$49];[.D2];[$'Partite Gironi'.$H$2:$'Partite Gironi'.$H$49])+SUMIF([$'Partite Gironi'.$F$2:$'Partite Gironi'.$F$49];[.D2];[$'Partite Gironi'.$N$2:$'Partite Gironi'.$N$49])" office:value-type="float" office:value="2" calcext:value-type="float">
            <text:p>2</text:p>
          </table:table-cell>
          <table:table-cell table:style-name="ce419" table:formula="of:=SUMIF([$'Partite Gironi'.$D$2:$'Partite Gironi'.$D$49];[.D2];[$'Partite Gironi'.$I$2:$'Partite Gironi'.$I$49])+SUMIF([$'Partite Gironi'.$F$2:$'Partite Gironi'.$F$49];[.D2];[$'Partite Gironi'.$O$2:$'Partite Gironi'.$O$49])" office:value-type="float" office:value="1" calcext:value-type="float">
            <text:p>1</text:p>
          </table:table-cell>
          <table:table-cell table:style-name="ce419" table:formula="of:=SUMIF([$'Partite Gironi'.$D$2:$'Partite Gironi'.$D$49];[.D2];[$'Partite Gironi'.$J$2:$'Partite Gironi'.$J$49])+SUMIF([$'Partite Gironi'.$F$2:$'Partite Gironi'.$F$49];[.D2];[$'Partite Gironi'.$P$2:$'Partite Gironi'.$P$49])" office:value-type="float" office:value="0" calcext:value-type="float">
            <text:p>0</text:p>
          </table:table-cell>
          <table:table-cell table:style-name="ce419" table:formula="of:=2*[.F2]+1*[.G2]+0*[.H2]" office:value-type="float" office:value="5" calcext:value-type="float">
            <text:p>5</text:p>
          </table:table-cell>
          <table:table-cell table:style-name="ce419" table:formula="of:=SUMIF([$'Partite Gironi'.$D$2:$'Partite Gironi'.$D$49];[.D2];[$'Partite Gironi'.$K$2:$'Partite Gironi'.$K$49])+SUMIF([$'Partite Gironi'.$F$2:$'Partite Gironi'.$F$49];[.D2];[$'Partite Gironi'.$Q$2:$'Partite Gironi'.$Q$49])" office:value-type="float" office:value="187" calcext:value-type="float">
            <text:p>187</text:p>
          </table:table-cell>
          <table:table-cell table:style-name="ce419" table:formula="of:=SUMIF([$'Partite Gironi'.$D$2:$'Partite Gironi'.$D$49];[.D2];[$'Partite Gironi'.$L$2:$'Partite Gironi'.$L$49])+SUMIF([$'Partite Gironi'.$F$2:$'Partite Gironi'.$F$49];[.D2];[$'Partite Gironi'.$R$2:$'Partite Gironi'.$R$49])" office:value-type="float" office:value="153" calcext:value-type="float">
            <text:p>153</text:p>
          </table:table-cell>
          <table:table-cell table:style-name="ce419" table:formula="of:=SUMIF([$'Partite Gironi'.$D$2:$'Partite Gironi'.$D$49];[.D2];[$'Partite Gironi'.$M$2:$'Partite Gironi'.$M$49])+SUMIF([$'Partite Gironi'.$F$2:$'Partite Gironi'.$F$49];[.D2];[$'Partite Gironi'.$S$2:$'Partite Gironi'.$S$49])" office:value-type="float" office:value="34" calcext:value-type="float">
            <text:p>34</text:p>
          </table:table-cell>
          <table:table-cell table:style-name="ce422" table:formula="of:=[.I2]+(500+0)*10^-3+(500+[.L2])*10^-6" office:value-type="float" office:value="5.500534" calcext:value-type="float">
            <text:p>5,500534</text:p>
          </table:table-cell>
          <table:table-cell table:number-columns-repeated="1011"/>
        </table:table-row>
        <table:table-row table:style-name="ro2">
          <table:table-cell table:style-name="ce383" table:formula="of:=COUNTIF([.$M$2:.$M$5];&quot;&gt;=&quot;&amp;[.M3])" office:value-type="float" office:value="1" calcext:value-type="float">
            <text:p>1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Squadre.A$3:$Squadre.D$34];MATCH(1;([$Squadre.C$3:$Squadre.C$34]=[.$B3])*([$Squadre.D$3:$Squadre.D$34]=[.$C3]);0);2)&amp;&quot; (&quot;&amp;INDEX([$Squadre.A$3:$Squadre.D$34];MATCH(1;([$Squadre.C$3:$Squadre.C$34]=[.$B3])*([$Squadre.D$3:$Squadre.D$34]=[.$C3]);0);1)&amp;&quot;)&quot;;&quot;DA SISTEMARE&quot;)" office:value-type="string" office:string-value="Pantere (2)" calcext:value-type="string">
            <text:p>Pantere (2)</text:p>
          </table:table-cell>
          <table:table-cell table:style-name="ce420" table:formula="of:=[.F3]+[.G3]+[.H3]" office:value-type="float" office:value="3" calcext:value-type="float">
            <text:p>3</text:p>
          </table:table-cell>
          <table:table-cell table:style-name="ce420" table:formula="of:=SUMIF([$'Partite Gironi'.$D$2:$'Partite Gironi'.$D$49];[.D3];[$'Partite Gironi'.$H$2:$'Partite Gironi'.$H$49])+SUMIF([$'Partite Gironi'.$F$2:$'Partite Gironi'.$F$49];[.D3];[$'Partite Gironi'.$N$2:$'Partite Gironi'.$N$49])" office:value-type="float" office:value="2" calcext:value-type="float">
            <text:p>2</text:p>
          </table:table-cell>
          <table:table-cell table:style-name="ce420" table:formula="of:=SUMIF([$'Partite Gironi'.$D$2:$'Partite Gironi'.$D$49];[.D3];[$'Partite Gironi'.$I$2:$'Partite Gironi'.$I$49])+SUMIF([$'Partite Gironi'.$F$2:$'Partite Gironi'.$F$49];[.D3];[$'Partite Gironi'.$O$2:$'Partite Gironi'.$O$49])" office:value-type="float" office:value="1" calcext:value-type="float">
            <text:p>1</text:p>
          </table:table-cell>
          <table:table-cell table:style-name="ce420" table:formula="of:=SUMIF([$'Partite Gironi'.$D$2:$'Partite Gironi'.$D$49];[.D3];[$'Partite Gironi'.$J$2:$'Partite Gironi'.$J$49])+SUMIF([$'Partite Gironi'.$F$2:$'Partite Gironi'.$F$49];[.D3];[$'Partite Gironi'.$P$2:$'Partite Gironi'.$P$49])" office:value-type="float" office:value="0" calcext:value-type="float">
            <text:p>0</text:p>
          </table:table-cell>
          <table:table-cell table:style-name="ce420" table:formula="of:=2*[.F3]+1*[.G3]+0*[.H3]" office:value-type="float" office:value="5" calcext:value-type="float">
            <text:p>5</text:p>
          </table:table-cell>
          <table:table-cell table:style-name="ce420" table:formula="of:=SUMIF([$'Partite Gironi'.$D$2:$'Partite Gironi'.$D$49];[.D3];[$'Partite Gironi'.$K$2:$'Partite Gironi'.$K$49])+SUMIF([$'Partite Gironi'.$F$2:$'Partite Gironi'.$F$49];[.D3];[$'Partite Gironi'.$Q$2:$'Partite Gironi'.$Q$49])" office:value-type="float" office:value="199" calcext:value-type="float">
            <text:p>199</text:p>
          </table:table-cell>
          <table:table-cell table:style-name="ce420" table:formula="of:=SUMIF([$'Partite Gironi'.$D$2:$'Partite Gironi'.$D$49];[.D3];[$'Partite Gironi'.$L$2:$'Partite Gironi'.$L$49])+SUMIF([$'Partite Gironi'.$F$2:$'Partite Gironi'.$F$49];[.D3];[$'Partite Gironi'.$R$2:$'Partite Gironi'.$R$49])" office:value-type="float" office:value="123" calcext:value-type="float">
            <text:p>123</text:p>
          </table:table-cell>
          <table:table-cell table:style-name="ce420" table:formula="of:=SUMIF([$'Partite Gironi'.$D$2:$'Partite Gironi'.$D$49];[.D3];[$'Partite Gironi'.$M$2:$'Partite Gironi'.$M$49])+SUMIF([$'Partite Gironi'.$F$2:$'Partite Gironi'.$F$49];[.D3];[$'Partite Gironi'.$S$2:$'Partite Gironi'.$S$49])" office:value-type="float" office:value="76" calcext:value-type="float">
            <text:p>76</text:p>
          </table:table-cell>
          <table:table-cell table:style-name="ce423" table:formula="of:=[.I3]+(500+0)*10^-3+(500+[.L3])*10^-6" office:value-type="float" office:value="5.500576" calcext:value-type="float">
            <text:p>5,500576</text:p>
          </table:table-cell>
          <table:table-cell table:number-columns-repeated="1011"/>
        </table:table-row>
        <table:table-row table:style-name="ro2">
          <table:table-cell table:style-name="ce383" table:formula="of:=COUNTIF([.$M$2:.$M$5];&quot;&gt;=&quot;&amp;[.M4])" office:value-type="float" office:value="4" calcext:value-type="float">
            <text:p>4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Squadre.A$3:$Squadre.D$34];MATCH(1;([$Squadre.C$3:$Squadre.C$34]=[.$B4])*([$Squadre.D$3:$Squadre.D$34]=[.$C4]);0);2)&amp;&quot; (&quot;&amp;INDEX([$Squadre.A$3:$Squadre.D$34];MATCH(1;([$Squadre.C$3:$Squadre.C$34]=[.$B4])*([$Squadre.D$3:$Squadre.D$34]=[.$C4]);0);1)&amp;&quot;)&quot;;&quot;DA SISTEMARE&quot;)" office:value-type="string" office:string-value="Tigri (3)" calcext:value-type="string">
            <text:p>Tigri (3)</text:p>
          </table:table-cell>
          <table:table-cell table:style-name="ce420" table:formula="of:=[.F4]+[.G4]+[.H4]" office:value-type="float" office:value="3" calcext:value-type="float">
            <text:p>3</text:p>
          </table:table-cell>
          <table:table-cell table:style-name="ce420" table:formula="of:=SUMIF([$'Partite Gironi'.$D$2:$'Partite Gironi'.$D$49];[.D4];[$'Partite Gironi'.$H$2:$'Partite Gironi'.$H$49])+SUMIF([$'Partite Gironi'.$F$2:$'Partite Gironi'.$F$49];[.D4];[$'Partite Gironi'.$N$2:$'Partite Gironi'.$N$49])" office:value-type="float" office:value="1" calcext:value-type="float">
            <text:p>1</text:p>
          </table:table-cell>
          <table:table-cell table:style-name="ce420" table:formula="of:=SUMIF([$'Partite Gironi'.$D$2:$'Partite Gironi'.$D$49];[.D4];[$'Partite Gironi'.$I$2:$'Partite Gironi'.$I$49])+SUMIF([$'Partite Gironi'.$F$2:$'Partite Gironi'.$F$49];[.D4];[$'Partite Gironi'.$O$2:$'Partite Gironi'.$O$49])" office:value-type="float" office:value="2" calcext:value-type="float">
            <text:p>2</text:p>
          </table:table-cell>
          <table:table-cell table:style-name="ce420" table:formula="of:=SUMIF([$'Partite Gironi'.$D$2:$'Partite Gironi'.$D$49];[.D4];[$'Partite Gironi'.$J$2:$'Partite Gironi'.$J$49])+SUMIF([$'Partite Gironi'.$F$2:$'Partite Gironi'.$F$49];[.D4];[$'Partite Gironi'.$P$2:$'Partite Gironi'.$P$49])" office:value-type="float" office:value="0" calcext:value-type="float">
            <text:p>0</text:p>
          </table:table-cell>
          <table:table-cell table:style-name="ce420" table:formula="of:=2*[.F4]+1*[.G4]+0*[.H4]" office:value-type="float" office:value="4" calcext:value-type="float">
            <text:p>4</text:p>
          </table:table-cell>
          <table:table-cell table:style-name="ce420" table:formula="of:=SUMIF([$'Partite Gironi'.$D$2:$'Partite Gironi'.$D$49];[.D4];[$'Partite Gironi'.$K$2:$'Partite Gironi'.$K$49])+SUMIF([$'Partite Gironi'.$F$2:$'Partite Gironi'.$F$49];[.D4];[$'Partite Gironi'.$Q$2:$'Partite Gironi'.$Q$49])" office:value-type="float" office:value="131" calcext:value-type="float">
            <text:p>131</text:p>
          </table:table-cell>
          <table:table-cell table:style-name="ce420" table:formula="of:=SUMIF([$'Partite Gironi'.$D$2:$'Partite Gironi'.$D$49];[.D4];[$'Partite Gironi'.$L$2:$'Partite Gironi'.$L$49])+SUMIF([$'Partite Gironi'.$F$2:$'Partite Gironi'.$F$49];[.D4];[$'Partite Gironi'.$R$2:$'Partite Gironi'.$R$49])" office:value-type="float" office:value="231" calcext:value-type="float">
            <text:p>231</text:p>
          </table:table-cell>
          <table:table-cell table:style-name="ce420" table:formula="of:=SUMIF([$'Partite Gironi'.$D$2:$'Partite Gironi'.$D$49];[.D4];[$'Partite Gironi'.$M$2:$'Partite Gironi'.$M$49])+SUMIF([$'Partite Gironi'.$F$2:$'Partite Gironi'.$F$49];[.D4];[$'Partite Gironi'.$S$2:$'Partite Gironi'.$S$49])" office:value-type="float" office:value="-100" calcext:value-type="float">
            <text:p>-100</text:p>
          </table:table-cell>
          <table:table-cell table:style-name="ce423" table:formula="of:=[.I4]+(500+0)*10^-3+(500+[.L4])*10^-6" office:value-type="float" office:value="4.5004" calcext:value-type="float">
            <text:p>4,500400</text:p>
          </table:table-cell>
          <table:table-cell table:number-columns-repeated="1011"/>
        </table:table-row>
        <table:table-row table:style-name="ro2">
          <table:table-cell table:style-name="ce384" table:formula="of:=COUNTIF([.$M$2:.$M$5];&quot;&gt;=&quot;&amp;[.M5])" office:value-type="float" office:value="3" calcext:value-type="float">
            <text:p>3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Squadre.A$3:$Squadre.D$34];MATCH(1;([$Squadre.C$3:$Squadre.C$34]=[.$B5])*([$Squadre.D$3:$Squadre.D$34]=[.$C5]);0);2)&amp;&quot; (&quot;&amp;INDEX([$Squadre.A$3:$Squadre.D$34];MATCH(1;([$Squadre.C$3:$Squadre.C$34]=[.$B5])*([$Squadre.D$3:$Squadre.D$34]=[.$C5]);0);1)&amp;&quot;)&quot;;&quot;DA SISTEMARE&quot;)" office:value-type="string" office:string-value="Ghepardi (4)" calcext:value-type="string">
            <text:p>Ghepardi (4)</text:p>
          </table:table-cell>
          <table:table-cell table:style-name="ce421" table:formula="of:=[.F5]+[.G5]+[.H5]" office:value-type="float" office:value="3" calcext:value-type="float">
            <text:p>3</text:p>
          </table:table-cell>
          <table:table-cell table:style-name="ce421" table:formula="of:=SUMIF([$'Partite Gironi'.$D$2:$'Partite Gironi'.$D$49];[.D5];[$'Partite Gironi'.$H$2:$'Partite Gironi'.$H$49])+SUMIF([$'Partite Gironi'.$F$2:$'Partite Gironi'.$F$49];[.D5];[$'Partite Gironi'.$N$2:$'Partite Gironi'.$N$49])" office:value-type="float" office:value="1" calcext:value-type="float">
            <text:p>1</text:p>
          </table:table-cell>
          <table:table-cell table:style-name="ce421" table:formula="of:=SUMIF([$'Partite Gironi'.$D$2:$'Partite Gironi'.$D$49];[.D5];[$'Partite Gironi'.$I$2:$'Partite Gironi'.$I$49])+SUMIF([$'Partite Gironi'.$F$2:$'Partite Gironi'.$F$49];[.D5];[$'Partite Gironi'.$O$2:$'Partite Gironi'.$O$49])" office:value-type="float" office:value="2" calcext:value-type="float">
            <text:p>2</text:p>
          </table:table-cell>
          <table:table-cell table:style-name="ce421" table:formula="of:=SUMIF([$'Partite Gironi'.$D$2:$'Partite Gironi'.$D$49];[.D5];[$'Partite Gironi'.$J$2:$'Partite Gironi'.$J$49])+SUMIF([$'Partite Gironi'.$F$2:$'Partite Gironi'.$F$49];[.D5];[$'Partite Gironi'.$P$2:$'Partite Gironi'.$P$49])" office:value-type="float" office:value="0" calcext:value-type="float">
            <text:p>0</text:p>
          </table:table-cell>
          <table:table-cell table:style-name="ce421" table:formula="of:=2*[.F5]+1*[.G5]+0*[.H5]" office:value-type="float" office:value="4" calcext:value-type="float">
            <text:p>4</text:p>
          </table:table-cell>
          <table:table-cell table:style-name="ce421" table:formula="of:=SUMIF([$'Partite Gironi'.$D$2:$'Partite Gironi'.$D$49];[.D5];[$'Partite Gironi'.$K$2:$'Partite Gironi'.$K$49])+SUMIF([$'Partite Gironi'.$F$2:$'Partite Gironi'.$F$49];[.D5];[$'Partite Gironi'.$Q$2:$'Partite Gironi'.$Q$49])" office:value-type="float" office:value="151" calcext:value-type="float">
            <text:p>151</text:p>
          </table:table-cell>
          <table:table-cell table:style-name="ce421" table:formula="of:=SUMIF([$'Partite Gironi'.$D$2:$'Partite Gironi'.$D$49];[.D5];[$'Partite Gironi'.$L$2:$'Partite Gironi'.$L$49])+SUMIF([$'Partite Gironi'.$F$2:$'Partite Gironi'.$F$49];[.D5];[$'Partite Gironi'.$R$2:$'Partite Gironi'.$R$49])" office:value-type="float" office:value="161" calcext:value-type="float">
            <text:p>161</text:p>
          </table:table-cell>
          <table:table-cell table:style-name="ce421" table:formula="of:=SUMIF([$'Partite Gironi'.$D$2:$'Partite Gironi'.$D$49];[.D5];[$'Partite Gironi'.$M$2:$'Partite Gironi'.$M$49])+SUMIF([$'Partite Gironi'.$F$2:$'Partite Gironi'.$F$49];[.D5];[$'Partite Gironi'.$S$2:$'Partite Gironi'.$S$49])" office:value-type="float" office:value="-10" calcext:value-type="float">
            <text:p>-10</text:p>
          </table:table-cell>
          <table:table-cell table:style-name="ce424" table:formula="of:=[.I5]+(500+0)*10^-3+(500+[.L5])*10^-6" office:value-type="float" office:value="4.50049" calcext:value-type="float">
            <text:p>4,500490</text:p>
          </table:table-cell>
          <table:table-cell table:number-columns-repeated="1011"/>
        </table:table-row>
        <table:table-row table:style-name="ro1">
          <table:table-cell table:style-name="ce385"/>
          <table:table-cell table:number-columns-repeated="1023"/>
        </table:table-row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8:.$M$11];&quot;&gt;=&quot;&amp;[.M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Squadre.A$3:$Squadre.D$34];MATCH(1;([$Squadre.C$3:$Squadre.C$34]=[.$B8])*([$Squadre.D$3:$Squadre.D$34]=[.$C8]);0);2)&amp;&quot; (&quot;&amp;INDEX([$Squadre.A$3:$Squadre.D$34];MATCH(1;([$Squadre.C$3:$Squadre.C$34]=[.$B8])*([$Squadre.D$3:$Squadre.D$34]=[.$C8]);0);1)&amp;&quot;)&quot;;&quot;DA SISTEMARE&quot;)" office:value-type="string" office:string-value="Giaguari (5)" calcext:value-type="string">
            <text:p>Giaguari (5)</text:p>
          </table:table-cell>
          <table:table-cell table:style-name="ce419" table:formula="of:=[.F8]+[.G8]+[.H8]" office:value-type="float" office:value="3" calcext:value-type="float">
            <text:p>3</text:p>
          </table:table-cell>
          <table:table-cell table:style-name="ce419" table:formula="of:=SUMIF([$'Partite Gironi'.$D$2:$'Partite Gironi'.$D$49];[.D8];[$'Partite Gironi'.$H$2:$'Partite Gironi'.$H$49])+SUMIF([$'Partite Gironi'.$F$2:$'Partite Gironi'.$F$49];[.D8];[$'Partite Gironi'.$N$2:$'Partite Gironi'.$N$49])" office:value-type="float" office:value="0" calcext:value-type="float">
            <text:p>0</text:p>
          </table:table-cell>
          <table:table-cell table:style-name="ce419" table:formula="of:=SUMIF([$'Partite Gironi'.$D$2:$'Partite Gironi'.$D$49];[.D8];[$'Partite Gironi'.$I$2:$'Partite Gironi'.$I$49])+SUMIF([$'Partite Gironi'.$F$2:$'Partite Gironi'.$F$49];[.D8];[$'Partite Gironi'.$O$2:$'Partite Gironi'.$O$49])" office:value-type="float" office:value="3" calcext:value-type="float">
            <text:p>3</text:p>
          </table:table-cell>
          <table:table-cell table:style-name="ce419" table:formula="of:=SUMIF([$'Partite Gironi'.$D$2:$'Partite Gironi'.$D$49];[.D8];[$'Partite Gironi'.$J$2:$'Partite Gironi'.$J$49])+SUMIF([$'Partite Gironi'.$F$2:$'Partite Gironi'.$F$49];[.D8];[$'Partite Gironi'.$P$2:$'Partite Gironi'.$P$49])" office:value-type="float" office:value="0" calcext:value-type="float">
            <text:p>0</text:p>
          </table:table-cell>
          <table:table-cell table:style-name="ce419" table:formula="of:=2*[.F8]+1*[.G8]+0*[.H8]" office:value-type="float" office:value="3" calcext:value-type="float">
            <text:p>3</text:p>
          </table:table-cell>
          <table:table-cell table:style-name="ce419" table:formula="of:=SUMIF([$'Partite Gironi'.$D$2:$'Partite Gironi'.$D$49];[.D8];[$'Partite Gironi'.$K$2:$'Partite Gironi'.$K$49])+SUMIF([$'Partite Gironi'.$F$2:$'Partite Gironi'.$F$49];[.D8];[$'Partite Gironi'.$Q$2:$'Partite Gironi'.$Q$49])" office:value-type="float" office:value="174" calcext:value-type="float">
            <text:p>174</text:p>
          </table:table-cell>
          <table:table-cell table:style-name="ce419" table:formula="of:=SUMIF([$'Partite Gironi'.$D$2:$'Partite Gironi'.$D$49];[.D8];[$'Partite Gironi'.$L$2:$'Partite Gironi'.$L$49])+SUMIF([$'Partite Gironi'.$F$2:$'Partite Gironi'.$F$49];[.D8];[$'Partite Gironi'.$R$2:$'Partite Gironi'.$R$49])" office:value-type="float" office:value="217" calcext:value-type="float">
            <text:p>217</text:p>
          </table:table-cell>
          <table:table-cell table:style-name="ce419" table:formula="of:=SUMIF([$'Partite Gironi'.$D$2:$'Partite Gironi'.$D$49];[.D8];[$'Partite Gironi'.$M$2:$'Partite Gironi'.$M$49])+SUMIF([$'Partite Gironi'.$F$2:$'Partite Gironi'.$F$49];[.D8];[$'Partite Gironi'.$S$2:$'Partite Gironi'.$S$49])" office:value-type="float" office:value="-43" calcext:value-type="float">
            <text:p>-43</text:p>
          </table:table-cell>
          <table:table-cell table:style-name="ce422" table:formula="of:=[.I8]+(500+0)*10^-3+(500+[.L8])*10^-6" office:value-type="float" office:value="3.500457" calcext:value-type="float">
            <text:p>3,500457</text:p>
          </table:table-cell>
          <table:table-cell table:number-columns-repeated="1011"/>
        </table:table-row>
        <table:table-row table:style-name="ro2">
          <table:table-cell table:style-name="ce383" table:formula="of:=COUNTIF([.$M$8:.$M$11];&quot;&gt;=&quot;&amp;[.M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Squadre.A$3:$Squadre.D$34];MATCH(1;([$Squadre.C$3:$Squadre.C$34]=[.$B9])*([$Squadre.D$3:$Squadre.D$34]=[.$C9]);0);2)&amp;&quot; (&quot;&amp;INDEX([$Squadre.A$3:$Squadre.D$34];MATCH(1;([$Squadre.C$3:$Squadre.C$34]=[.$B9])*([$Squadre.D$3:$Squadre.D$34]=[.$C9]);0);1)&amp;&quot;)&quot;;&quot;DA SISTEMARE&quot;)" office:value-type="string" office:string-value="Puma (6)" calcext:value-type="string">
            <text:p>Puma (6)</text:p>
          </table:table-cell>
          <table:table-cell table:style-name="ce420" table:formula="of:=[.F9]+[.G9]+[.H9]" office:value-type="float" office:value="3" calcext:value-type="float">
            <text:p>3</text:p>
          </table:table-cell>
          <table:table-cell table:style-name="ce420" table:formula="of:=SUMIF([$'Partite Gironi'.$D$2:$'Partite Gironi'.$D$49];[.D9];[$'Partite Gironi'.$H$2:$'Partite Gironi'.$H$49])+SUMIF([$'Partite Gironi'.$F$2:$'Partite Gironi'.$F$49];[.D9];[$'Partite Gironi'.$N$2:$'Partite Gironi'.$N$49])" office:value-type="float" office:value="1" calcext:value-type="float">
            <text:p>1</text:p>
          </table:table-cell>
          <table:table-cell table:style-name="ce420" table:formula="of:=SUMIF([$'Partite Gironi'.$D$2:$'Partite Gironi'.$D$49];[.D9];[$'Partite Gironi'.$I$2:$'Partite Gironi'.$I$49])+SUMIF([$'Partite Gironi'.$F$2:$'Partite Gironi'.$F$49];[.D9];[$'Partite Gironi'.$O$2:$'Partite Gironi'.$O$49])" office:value-type="float" office:value="2" calcext:value-type="float">
            <text:p>2</text:p>
          </table:table-cell>
          <table:table-cell table:style-name="ce420" table:formula="of:=SUMIF([$'Partite Gironi'.$D$2:$'Partite Gironi'.$D$49];[.D9];[$'Partite Gironi'.$J$2:$'Partite Gironi'.$J$49])+SUMIF([$'Partite Gironi'.$F$2:$'Partite Gironi'.$F$49];[.D9];[$'Partite Gironi'.$P$2:$'Partite Gironi'.$P$49])" office:value-type="float" office:value="0" calcext:value-type="float">
            <text:p>0</text:p>
          </table:table-cell>
          <table:table-cell table:style-name="ce420" table:formula="of:=2*[.F9]+1*[.G9]+0*[.H9]" office:value-type="float" office:value="4" calcext:value-type="float">
            <text:p>4</text:p>
          </table:table-cell>
          <table:table-cell table:style-name="ce420" table:formula="of:=SUMIF([$'Partite Gironi'.$D$2:$'Partite Gironi'.$D$49];[.D9];[$'Partite Gironi'.$K$2:$'Partite Gironi'.$K$49])+SUMIF([$'Partite Gironi'.$F$2:$'Partite Gironi'.$F$49];[.D9];[$'Partite Gironi'.$Q$2:$'Partite Gironi'.$Q$49])" office:value-type="float" office:value="184" calcext:value-type="float">
            <text:p>184</text:p>
          </table:table-cell>
          <table:table-cell table:style-name="ce420" table:formula="of:=SUMIF([$'Partite Gironi'.$D$2:$'Partite Gironi'.$D$49];[.D9];[$'Partite Gironi'.$L$2:$'Partite Gironi'.$L$49])+SUMIF([$'Partite Gironi'.$F$2:$'Partite Gironi'.$F$49];[.D9];[$'Partite Gironi'.$R$2:$'Partite Gironi'.$R$49])" office:value-type="float" office:value="216" calcext:value-type="float">
            <text:p>216</text:p>
          </table:table-cell>
          <table:table-cell table:style-name="ce420" table:formula="of:=SUMIF([$'Partite Gironi'.$D$2:$'Partite Gironi'.$D$49];[.D9];[$'Partite Gironi'.$M$2:$'Partite Gironi'.$M$49])+SUMIF([$'Partite Gironi'.$F$2:$'Partite Gironi'.$F$49];[.D9];[$'Partite Gironi'.$S$2:$'Partite Gironi'.$S$49])" office:value-type="float" office:value="-32" calcext:value-type="float">
            <text:p>-32</text:p>
          </table:table-cell>
          <table:table-cell table:style-name="ce423" table:formula="of:=[.I9]+(500+0)*10^-3+(500+[.L9])*10^-6" office:value-type="float" office:value="4.500468" calcext:value-type="float">
            <text:p>4,500468</text:p>
          </table:table-cell>
          <table:table-cell table:number-columns-repeated="1011"/>
        </table:table-row>
        <table:table-row table:style-name="ro2">
          <table:table-cell table:style-name="ce383" table:formula="of:=COUNTIF([.$M$8:.$M$11];&quot;&gt;=&quot;&amp;[.M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Squadre.A$3:$Squadre.D$34];MATCH(1;([$Squadre.C$3:$Squadre.C$34]=[.$B10])*([$Squadre.D$3:$Squadre.D$34]=[.$C10]);0);2)&amp;&quot; (&quot;&amp;INDEX([$Squadre.A$3:$Squadre.D$34];MATCH(1;([$Squadre.C$3:$Squadre.C$34]=[.$B10])*([$Squadre.D$3:$Squadre.D$34]=[.$C10]);0);1)&amp;&quot;)&quot;;&quot;DA SISTEMARE&quot;)" office:value-type="string" office:string-value="Linci (7)" calcext:value-type="string">
            <text:p>Linci (7)</text:p>
          </table:table-cell>
          <table:table-cell table:style-name="ce420" table:formula="of:=[.F10]+[.G10]+[.H10]" office:value-type="float" office:value="3" calcext:value-type="float">
            <text:p>3</text:p>
          </table:table-cell>
          <table:table-cell table:style-name="ce420" table:formula="of:=SUMIF([$'Partite Gironi'.$D$2:$'Partite Gironi'.$D$49];[.D10];[$'Partite Gironi'.$H$2:$'Partite Gironi'.$H$49])+SUMIF([$'Partite Gironi'.$F$2:$'Partite Gironi'.$F$49];[.D10];[$'Partite Gironi'.$N$2:$'Partite Gironi'.$N$49])" office:value-type="float" office:value="3" calcext:value-type="float">
            <text:p>3</text:p>
          </table:table-cell>
          <table:table-cell table:style-name="ce420" table:formula="of:=SUMIF([$'Partite Gironi'.$D$2:$'Partite Gironi'.$D$49];[.D10];[$'Partite Gironi'.$I$2:$'Partite Gironi'.$I$49])+SUMIF([$'Partite Gironi'.$F$2:$'Partite Gironi'.$F$49];[.D10];[$'Partite Gironi'.$O$2:$'Partite Gironi'.$O$49])" office:value-type="float" office:value="0" calcext:value-type="float">
            <text:p>0</text:p>
          </table:table-cell>
          <table:table-cell table:style-name="ce420" table:formula="of:=SUMIF([$'Partite Gironi'.$D$2:$'Partite Gironi'.$D$49];[.D10];[$'Partite Gironi'.$J$2:$'Partite Gironi'.$J$49])+SUMIF([$'Partite Gironi'.$F$2:$'Partite Gironi'.$F$49];[.D10];[$'Partite Gironi'.$P$2:$'Partite Gironi'.$P$49])" office:value-type="float" office:value="0" calcext:value-type="float">
            <text:p>0</text:p>
          </table:table-cell>
          <table:table-cell table:style-name="ce420" table:formula="of:=2*[.F10]+1*[.G10]+0*[.H10]" office:value-type="float" office:value="6" calcext:value-type="float">
            <text:p>6</text:p>
          </table:table-cell>
          <table:table-cell table:style-name="ce420" table:formula="of:=SUMIF([$'Partite Gironi'.$D$2:$'Partite Gironi'.$D$49];[.D10];[$'Partite Gironi'.$K$2:$'Partite Gironi'.$K$49])+SUMIF([$'Partite Gironi'.$F$2:$'Partite Gironi'.$F$49];[.D10];[$'Partite Gironi'.$Q$2:$'Partite Gironi'.$Q$49])" office:value-type="float" office:value="241" calcext:value-type="float">
            <text:p>241</text:p>
          </table:table-cell>
          <table:table-cell table:style-name="ce420" table:formula="of:=SUMIF([$'Partite Gironi'.$D$2:$'Partite Gironi'.$D$49];[.D10];[$'Partite Gironi'.$L$2:$'Partite Gironi'.$L$49])+SUMIF([$'Partite Gironi'.$F$2:$'Partite Gironi'.$F$49];[.D10];[$'Partite Gironi'.$R$2:$'Partite Gironi'.$R$49])" office:value-type="float" office:value="181" calcext:value-type="float">
            <text:p>181</text:p>
          </table:table-cell>
          <table:table-cell table:style-name="ce420" table:formula="of:=SUMIF([$'Partite Gironi'.$D$2:$'Partite Gironi'.$D$49];[.D10];[$'Partite Gironi'.$M$2:$'Partite Gironi'.$M$49])+SUMIF([$'Partite Gironi'.$F$2:$'Partite Gironi'.$F$49];[.D10];[$'Partite Gironi'.$S$2:$'Partite Gironi'.$S$49])" office:value-type="float" office:value="60" calcext:value-type="float">
            <text:p>60</text:p>
          </table:table-cell>
          <table:table-cell table:style-name="ce423" table:formula="of:=[.I10]+(500+0)*10^-3+(500+[.L10])*10^-6" office:value-type="float" office:value="6.50056" calcext:value-type="float">
            <text:p>6,500560</text:p>
          </table:table-cell>
          <table:table-cell table:number-columns-repeated="1011"/>
        </table:table-row>
        <table:table-row table:style-name="ro2">
          <table:table-cell table:style-name="ce384" table:formula="of:=COUNTIF([.$M$8:.$M$11];&quot;&gt;=&quot;&amp;[.M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Squadre.A$3:$Squadre.D$34];MATCH(1;([$Squadre.C$3:$Squadre.C$34]=[.$B11])*([$Squadre.D$3:$Squadre.D$34]=[.$C11]);0);2)&amp;&quot; (&quot;&amp;INDEX([$Squadre.A$3:$Squadre.D$34];MATCH(1;([$Squadre.C$3:$Squadre.C$34]=[.$B11])*([$Squadre.D$3:$Squadre.D$34]=[.$C11]);0);1)&amp;&quot;)&quot;;&quot;DA SISTEMARE&quot;)" office:value-type="string" office:string-value="Serval (8)" calcext:value-type="string">
            <text:p>Serval (8)</text:p>
          </table:table-cell>
          <table:table-cell table:style-name="ce421" table:formula="of:=[.F11]+[.G11]+[.H11]" office:value-type="float" office:value="3" calcext:value-type="float">
            <text:p>3</text:p>
          </table:table-cell>
          <table:table-cell table:style-name="ce421" table:formula="of:=SUMIF([$'Partite Gironi'.$D$2:$'Partite Gironi'.$D$49];[.D11];[$'Partite Gironi'.$H$2:$'Partite Gironi'.$H$49])+SUMIF([$'Partite Gironi'.$F$2:$'Partite Gironi'.$F$49];[.D11];[$'Partite Gironi'.$N$2:$'Partite Gironi'.$N$49])" office:value-type="float" office:value="2" calcext:value-type="float">
            <text:p>2</text:p>
          </table:table-cell>
          <table:table-cell table:style-name="ce421" table:formula="of:=SUMIF([$'Partite Gironi'.$D$2:$'Partite Gironi'.$D$49];[.D11];[$'Partite Gironi'.$I$2:$'Partite Gironi'.$I$49])+SUMIF([$'Partite Gironi'.$F$2:$'Partite Gironi'.$F$49];[.D11];[$'Partite Gironi'.$O$2:$'Partite Gironi'.$O$49])" office:value-type="float" office:value="1" calcext:value-type="float">
            <text:p>1</text:p>
          </table:table-cell>
          <table:table-cell table:style-name="ce421" table:formula="of:=SUMIF([$'Partite Gironi'.$D$2:$'Partite Gironi'.$D$49];[.D11];[$'Partite Gironi'.$J$2:$'Partite Gironi'.$J$49])+SUMIF([$'Partite Gironi'.$F$2:$'Partite Gironi'.$F$49];[.D11];[$'Partite Gironi'.$P$2:$'Partite Gironi'.$P$49])" office:value-type="float" office:value="0" calcext:value-type="float">
            <text:p>0</text:p>
          </table:table-cell>
          <table:table-cell table:style-name="ce421" table:formula="of:=2*[.F11]+1*[.G11]+0*[.H11]" office:value-type="float" office:value="5" calcext:value-type="float">
            <text:p>5</text:p>
          </table:table-cell>
          <table:table-cell table:style-name="ce421" table:formula="of:=SUMIF([$'Partite Gironi'.$D$2:$'Partite Gironi'.$D$49];[.D11];[$'Partite Gironi'.$K$2:$'Partite Gironi'.$K$49])+SUMIF([$'Partite Gironi'.$F$2:$'Partite Gironi'.$F$49];[.D11];[$'Partite Gironi'.$Q$2:$'Partite Gironi'.$Q$49])" office:value-type="float" office:value="224" calcext:value-type="float">
            <text:p>224</text:p>
          </table:table-cell>
          <table:table-cell table:style-name="ce421" table:formula="of:=SUMIF([$'Partite Gironi'.$D$2:$'Partite Gironi'.$D$49];[.D11];[$'Partite Gironi'.$L$2:$'Partite Gironi'.$L$49])+SUMIF([$'Partite Gironi'.$F$2:$'Partite Gironi'.$F$49];[.D11];[$'Partite Gironi'.$R$2:$'Partite Gironi'.$R$49])" office:value-type="float" office:value="209" calcext:value-type="float">
            <text:p>209</text:p>
          </table:table-cell>
          <table:table-cell table:style-name="ce421" table:formula="of:=SUMIF([$'Partite Gironi'.$D$2:$'Partite Gironi'.$D$49];[.D11];[$'Partite Gironi'.$M$2:$'Partite Gironi'.$M$49])+SUMIF([$'Partite Gironi'.$F$2:$'Partite Gironi'.$F$49];[.D11];[$'Partite Gironi'.$S$2:$'Partite Gironi'.$S$49])" office:value-type="float" office:value="15" calcext:value-type="float">
            <text:p>15</text:p>
          </table:table-cell>
          <table:table-cell table:style-name="ce424" table:formula="of:=[.I11]+(500+0)*10^-3+(500+[.L11])*10^-6" office:value-type="float" office:value="5.500515" calcext:value-type="float">
            <text:p>5,5005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14:.$M$17];&quot;&gt;=&quot;&amp;[.M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Squadre.A$3:$Squadre.D$34];MATCH(1;([$Squadre.C$3:$Squadre.C$34]=[.$B14])*([$Squadre.D$3:$Squadre.D$34]=[.$C14]);0);2)&amp;&quot; (&quot;&amp;INDEX([$Squadre.A$3:$Squadre.D$34];MATCH(1;([$Squadre.C$3:$Squadre.C$34]=[.$B14])*([$Squadre.D$3:$Squadre.D$34]=[.$C14]);0);1)&amp;&quot;)&quot;;&quot;DA SISTEMARE&quot;)" office:value-type="string" office:string-value="Elefanti (9)" calcext:value-type="string">
            <text:p>Elefanti (9)</text:p>
          </table:table-cell>
          <table:table-cell table:style-name="ce419" table:formula="of:=[.F14]+[.G14]+[.H14]" office:value-type="float" office:value="3" calcext:value-type="float">
            <text:p>3</text:p>
          </table:table-cell>
          <table:table-cell table:style-name="ce419" table:formula="of:=SUMIF([$'Partite Gironi'.$D$2:$'Partite Gironi'.$D$49];[.D14];[$'Partite Gironi'.$H$2:$'Partite Gironi'.$H$49])+SUMIF([$'Partite Gironi'.$F$2:$'Partite Gironi'.$F$49];[.D14];[$'Partite Gironi'.$N$2:$'Partite Gironi'.$N$49])" office:value-type="float" office:value="1" calcext:value-type="float">
            <text:p>1</text:p>
          </table:table-cell>
          <table:table-cell table:style-name="ce419" table:formula="of:=SUMIF([$'Partite Gironi'.$D$2:$'Partite Gironi'.$D$49];[.D14];[$'Partite Gironi'.$I$2:$'Partite Gironi'.$I$49])+SUMIF([$'Partite Gironi'.$F$2:$'Partite Gironi'.$F$49];[.D14];[$'Partite Gironi'.$O$2:$'Partite Gironi'.$O$49])" office:value-type="float" office:value="2" calcext:value-type="float">
            <text:p>2</text:p>
          </table:table-cell>
          <table:table-cell table:style-name="ce419" table:formula="of:=SUMIF([$'Partite Gironi'.$D$2:$'Partite Gironi'.$D$49];[.D14];[$'Partite Gironi'.$J$2:$'Partite Gironi'.$J$49])+SUMIF([$'Partite Gironi'.$F$2:$'Partite Gironi'.$F$49];[.D14];[$'Partite Gironi'.$P$2:$'Partite Gironi'.$P$49])" office:value-type="float" office:value="0" calcext:value-type="float">
            <text:p>0</text:p>
          </table:table-cell>
          <table:table-cell table:style-name="ce419" table:formula="of:=2*[.F14]+1*[.G14]+0*[.H14]" office:value-type="float" office:value="4" calcext:value-type="float">
            <text:p>4</text:p>
          </table:table-cell>
          <table:table-cell table:style-name="ce419" table:formula="of:=SUMIF([$'Partite Gironi'.$D$2:$'Partite Gironi'.$D$49];[.D14];[$'Partite Gironi'.$K$2:$'Partite Gironi'.$K$49])+SUMIF([$'Partite Gironi'.$F$2:$'Partite Gironi'.$F$49];[.D14];[$'Partite Gironi'.$Q$2:$'Partite Gironi'.$Q$49])" office:value-type="float" office:value="154" calcext:value-type="float">
            <text:p>154</text:p>
          </table:table-cell>
          <table:table-cell table:style-name="ce419" table:formula="of:=SUMIF([$'Partite Gironi'.$D$2:$'Partite Gironi'.$D$49];[.D14];[$'Partite Gironi'.$L$2:$'Partite Gironi'.$L$49])+SUMIF([$'Partite Gironi'.$F$2:$'Partite Gironi'.$F$49];[.D14];[$'Partite Gironi'.$R$2:$'Partite Gironi'.$R$49])" office:value-type="float" office:value="237" calcext:value-type="float">
            <text:p>237</text:p>
          </table:table-cell>
          <table:table-cell table:style-name="ce419" table:formula="of:=SUMIF([$'Partite Gironi'.$D$2:$'Partite Gironi'.$D$49];[.D14];[$'Partite Gironi'.$M$2:$'Partite Gironi'.$M$49])+SUMIF([$'Partite Gironi'.$F$2:$'Partite Gironi'.$F$49];[.D14];[$'Partite Gironi'.$S$2:$'Partite Gironi'.$S$49])" office:value-type="float" office:value="-83" calcext:value-type="float">
            <text:p>-83</text:p>
          </table:table-cell>
          <table:table-cell table:style-name="ce422" table:formula="of:=[.I14]+(500+0)*10^-3+(500+[.L14])*10^-6" office:value-type="float" office:value="4.500417" calcext:value-type="float">
            <text:p>4,500417</text:p>
          </table:table-cell>
          <table:table-cell table:number-columns-repeated="1011"/>
        </table:table-row>
        <table:table-row table:style-name="ro2">
          <table:table-cell table:style-name="ce383" table:formula="of:=COUNTIF([.$M$14:.$M$17];&quot;&gt;=&quot;&amp;[.M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Squadre.A$3:$Squadre.D$34];MATCH(1;([$Squadre.C$3:$Squadre.C$34]=[.$B15])*([$Squadre.D$3:$Squadre.D$34]=[.$C15]);0);2)&amp;&quot; (&quot;&amp;INDEX([$Squadre.A$3:$Squadre.D$34];MATCH(1;([$Squadre.C$3:$Squadre.C$34]=[.$B15])*([$Squadre.D$3:$Squadre.D$34]=[.$C15]);0);1)&amp;&quot;)&quot;;&quot;DA SISTEMARE&quot;)" office:value-type="string" office:string-value="Giraffe (10)" calcext:value-type="string">
            <text:p>Giraffe (10)</text:p>
          </table:table-cell>
          <table:table-cell table:style-name="ce420" table:formula="of:=[.F15]+[.G15]+[.H15]" office:value-type="float" office:value="3" calcext:value-type="float">
            <text:p>3</text:p>
          </table:table-cell>
          <table:table-cell table:style-name="ce420" table:formula="of:=SUMIF([$'Partite Gironi'.$D$2:$'Partite Gironi'.$D$49];[.D15];[$'Partite Gironi'.$H$2:$'Partite Gironi'.$H$49])+SUMIF([$'Partite Gironi'.$F$2:$'Partite Gironi'.$F$49];[.D15];[$'Partite Gironi'.$N$2:$'Partite Gironi'.$N$49])" office:value-type="float" office:value="3" calcext:value-type="float">
            <text:p>3</text:p>
          </table:table-cell>
          <table:table-cell table:style-name="ce420" table:formula="of:=SUMIF([$'Partite Gironi'.$D$2:$'Partite Gironi'.$D$49];[.D15];[$'Partite Gironi'.$I$2:$'Partite Gironi'.$I$49])+SUMIF([$'Partite Gironi'.$F$2:$'Partite Gironi'.$F$49];[.D15];[$'Partite Gironi'.$O$2:$'Partite Gironi'.$O$49])" office:value-type="float" office:value="0" calcext:value-type="float">
            <text:p>0</text:p>
          </table:table-cell>
          <table:table-cell table:style-name="ce420" table:formula="of:=SUMIF([$'Partite Gironi'.$D$2:$'Partite Gironi'.$D$49];[.D15];[$'Partite Gironi'.$J$2:$'Partite Gironi'.$J$49])+SUMIF([$'Partite Gironi'.$F$2:$'Partite Gironi'.$F$49];[.D15];[$'Partite Gironi'.$P$2:$'Partite Gironi'.$P$49])" office:value-type="float" office:value="0" calcext:value-type="float">
            <text:p>0</text:p>
          </table:table-cell>
          <table:table-cell table:style-name="ce420" table:formula="of:=2*[.F15]+1*[.G15]+0*[.H15]" office:value-type="float" office:value="6" calcext:value-type="float">
            <text:p>6</text:p>
          </table:table-cell>
          <table:table-cell table:style-name="ce420" table:formula="of:=SUMIF([$'Partite Gironi'.$D$2:$'Partite Gironi'.$D$49];[.D15];[$'Partite Gironi'.$K$2:$'Partite Gironi'.$K$49])+SUMIF([$'Partite Gironi'.$F$2:$'Partite Gironi'.$F$49];[.D15];[$'Partite Gironi'.$Q$2:$'Partite Gironi'.$Q$49])" office:value-type="float" office:value="258" calcext:value-type="float">
            <text:p>258</text:p>
          </table:table-cell>
          <table:table-cell table:style-name="ce420" table:formula="of:=SUMIF([$'Partite Gironi'.$D$2:$'Partite Gironi'.$D$49];[.D15];[$'Partite Gironi'.$L$2:$'Partite Gironi'.$L$49])+SUMIF([$'Partite Gironi'.$F$2:$'Partite Gironi'.$F$49];[.D15];[$'Partite Gironi'.$R$2:$'Partite Gironi'.$R$49])" office:value-type="float" office:value="154" calcext:value-type="float">
            <text:p>154</text:p>
          </table:table-cell>
          <table:table-cell table:style-name="ce420" table:formula="of:=SUMIF([$'Partite Gironi'.$D$2:$'Partite Gironi'.$D$49];[.D15];[$'Partite Gironi'.$M$2:$'Partite Gironi'.$M$49])+SUMIF([$'Partite Gironi'.$F$2:$'Partite Gironi'.$F$49];[.D15];[$'Partite Gironi'.$S$2:$'Partite Gironi'.$S$49])" office:value-type="float" office:value="104" calcext:value-type="float">
            <text:p>104</text:p>
          </table:table-cell>
          <table:table-cell table:style-name="ce423" table:formula="of:=[.I15]+(500+0)*10^-3+(500+[.L15])*10^-6" office:value-type="float" office:value="6.500604" calcext:value-type="float">
            <text:p>6,500604</text:p>
          </table:table-cell>
          <table:table-cell table:number-columns-repeated="1011"/>
        </table:table-row>
        <table:table-row table:style-name="ro2">
          <table:table-cell table:style-name="ce383" table:formula="of:=COUNTIF([.$M$14:.$M$17];&quot;&gt;=&quot;&amp;[.M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Squadre.A$3:$Squadre.D$34];MATCH(1;([$Squadre.C$3:$Squadre.C$34]=[.$B16])*([$Squadre.D$3:$Squadre.D$34]=[.$C16]);0);2)&amp;&quot; (&quot;&amp;INDEX([$Squadre.A$3:$Squadre.D$34];MATCH(1;([$Squadre.C$3:$Squadre.C$34]=[.$B16])*([$Squadre.D$3:$Squadre.D$34]=[.$C16]);0);1)&amp;&quot;)&quot;;&quot;DA SISTEMARE&quot;)" office:value-type="string" office:string-value="Ippopotami (11)" calcext:value-type="string">
            <text:p>Ippopotami (11)</text:p>
          </table:table-cell>
          <table:table-cell table:style-name="ce420" table:formula="of:=[.F16]+[.G16]+[.H16]" office:value-type="float" office:value="3" calcext:value-type="float">
            <text:p>3</text:p>
          </table:table-cell>
          <table:table-cell table:style-name="ce420" table:formula="of:=SUMIF([$'Partite Gironi'.$D$2:$'Partite Gironi'.$D$49];[.D16];[$'Partite Gironi'.$H$2:$'Partite Gironi'.$H$49])+SUMIF([$'Partite Gironi'.$F$2:$'Partite Gironi'.$F$49];[.D16];[$'Partite Gironi'.$N$2:$'Partite Gironi'.$N$49])" office:value-type="float" office:value="2" calcext:value-type="float">
            <text:p>2</text:p>
          </table:table-cell>
          <table:table-cell table:style-name="ce420" table:formula="of:=SUMIF([$'Partite Gironi'.$D$2:$'Partite Gironi'.$D$49];[.D16];[$'Partite Gironi'.$I$2:$'Partite Gironi'.$I$49])+SUMIF([$'Partite Gironi'.$F$2:$'Partite Gironi'.$F$49];[.D16];[$'Partite Gironi'.$O$2:$'Partite Gironi'.$O$49])" office:value-type="float" office:value="1" calcext:value-type="float">
            <text:p>1</text:p>
          </table:table-cell>
          <table:table-cell table:style-name="ce420" table:formula="of:=SUMIF([$'Partite Gironi'.$D$2:$'Partite Gironi'.$D$49];[.D16];[$'Partite Gironi'.$J$2:$'Partite Gironi'.$J$49])+SUMIF([$'Partite Gironi'.$F$2:$'Partite Gironi'.$F$49];[.D16];[$'Partite Gironi'.$P$2:$'Partite Gironi'.$P$49])" office:value-type="float" office:value="0" calcext:value-type="float">
            <text:p>0</text:p>
          </table:table-cell>
          <table:table-cell table:style-name="ce420" table:formula="of:=2*[.F16]+1*[.G16]+0*[.H16]" office:value-type="float" office:value="5" calcext:value-type="float">
            <text:p>5</text:p>
          </table:table-cell>
          <table:table-cell table:style-name="ce420" table:formula="of:=SUMIF([$'Partite Gironi'.$D$2:$'Partite Gironi'.$D$49];[.D16];[$'Partite Gironi'.$K$2:$'Partite Gironi'.$K$49])+SUMIF([$'Partite Gironi'.$F$2:$'Partite Gironi'.$F$49];[.D16];[$'Partite Gironi'.$Q$2:$'Partite Gironi'.$Q$49])" office:value-type="float" office:value="280" calcext:value-type="float">
            <text:p>280</text:p>
          </table:table-cell>
          <table:table-cell table:style-name="ce420" table:formula="of:=SUMIF([$'Partite Gironi'.$D$2:$'Partite Gironi'.$D$49];[.D16];[$'Partite Gironi'.$L$2:$'Partite Gironi'.$L$49])+SUMIF([$'Partite Gironi'.$F$2:$'Partite Gironi'.$F$49];[.D16];[$'Partite Gironi'.$R$2:$'Partite Gironi'.$R$49])" office:value-type="float" office:value="189" calcext:value-type="float">
            <text:p>189</text:p>
          </table:table-cell>
          <table:table-cell table:style-name="ce420" table:formula="of:=SUMIF([$'Partite Gironi'.$D$2:$'Partite Gironi'.$D$49];[.D16];[$'Partite Gironi'.$M$2:$'Partite Gironi'.$M$49])+SUMIF([$'Partite Gironi'.$F$2:$'Partite Gironi'.$F$49];[.D16];[$'Partite Gironi'.$S$2:$'Partite Gironi'.$S$49])" office:value-type="float" office:value="91" calcext:value-type="float">
            <text:p>91</text:p>
          </table:table-cell>
          <table:table-cell table:style-name="ce423" table:formula="of:=[.I16]+(500+0)*10^-3+(500+[.L16])*10^-6" office:value-type="float" office:value="5.500591" calcext:value-type="float">
            <text:p>5,500591</text:p>
          </table:table-cell>
          <table:table-cell table:number-columns-repeated="1011"/>
        </table:table-row>
        <table:table-row table:style-name="ro2">
          <table:table-cell table:style-name="ce384" table:formula="of:=COUNTIF([.$M$14:.$M$17];&quot;&gt;=&quot;&amp;[.M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Squadre.A$3:$Squadre.D$34];MATCH(1;([$Squadre.C$3:$Squadre.C$34]=[.$B17])*([$Squadre.D$3:$Squadre.D$34]=[.$C17]);0);2)&amp;&quot; (&quot;&amp;INDEX([$Squadre.A$3:$Squadre.D$34];MATCH(1;([$Squadre.C$3:$Squadre.C$34]=[.$B17])*([$Squadre.D$3:$Squadre.D$34]=[.$C17]);0);1)&amp;&quot;)&quot;;&quot;DA SISTEMARE&quot;)" office:value-type="string" office:string-value="Iguane (12)" calcext:value-type="string">
            <text:p>Iguane (12)</text:p>
          </table:table-cell>
          <table:table-cell table:style-name="ce421" table:formula="of:=[.F17]+[.G17]+[.H17]" office:value-type="float" office:value="3" calcext:value-type="float">
            <text:p>3</text:p>
          </table:table-cell>
          <table:table-cell table:style-name="ce421" table:formula="of:=SUMIF([$'Partite Gironi'.$D$2:$'Partite Gironi'.$D$49];[.D17];[$'Partite Gironi'.$H$2:$'Partite Gironi'.$H$49])+SUMIF([$'Partite Gironi'.$F$2:$'Partite Gironi'.$F$49];[.D17];[$'Partite Gironi'.$N$2:$'Partite Gironi'.$N$49])" office:value-type="float" office:value="0" calcext:value-type="float">
            <text:p>0</text:p>
          </table:table-cell>
          <table:table-cell table:style-name="ce421" table:formula="of:=SUMIF([$'Partite Gironi'.$D$2:$'Partite Gironi'.$D$49];[.D17];[$'Partite Gironi'.$I$2:$'Partite Gironi'.$I$49])+SUMIF([$'Partite Gironi'.$F$2:$'Partite Gironi'.$F$49];[.D17];[$'Partite Gironi'.$O$2:$'Partite Gironi'.$O$49])" office:value-type="float" office:value="3" calcext:value-type="float">
            <text:p>3</text:p>
          </table:table-cell>
          <table:table-cell table:style-name="ce421" table:formula="of:=SUMIF([$'Partite Gironi'.$D$2:$'Partite Gironi'.$D$49];[.D17];[$'Partite Gironi'.$J$2:$'Partite Gironi'.$J$49])+SUMIF([$'Partite Gironi'.$F$2:$'Partite Gironi'.$F$49];[.D17];[$'Partite Gironi'.$P$2:$'Partite Gironi'.$P$49])" office:value-type="float" office:value="0" calcext:value-type="float">
            <text:p>0</text:p>
          </table:table-cell>
          <table:table-cell table:style-name="ce421" table:formula="of:=2*[.F17]+1*[.G17]+0*[.H17]" office:value-type="float" office:value="3" calcext:value-type="float">
            <text:p>3</text:p>
          </table:table-cell>
          <table:table-cell table:style-name="ce421" table:formula="of:=SUMIF([$'Partite Gironi'.$D$2:$'Partite Gironi'.$D$49];[.D17];[$'Partite Gironi'.$K$2:$'Partite Gironi'.$K$49])+SUMIF([$'Partite Gironi'.$F$2:$'Partite Gironi'.$F$49];[.D17];[$'Partite Gironi'.$Q$2:$'Partite Gironi'.$Q$49])" office:value-type="float" office:value="101" calcext:value-type="float">
            <text:p>101</text:p>
          </table:table-cell>
          <table:table-cell table:style-name="ce421" table:formula="of:=SUMIF([$'Partite Gironi'.$D$2:$'Partite Gironi'.$D$49];[.D17];[$'Partite Gironi'.$L$2:$'Partite Gironi'.$L$49])+SUMIF([$'Partite Gironi'.$F$2:$'Partite Gironi'.$F$49];[.D17];[$'Partite Gironi'.$R$2:$'Partite Gironi'.$R$49])" office:value-type="float" office:value="213" calcext:value-type="float">
            <text:p>213</text:p>
          </table:table-cell>
          <table:table-cell table:style-name="ce421" table:formula="of:=SUMIF([$'Partite Gironi'.$D$2:$'Partite Gironi'.$D$49];[.D17];[$'Partite Gironi'.$M$2:$'Partite Gironi'.$M$49])+SUMIF([$'Partite Gironi'.$F$2:$'Partite Gironi'.$F$49];[.D17];[$'Partite Gironi'.$S$2:$'Partite Gironi'.$S$49])" office:value-type="float" office:value="-112" calcext:value-type="float">
            <text:p>-112</text:p>
          </table:table-cell>
          <table:table-cell table:style-name="ce424" table:formula="of:=[.I17]+(500+0)*10^-3+(500+[.L17])*10^-6" office:value-type="float" office:value="3.500388" calcext:value-type="float">
            <text:p>3,5003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20:.$M$23];&quot;&gt;=&quot;&amp;[.M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Squadre.A$3:$Squadre.D$34];MATCH(1;([$Squadre.C$3:$Squadre.C$34]=[.$B20])*([$Squadre.D$3:$Squadre.D$34]=[.$C20]);0);2)&amp;&quot; (&quot;&amp;INDEX([$Squadre.A$3:$Squadre.D$34];MATCH(1;([$Squadre.C$3:$Squadre.C$34]=[.$B20])*([$Squadre.D$3:$Squadre.D$34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419" table:formula="of:=[.F20]+[.G20]+[.H20]" office:value-type="float" office:value="3" calcext:value-type="float">
            <text:p>3</text:p>
          </table:table-cell>
          <table:table-cell table:style-name="ce419" table:formula="of:=SUMIF([$'Partite Gironi'.$D$2:$'Partite Gironi'.$D$49];[.D20];[$'Partite Gironi'.$H$2:$'Partite Gironi'.$H$49])+SUMIF([$'Partite Gironi'.$F$2:$'Partite Gironi'.$F$49];[.D20];[$'Partite Gironi'.$N$2:$'Partite Gironi'.$N$49])" office:value-type="float" office:value="1" calcext:value-type="float">
            <text:p>1</text:p>
          </table:table-cell>
          <table:table-cell table:style-name="ce419" table:formula="of:=SUMIF([$'Partite Gironi'.$D$2:$'Partite Gironi'.$D$49];[.D20];[$'Partite Gironi'.$I$2:$'Partite Gironi'.$I$49])+SUMIF([$'Partite Gironi'.$F$2:$'Partite Gironi'.$F$49];[.D20];[$'Partite Gironi'.$O$2:$'Partite Gironi'.$O$49])" office:value-type="float" office:value="2" calcext:value-type="float">
            <text:p>2</text:p>
          </table:table-cell>
          <table:table-cell table:style-name="ce419" table:formula="of:=SUMIF([$'Partite Gironi'.$D$2:$'Partite Gironi'.$D$49];[.D20];[$'Partite Gironi'.$J$2:$'Partite Gironi'.$J$49])+SUMIF([$'Partite Gironi'.$F$2:$'Partite Gironi'.$F$49];[.D20];[$'Partite Gironi'.$P$2:$'Partite Gironi'.$P$49])" office:value-type="float" office:value="0" calcext:value-type="float">
            <text:p>0</text:p>
          </table:table-cell>
          <table:table-cell table:style-name="ce419" table:formula="of:=2*[.F20]+1*[.G20]+0*[.H20]" office:value-type="float" office:value="4" calcext:value-type="float">
            <text:p>4</text:p>
          </table:table-cell>
          <table:table-cell table:style-name="ce419" table:formula="of:=SUMIF([$'Partite Gironi'.$D$2:$'Partite Gironi'.$D$49];[.D20];[$'Partite Gironi'.$K$2:$'Partite Gironi'.$K$49])+SUMIF([$'Partite Gironi'.$F$2:$'Partite Gironi'.$F$49];[.D20];[$'Partite Gironi'.$Q$2:$'Partite Gironi'.$Q$49])" office:value-type="float" office:value="171" calcext:value-type="float">
            <text:p>171</text:p>
          </table:table-cell>
          <table:table-cell table:style-name="ce419" table:formula="of:=SUMIF([$'Partite Gironi'.$D$2:$'Partite Gironi'.$D$49];[.D20];[$'Partite Gironi'.$L$2:$'Partite Gironi'.$L$49])+SUMIF([$'Partite Gironi'.$F$2:$'Partite Gironi'.$F$49];[.D20];[$'Partite Gironi'.$R$2:$'Partite Gironi'.$R$49])" office:value-type="float" office:value="161" calcext:value-type="float">
            <text:p>161</text:p>
          </table:table-cell>
          <table:table-cell table:style-name="ce419" table:formula="of:=SUMIF([$'Partite Gironi'.$D$2:$'Partite Gironi'.$D$49];[.D20];[$'Partite Gironi'.$M$2:$'Partite Gironi'.$M$49])+SUMIF([$'Partite Gironi'.$F$2:$'Partite Gironi'.$F$49];[.D20];[$'Partite Gironi'.$S$2:$'Partite Gironi'.$S$49])" office:value-type="float" office:value="10" calcext:value-type="float">
            <text:p>10</text:p>
          </table:table-cell>
          <table:table-cell table:style-name="ce422" table:formula="of:=[.I20]+(500+0)*10^-3+(500+[.L20])*10^-6" office:value-type="float" office:value="4.50051" calcext:value-type="float">
            <text:p>4,500510</text:p>
          </table:table-cell>
          <table:table-cell table:number-columns-repeated="1011"/>
        </table:table-row>
        <table:table-row table:style-name="ro2">
          <table:table-cell table:style-name="ce383" table:formula="of:=COUNTIF([.$M$20:.$M$23];&quot;&gt;=&quot;&amp;[.M21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Squadre.A$3:$Squadre.D$34];MATCH(1;([$Squadre.C$3:$Squadre.C$34]=[.$B21])*([$Squadre.D$3:$Squadre.D$34]=[.$C21]);0);2)&amp;&quot; (&quot;&amp;INDEX([$Squadre.A$3:$Squadre.D$34];MATCH(1;([$Squadre.C$3:$Squadre.C$34]=[.$B21])*([$Squadre.D$3:$Squadre.D$34]=[.$C21]);0);1)&amp;&quot;)&quot;;&quot;DA SISTEMARE&quot;)" office:value-type="string" office:string-value="Pitoni (14)" calcext:value-type="string">
            <text:p>Pitoni (14)</text:p>
          </table:table-cell>
          <table:table-cell table:style-name="ce420" table:formula="of:=[.F21]+[.G21]+[.H21]" office:value-type="float" office:value="3" calcext:value-type="float">
            <text:p>3</text:p>
          </table:table-cell>
          <table:table-cell table:style-name="ce420" table:formula="of:=SUMIF([$'Partite Gironi'.$D$2:$'Partite Gironi'.$D$49];[.D21];[$'Partite Gironi'.$H$2:$'Partite Gironi'.$H$49])+SUMIF([$'Partite Gironi'.$F$2:$'Partite Gironi'.$F$49];[.D21];[$'Partite Gironi'.$N$2:$'Partite Gironi'.$N$49])" office:value-type="float" office:value="2" calcext:value-type="float">
            <text:p>2</text:p>
          </table:table-cell>
          <table:table-cell table:style-name="ce420" table:formula="of:=SUMIF([$'Partite Gironi'.$D$2:$'Partite Gironi'.$D$49];[.D21];[$'Partite Gironi'.$I$2:$'Partite Gironi'.$I$49])+SUMIF([$'Partite Gironi'.$F$2:$'Partite Gironi'.$F$49];[.D21];[$'Partite Gironi'.$O$2:$'Partite Gironi'.$O$49])" office:value-type="float" office:value="1" calcext:value-type="float">
            <text:p>1</text:p>
          </table:table-cell>
          <table:table-cell table:style-name="ce420" table:formula="of:=SUMIF([$'Partite Gironi'.$D$2:$'Partite Gironi'.$D$49];[.D21];[$'Partite Gironi'.$J$2:$'Partite Gironi'.$J$49])+SUMIF([$'Partite Gironi'.$F$2:$'Partite Gironi'.$F$49];[.D21];[$'Partite Gironi'.$P$2:$'Partite Gironi'.$P$49])" office:value-type="float" office:value="0" calcext:value-type="float">
            <text:p>0</text:p>
          </table:table-cell>
          <table:table-cell table:style-name="ce420" table:formula="of:=2*[.F21]+1*[.G21]+0*[.H21]" office:value-type="float" office:value="5" calcext:value-type="float">
            <text:p>5</text:p>
          </table:table-cell>
          <table:table-cell table:style-name="ce420" table:formula="of:=SUMIF([$'Partite Gironi'.$D$2:$'Partite Gironi'.$D$49];[.D21];[$'Partite Gironi'.$K$2:$'Partite Gironi'.$K$49])+SUMIF([$'Partite Gironi'.$F$2:$'Partite Gironi'.$F$49];[.D21];[$'Partite Gironi'.$Q$2:$'Partite Gironi'.$Q$49])" office:value-type="float" office:value="218" calcext:value-type="float">
            <text:p>218</text:p>
          </table:table-cell>
          <table:table-cell table:style-name="ce420" table:formula="of:=SUMIF([$'Partite Gironi'.$D$2:$'Partite Gironi'.$D$49];[.D21];[$'Partite Gironi'.$L$2:$'Partite Gironi'.$L$49])+SUMIF([$'Partite Gironi'.$F$2:$'Partite Gironi'.$F$49];[.D21];[$'Partite Gironi'.$R$2:$'Partite Gironi'.$R$49])" office:value-type="float" office:value="206" calcext:value-type="float">
            <text:p>206</text:p>
          </table:table-cell>
          <table:table-cell table:style-name="ce420" table:formula="of:=SUMIF([$'Partite Gironi'.$D$2:$'Partite Gironi'.$D$49];[.D21];[$'Partite Gironi'.$M$2:$'Partite Gironi'.$M$49])+SUMIF([$'Partite Gironi'.$F$2:$'Partite Gironi'.$F$49];[.D21];[$'Partite Gironi'.$S$2:$'Partite Gironi'.$S$49])" office:value-type="float" office:value="12" calcext:value-type="float">
            <text:p>12</text:p>
          </table:table-cell>
          <table:table-cell table:style-name="ce423" table:formula="of:=[.I21]+(500+0)*10^-3+(500+[.L21])*10^-6" office:value-type="float" office:value="5.500512" calcext:value-type="float">
            <text:p>5,500512</text:p>
          </table:table-cell>
          <table:table-cell table:number-columns-repeated="1011"/>
        </table:table-row>
        <table:table-row table:style-name="ro2">
          <table:table-cell table:style-name="ce383" table:formula="of:=COUNTIF([.$M$20:.$M$23];&quot;&gt;=&quot;&amp;[.M22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Squadre.A$3:$Squadre.D$34];MATCH(1;([$Squadre.C$3:$Squadre.C$34]=[.$B22])*([$Squadre.D$3:$Squadre.D$34]=[.$C22]);0);2)&amp;&quot; (&quot;&amp;INDEX([$Squadre.A$3:$Squadre.D$34];MATCH(1;([$Squadre.C$3:$Squadre.C$34]=[.$B22])*([$Squadre.D$3:$Squadre.D$34]=[.$C22]);0);1)&amp;&quot;)&quot;;&quot;DA SISTEMARE&quot;)" office:value-type="string" office:string-value="Aquile (15)" calcext:value-type="string">
            <text:p>Aquile (15)</text:p>
          </table:table-cell>
          <table:table-cell table:style-name="ce420" table:formula="of:=[.F22]+[.G22]+[.H22]" office:value-type="float" office:value="3" calcext:value-type="float">
            <text:p>3</text:p>
          </table:table-cell>
          <table:table-cell table:style-name="ce420" table:formula="of:=SUMIF([$'Partite Gironi'.$D$2:$'Partite Gironi'.$D$49];[.D22];[$'Partite Gironi'.$H$2:$'Partite Gironi'.$H$49])+SUMIF([$'Partite Gironi'.$F$2:$'Partite Gironi'.$F$49];[.D22];[$'Partite Gironi'.$N$2:$'Partite Gironi'.$N$49])" office:value-type="float" office:value="2" calcext:value-type="float">
            <text:p>2</text:p>
          </table:table-cell>
          <table:table-cell table:style-name="ce420" table:formula="of:=SUMIF([$'Partite Gironi'.$D$2:$'Partite Gironi'.$D$49];[.D22];[$'Partite Gironi'.$I$2:$'Partite Gironi'.$I$49])+SUMIF([$'Partite Gironi'.$F$2:$'Partite Gironi'.$F$49];[.D22];[$'Partite Gironi'.$O$2:$'Partite Gironi'.$O$49])" office:value-type="float" office:value="1" calcext:value-type="float">
            <text:p>1</text:p>
          </table:table-cell>
          <table:table-cell table:style-name="ce420" table:formula="of:=SUMIF([$'Partite Gironi'.$D$2:$'Partite Gironi'.$D$49];[.D22];[$'Partite Gironi'.$J$2:$'Partite Gironi'.$J$49])+SUMIF([$'Partite Gironi'.$F$2:$'Partite Gironi'.$F$49];[.D22];[$'Partite Gironi'.$P$2:$'Partite Gironi'.$P$49])" office:value-type="float" office:value="0" calcext:value-type="float">
            <text:p>0</text:p>
          </table:table-cell>
          <table:table-cell table:style-name="ce420" table:formula="of:=2*[.F22]+1*[.G22]+0*[.H22]" office:value-type="float" office:value="5" calcext:value-type="float">
            <text:p>5</text:p>
          </table:table-cell>
          <table:table-cell table:style-name="ce420" table:formula="of:=SUMIF([$'Partite Gironi'.$D$2:$'Partite Gironi'.$D$49];[.D22];[$'Partite Gironi'.$K$2:$'Partite Gironi'.$K$49])+SUMIF([$'Partite Gironi'.$F$2:$'Partite Gironi'.$F$49];[.D22];[$'Partite Gironi'.$Q$2:$'Partite Gironi'.$Q$49])" office:value-type="float" office:value="154" calcext:value-type="float">
            <text:p>154</text:p>
          </table:table-cell>
          <table:table-cell table:style-name="ce420" table:formula="of:=SUMIF([$'Partite Gironi'.$D$2:$'Partite Gironi'.$D$49];[.D22];[$'Partite Gironi'.$L$2:$'Partite Gironi'.$L$49])+SUMIF([$'Partite Gironi'.$F$2:$'Partite Gironi'.$F$49];[.D22];[$'Partite Gironi'.$R$2:$'Partite Gironi'.$R$49])" office:value-type="float" office:value="140" calcext:value-type="float">
            <text:p>140</text:p>
          </table:table-cell>
          <table:table-cell table:style-name="ce420" table:formula="of:=SUMIF([$'Partite Gironi'.$D$2:$'Partite Gironi'.$D$49];[.D22];[$'Partite Gironi'.$M$2:$'Partite Gironi'.$M$49])+SUMIF([$'Partite Gironi'.$F$2:$'Partite Gironi'.$F$49];[.D22];[$'Partite Gironi'.$S$2:$'Partite Gironi'.$S$49])" office:value-type="float" office:value="14" calcext:value-type="float">
            <text:p>14</text:p>
          </table:table-cell>
          <table:table-cell table:style-name="ce423" table:formula="of:=[.I22]+(500+0)*10^-3+(500+[.L22])*10^-6" office:value-type="float" office:value="5.500514" calcext:value-type="float">
            <text:p>5,500514</text:p>
          </table:table-cell>
          <table:table-cell table:number-columns-repeated="1011"/>
        </table:table-row>
        <table:table-row table:style-name="ro2">
          <table:table-cell table:style-name="ce384" table:formula="of:=COUNTIF([.$M$20:.$M$23];&quot;&gt;=&quot;&amp;[.M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Squadre.A$3:$Squadre.D$34];MATCH(1;([$Squadre.C$3:$Squadre.C$34]=[.$B23])*([$Squadre.D$3:$Squadre.D$34]=[.$C23]);0);2)&amp;&quot; (&quot;&amp;INDEX([$Squadre.A$3:$Squadre.D$34];MATCH(1;([$Squadre.C$3:$Squadre.C$34]=[.$B23])*([$Squadre.D$3:$Squadre.D$34]=[.$C23]);0);1)&amp;&quot;)&quot;;&quot;DA SISTEMARE&quot;)" office:value-type="string" office:string-value="Falchi (16)" calcext:value-type="string">
            <text:p>Falchi (16)</text:p>
          </table:table-cell>
          <table:table-cell table:style-name="ce421" table:formula="of:=[.F23]+[.G23]+[.H23]" office:value-type="float" office:value="3" calcext:value-type="float">
            <text:p>3</text:p>
          </table:table-cell>
          <table:table-cell table:style-name="ce421" table:formula="of:=SUMIF([$'Partite Gironi'.$D$2:$'Partite Gironi'.$D$49];[.D23];[$'Partite Gironi'.$H$2:$'Partite Gironi'.$H$49])+SUMIF([$'Partite Gironi'.$F$2:$'Partite Gironi'.$F$49];[.D23];[$'Partite Gironi'.$N$2:$'Partite Gironi'.$N$49])" office:value-type="float" office:value="1" calcext:value-type="float">
            <text:p>1</text:p>
          </table:table-cell>
          <table:table-cell table:style-name="ce421" table:formula="of:=SUMIF([$'Partite Gironi'.$D$2:$'Partite Gironi'.$D$49];[.D23];[$'Partite Gironi'.$I$2:$'Partite Gironi'.$I$49])+SUMIF([$'Partite Gironi'.$F$2:$'Partite Gironi'.$F$49];[.D23];[$'Partite Gironi'.$O$2:$'Partite Gironi'.$O$49])" office:value-type="float" office:value="2" calcext:value-type="float">
            <text:p>2</text:p>
          </table:table-cell>
          <table:table-cell table:style-name="ce421" table:formula="of:=SUMIF([$'Partite Gironi'.$D$2:$'Partite Gironi'.$D$49];[.D23];[$'Partite Gironi'.$J$2:$'Partite Gironi'.$J$49])+SUMIF([$'Partite Gironi'.$F$2:$'Partite Gironi'.$F$49];[.D23];[$'Partite Gironi'.$P$2:$'Partite Gironi'.$P$49])" office:value-type="float" office:value="0" calcext:value-type="float">
            <text:p>0</text:p>
          </table:table-cell>
          <table:table-cell table:style-name="ce421" table:formula="of:=2*[.F23]+1*[.G23]+0*[.H23]" office:value-type="float" office:value="4" calcext:value-type="float">
            <text:p>4</text:p>
          </table:table-cell>
          <table:table-cell table:style-name="ce421" table:formula="of:=SUMIF([$'Partite Gironi'.$D$2:$'Partite Gironi'.$D$49];[.D23];[$'Partite Gironi'.$K$2:$'Partite Gironi'.$K$49])+SUMIF([$'Partite Gironi'.$F$2:$'Partite Gironi'.$F$49];[.D23];[$'Partite Gironi'.$Q$2:$'Partite Gironi'.$Q$49])" office:value-type="float" office:value="173" calcext:value-type="float">
            <text:p>173</text:p>
          </table:table-cell>
          <table:table-cell table:style-name="ce421" table:formula="of:=SUMIF([$'Partite Gironi'.$D$2:$'Partite Gironi'.$D$49];[.D23];[$'Partite Gironi'.$L$2:$'Partite Gironi'.$L$49])+SUMIF([$'Partite Gironi'.$F$2:$'Partite Gironi'.$F$49];[.D23];[$'Partite Gironi'.$R$2:$'Partite Gironi'.$R$49])" office:value-type="float" office:value="209" calcext:value-type="float">
            <text:p>209</text:p>
          </table:table-cell>
          <table:table-cell table:style-name="ce421" table:formula="of:=SUMIF([$'Partite Gironi'.$D$2:$'Partite Gironi'.$D$49];[.D23];[$'Partite Gironi'.$M$2:$'Partite Gironi'.$M$49])+SUMIF([$'Partite Gironi'.$F$2:$'Partite Gironi'.$F$49];[.D23];[$'Partite Gironi'.$S$2:$'Partite Gironi'.$S$49])" office:value-type="float" office:value="-36" calcext:value-type="float">
            <text:p>-36</text:p>
          </table:table-cell>
          <table:table-cell table:style-name="ce424" table:formula="of:=[.I23]+(500+0)*10^-3+(500+[.L23])*10^-6" office:value-type="float" office:value="4.500464" calcext:value-type="float">
            <text:p>4,5004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26:.$M$29];&quot;&gt;=&quot;&amp;[.M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Squadre.A$3:$Squadre.D$34];MATCH(1;([$Squadre.C$3:$Squadre.C$34]=[.$B26])*([$Squadre.D$3:$Squadre.D$34]=[.$C26]);0);2)&amp;&quot; (&quot;&amp;INDEX([$Squadre.A$3:$Squadre.D$34];MATCH(1;([$Squadre.C$3:$Squadre.C$34]=[.$B26])*([$Squadre.D$3:$Squadre.D$34]=[.$C26]);0);1)&amp;&quot;)&quot;;&quot;DA SISTEMARE&quot;)" office:value-type="string" office:string-value="Bisonti (17)" calcext:value-type="string">
            <text:p>Bisonti (17)</text:p>
          </table:table-cell>
          <table:table-cell table:style-name="ce419" table:formula="of:=[.F26]+[.G26]+[.H26]" office:value-type="float" office:value="3" calcext:value-type="float">
            <text:p>3</text:p>
          </table:table-cell>
          <table:table-cell table:style-name="ce419" table:formula="of:=SUMIF([$'Partite Gironi'.$D$2:$'Partite Gironi'.$D$49];[.D26];[$'Partite Gironi'.$H$2:$'Partite Gironi'.$H$49])+SUMIF([$'Partite Gironi'.$F$2:$'Partite Gironi'.$F$49];[.D26];[$'Partite Gironi'.$N$2:$'Partite Gironi'.$N$49])" office:value-type="float" office:value="1" calcext:value-type="float">
            <text:p>1</text:p>
          </table:table-cell>
          <table:table-cell table:style-name="ce419" table:formula="of:=SUMIF([$'Partite Gironi'.$D$2:$'Partite Gironi'.$D$49];[.D26];[$'Partite Gironi'.$I$2:$'Partite Gironi'.$I$49])+SUMIF([$'Partite Gironi'.$F$2:$'Partite Gironi'.$F$49];[.D26];[$'Partite Gironi'.$O$2:$'Partite Gironi'.$O$49])" office:value-type="float" office:value="2" calcext:value-type="float">
            <text:p>2</text:p>
          </table:table-cell>
          <table:table-cell table:style-name="ce419" table:formula="of:=SUMIF([$'Partite Gironi'.$D$2:$'Partite Gironi'.$D$49];[.D26];[$'Partite Gironi'.$J$2:$'Partite Gironi'.$J$49])+SUMIF([$'Partite Gironi'.$F$2:$'Partite Gironi'.$F$49];[.D26];[$'Partite Gironi'.$P$2:$'Partite Gironi'.$P$49])" office:value-type="float" office:value="0" calcext:value-type="float">
            <text:p>0</text:p>
          </table:table-cell>
          <table:table-cell table:style-name="ce419" table:formula="of:=2*[.F26]+1*[.G26]+0*[.H26]" office:value-type="float" office:value="4" calcext:value-type="float">
            <text:p>4</text:p>
          </table:table-cell>
          <table:table-cell table:style-name="ce419" table:formula="of:=SUMIF([$'Partite Gironi'.$D$2:$'Partite Gironi'.$D$49];[.D26];[$'Partite Gironi'.$K$2:$'Partite Gironi'.$K$49])+SUMIF([$'Partite Gironi'.$F$2:$'Partite Gironi'.$F$49];[.D26];[$'Partite Gironi'.$Q$2:$'Partite Gironi'.$Q$49])" office:value-type="float" office:value="148" calcext:value-type="float">
            <text:p>148</text:p>
          </table:table-cell>
          <table:table-cell table:style-name="ce419" table:formula="of:=SUMIF([$'Partite Gironi'.$D$2:$'Partite Gironi'.$D$49];[.D26];[$'Partite Gironi'.$L$2:$'Partite Gironi'.$L$49])+SUMIF([$'Partite Gironi'.$F$2:$'Partite Gironi'.$F$49];[.D26];[$'Partite Gironi'.$R$2:$'Partite Gironi'.$R$49])" office:value-type="float" office:value="179" calcext:value-type="float">
            <text:p>179</text:p>
          </table:table-cell>
          <table:table-cell table:style-name="ce419" table:formula="of:=SUMIF([$'Partite Gironi'.$D$2:$'Partite Gironi'.$D$49];[.D26];[$'Partite Gironi'.$M$2:$'Partite Gironi'.$M$49])+SUMIF([$'Partite Gironi'.$F$2:$'Partite Gironi'.$F$49];[.D26];[$'Partite Gironi'.$S$2:$'Partite Gironi'.$S$49])" office:value-type="float" office:value="-31" calcext:value-type="float">
            <text:p>-31</text:p>
          </table:table-cell>
          <table:table-cell table:style-name="ce422" table:formula="of:=[.I26]+(500+0)*10^-3+(500+[.L26])*10^-6" office:value-type="float" office:value="4.500469" calcext:value-type="float">
            <text:p>4,500469</text:p>
          </table:table-cell>
          <table:table-cell table:number-columns-repeated="1011"/>
        </table:table-row>
        <table:table-row table:style-name="ro2">
          <table:table-cell table:style-name="ce383" table:formula="of:=COUNTIF([.$M$26:.$M$29];&quot;&gt;=&quot;&amp;[.M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Squadre.A$3:$Squadre.D$34];MATCH(1;([$Squadre.C$3:$Squadre.C$34]=[.$B27])*([$Squadre.D$3:$Squadre.D$34]=[.$C27]);0);2)&amp;&quot; (&quot;&amp;INDEX([$Squadre.A$3:$Squadre.D$34];MATCH(1;([$Squadre.C$3:$Squadre.C$34]=[.$B27])*([$Squadre.D$3:$Squadre.D$34]=[.$C27]);0);1)&amp;&quot;)&quot;;&quot;DA SISTEMARE&quot;)" office:value-type="string" office:string-value="Bufali (18)" calcext:value-type="string">
            <text:p>Bufali (18)</text:p>
          </table:table-cell>
          <table:table-cell table:style-name="ce420" table:formula="of:=[.F27]+[.G27]+[.H27]" office:value-type="float" office:value="3" calcext:value-type="float">
            <text:p>3</text:p>
          </table:table-cell>
          <table:table-cell table:style-name="ce420" table:formula="of:=SUMIF([$'Partite Gironi'.$D$2:$'Partite Gironi'.$D$49];[.D27];[$'Partite Gironi'.$H$2:$'Partite Gironi'.$H$49])+SUMIF([$'Partite Gironi'.$F$2:$'Partite Gironi'.$F$49];[.D27];[$'Partite Gironi'.$N$2:$'Partite Gironi'.$N$49])" office:value-type="float" office:value="2" calcext:value-type="float">
            <text:p>2</text:p>
          </table:table-cell>
          <table:table-cell table:style-name="ce420" table:formula="of:=SUMIF([$'Partite Gironi'.$D$2:$'Partite Gironi'.$D$49];[.D27];[$'Partite Gironi'.$I$2:$'Partite Gironi'.$I$49])+SUMIF([$'Partite Gironi'.$F$2:$'Partite Gironi'.$F$49];[.D27];[$'Partite Gironi'.$O$2:$'Partite Gironi'.$O$49])" office:value-type="float" office:value="0" calcext:value-type="float">
            <text:p>0</text:p>
          </table:table-cell>
          <table:table-cell table:style-name="ce420" table:formula="of:=SUMIF([$'Partite Gironi'.$D$2:$'Partite Gironi'.$D$49];[.D27];[$'Partite Gironi'.$J$2:$'Partite Gironi'.$J$49])+SUMIF([$'Partite Gironi'.$F$2:$'Partite Gironi'.$F$49];[.D27];[$'Partite Gironi'.$P$2:$'Partite Gironi'.$P$49])" office:value-type="float" office:value="1" calcext:value-type="float">
            <text:p>1</text:p>
          </table:table-cell>
          <table:table-cell table:style-name="ce420" table:formula="of:=2*[.F27]+1*[.G27]+0*[.H27]" office:value-type="float" office:value="4" calcext:value-type="float">
            <text:p>4</text:p>
          </table:table-cell>
          <table:table-cell table:style-name="ce420" table:formula="of:=SUMIF([$'Partite Gironi'.$D$2:$'Partite Gironi'.$D$49];[.D27];[$'Partite Gironi'.$K$2:$'Partite Gironi'.$K$49])+SUMIF([$'Partite Gironi'.$F$2:$'Partite Gironi'.$F$49];[.D27];[$'Partite Gironi'.$Q$2:$'Partite Gironi'.$Q$49])" office:value-type="float" office:value="163" calcext:value-type="float">
            <text:p>163</text:p>
          </table:table-cell>
          <table:table-cell table:style-name="ce420" table:formula="of:=SUMIF([$'Partite Gironi'.$D$2:$'Partite Gironi'.$D$49];[.D27];[$'Partite Gironi'.$L$2:$'Partite Gironi'.$L$49])+SUMIF([$'Partite Gironi'.$F$2:$'Partite Gironi'.$F$49];[.D27];[$'Partite Gironi'.$R$2:$'Partite Gironi'.$R$49])" office:value-type="float" office:value="155" calcext:value-type="float">
            <text:p>155</text:p>
          </table:table-cell>
          <table:table-cell table:style-name="ce420" table:formula="of:=SUMIF([$'Partite Gironi'.$D$2:$'Partite Gironi'.$D$49];[.D27];[$'Partite Gironi'.$M$2:$'Partite Gironi'.$M$49])+SUMIF([$'Partite Gironi'.$F$2:$'Partite Gironi'.$F$49];[.D27];[$'Partite Gironi'.$S$2:$'Partite Gironi'.$S$49])" office:value-type="float" office:value="8" calcext:value-type="float">
            <text:p>8</text:p>
          </table:table-cell>
          <table:table-cell table:style-name="ce423" table:formula="of:=[.I27]+(500+0)*10^-3+(500+[.L27])*10^-6" office:value-type="float" office:value="4.500508" calcext:value-type="float">
            <text:p>4,500508</text:p>
          </table:table-cell>
          <table:table-cell table:number-columns-repeated="1011"/>
        </table:table-row>
        <table:table-row table:style-name="ro2">
          <table:table-cell table:style-name="ce383" table:formula="of:=COUNTIF([.$M$26:.$M$29];&quot;&gt;=&quot;&amp;[.M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Squadre.A$3:$Squadre.D$34];MATCH(1;([$Squadre.C$3:$Squadre.C$34]=[.$B28])*([$Squadre.D$3:$Squadre.D$34]=[.$C28]);0);2)&amp;&quot; (&quot;&amp;INDEX([$Squadre.A$3:$Squadre.D$34];MATCH(1;([$Squadre.C$3:$Squadre.C$34]=[.$B28])*([$Squadre.D$3:$Squadre.D$34]=[.$C28]);0);1)&amp;&quot;)&quot;;&quot;DA SISTEMARE&quot;)" office:value-type="string" office:string-value="Cervi (19)" calcext:value-type="string">
            <text:p>Cervi (19)</text:p>
          </table:table-cell>
          <table:table-cell table:style-name="ce420" table:formula="of:=[.F28]+[.G28]+[.H28]" office:value-type="float" office:value="3" calcext:value-type="float">
            <text:p>3</text:p>
          </table:table-cell>
          <table:table-cell table:style-name="ce420" table:formula="of:=SUMIF([$'Partite Gironi'.$D$2:$'Partite Gironi'.$D$49];[.D28];[$'Partite Gironi'.$H$2:$'Partite Gironi'.$H$49])+SUMIF([$'Partite Gironi'.$F$2:$'Partite Gironi'.$F$49];[.D28];[$'Partite Gironi'.$N$2:$'Partite Gironi'.$N$49])" office:value-type="float" office:value="0" calcext:value-type="float">
            <text:p>0</text:p>
          </table:table-cell>
          <table:table-cell table:style-name="ce420" table:formula="of:=SUMIF([$'Partite Gironi'.$D$2:$'Partite Gironi'.$D$49];[.D28];[$'Partite Gironi'.$I$2:$'Partite Gironi'.$I$49])+SUMIF([$'Partite Gironi'.$F$2:$'Partite Gironi'.$F$49];[.D28];[$'Partite Gironi'.$O$2:$'Partite Gironi'.$O$49])" office:value-type="float" office:value="1" calcext:value-type="float">
            <text:p>1</text:p>
          </table:table-cell>
          <table:table-cell table:style-name="ce420" table:formula="of:=SUMIF([$'Partite Gironi'.$D$2:$'Partite Gironi'.$D$49];[.D28];[$'Partite Gironi'.$J$2:$'Partite Gironi'.$J$49])+SUMIF([$'Partite Gironi'.$F$2:$'Partite Gironi'.$F$49];[.D28];[$'Partite Gironi'.$P$2:$'Partite Gironi'.$P$49])" office:value-type="float" office:value="2" calcext:value-type="float">
            <text:p>2</text:p>
          </table:table-cell>
          <table:table-cell table:style-name="ce420" table:formula="of:=2*[.F28]+1*[.G28]+0*[.H28]" office:value-type="float" office:value="1" calcext:value-type="float">
            <text:p>1</text:p>
          </table:table-cell>
          <table:table-cell table:style-name="ce420" table:formula="of:=SUMIF([$'Partite Gironi'.$D$2:$'Partite Gironi'.$D$49];[.D28];[$'Partite Gironi'.$K$2:$'Partite Gironi'.$K$49])+SUMIF([$'Partite Gironi'.$F$2:$'Partite Gironi'.$F$49];[.D28];[$'Partite Gironi'.$Q$2:$'Partite Gironi'.$Q$49])" office:value-type="float" office:value="49" calcext:value-type="float">
            <text:p>49</text:p>
          </table:table-cell>
          <table:table-cell table:style-name="ce420" table:formula="of:=SUMIF([$'Partite Gironi'.$D$2:$'Partite Gironi'.$D$49];[.D28];[$'Partite Gironi'.$L$2:$'Partite Gironi'.$L$49])+SUMIF([$'Partite Gironi'.$F$2:$'Partite Gironi'.$F$49];[.D28];[$'Partite Gironi'.$R$2:$'Partite Gironi'.$R$49])" office:value-type="float" office:value="106" calcext:value-type="float">
            <text:p>106</text:p>
          </table:table-cell>
          <table:table-cell table:style-name="ce420" table:formula="of:=SUMIF([$'Partite Gironi'.$D$2:$'Partite Gironi'.$D$49];[.D28];[$'Partite Gironi'.$M$2:$'Partite Gironi'.$M$49])+SUMIF([$'Partite Gironi'.$F$2:$'Partite Gironi'.$F$49];[.D28];[$'Partite Gironi'.$S$2:$'Partite Gironi'.$S$49])" office:value-type="float" office:value="-57" calcext:value-type="float">
            <text:p>-57</text:p>
          </table:table-cell>
          <table:table-cell table:style-name="ce423" table:formula="of:=[.I28]+(500+0)*10^-3+(500+[.L28])*10^-6" office:value-type="float" office:value="1.500443" calcext:value-type="float">
            <text:p>1,500443</text:p>
          </table:table-cell>
          <table:table-cell table:number-columns-repeated="1011"/>
        </table:table-row>
        <table:table-row table:style-name="ro2">
          <table:table-cell table:style-name="ce384" table:formula="of:=COUNTIF([.$M$26:.$M$29];&quot;&gt;=&quot;&amp;[.M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Squadre.A$3:$Squadre.D$34];MATCH(1;([$Squadre.C$3:$Squadre.C$34]=[.$B29])*([$Squadre.D$3:$Squadre.D$34]=[.$C29]);0);2)&amp;&quot; (&quot;&amp;INDEX([$Squadre.A$3:$Squadre.D$34];MATCH(1;([$Squadre.C$3:$Squadre.C$34]=[.$B29])*([$Squadre.D$3:$Squadre.D$34]=[.$C29]);0);1)&amp;&quot;)&quot;;&quot;DA SISTEMARE&quot;)" office:value-type="string" office:string-value="Cinghiali (20)" calcext:value-type="string">
            <text:p>Cinghiali (20)</text:p>
          </table:table-cell>
          <table:table-cell table:style-name="ce421" table:formula="of:=[.F29]+[.G29]+[.H29]" office:value-type="float" office:value="3" calcext:value-type="float">
            <text:p>3</text:p>
          </table:table-cell>
          <table:table-cell table:style-name="ce421" table:formula="of:=SUMIF([$'Partite Gironi'.$D$2:$'Partite Gironi'.$D$49];[.D29];[$'Partite Gironi'.$H$2:$'Partite Gironi'.$H$49])+SUMIF([$'Partite Gironi'.$F$2:$'Partite Gironi'.$F$49];[.D29];[$'Partite Gironi'.$N$2:$'Partite Gironi'.$N$49])" office:value-type="float" office:value="3" calcext:value-type="float">
            <text:p>3</text:p>
          </table:table-cell>
          <table:table-cell table:style-name="ce421" table:formula="of:=SUMIF([$'Partite Gironi'.$D$2:$'Partite Gironi'.$D$49];[.D29];[$'Partite Gironi'.$I$2:$'Partite Gironi'.$I$49])+SUMIF([$'Partite Gironi'.$F$2:$'Partite Gironi'.$F$49];[.D29];[$'Partite Gironi'.$O$2:$'Partite Gironi'.$O$49])" office:value-type="float" office:value="0" calcext:value-type="float">
            <text:p>0</text:p>
          </table:table-cell>
          <table:table-cell table:style-name="ce421" table:formula="of:=SUMIF([$'Partite Gironi'.$D$2:$'Partite Gironi'.$D$49];[.D29];[$'Partite Gironi'.$J$2:$'Partite Gironi'.$J$49])+SUMIF([$'Partite Gironi'.$F$2:$'Partite Gironi'.$F$49];[.D29];[$'Partite Gironi'.$P$2:$'Partite Gironi'.$P$49])" office:value-type="float" office:value="0" calcext:value-type="float">
            <text:p>0</text:p>
          </table:table-cell>
          <table:table-cell table:style-name="ce421" table:formula="of:=2*[.F29]+1*[.G29]+0*[.H29]" office:value-type="float" office:value="6" calcext:value-type="float">
            <text:p>6</text:p>
          </table:table-cell>
          <table:table-cell table:style-name="ce421" table:formula="of:=SUMIF([$'Partite Gironi'.$D$2:$'Partite Gironi'.$D$49];[.D29];[$'Partite Gironi'.$K$2:$'Partite Gironi'.$K$49])+SUMIF([$'Partite Gironi'.$F$2:$'Partite Gironi'.$F$49];[.D29];[$'Partite Gironi'.$Q$2:$'Partite Gironi'.$Q$49])" office:value-type="float" office:value="122" calcext:value-type="float">
            <text:p>122</text:p>
          </table:table-cell>
          <table:table-cell table:style-name="ce421" table:formula="of:=SUMIF([$'Partite Gironi'.$D$2:$'Partite Gironi'.$D$49];[.D29];[$'Partite Gironi'.$L$2:$'Partite Gironi'.$L$49])+SUMIF([$'Partite Gironi'.$F$2:$'Partite Gironi'.$F$49];[.D29];[$'Partite Gironi'.$R$2:$'Partite Gironi'.$R$49])" office:value-type="float" office:value="42" calcext:value-type="float">
            <text:p>42</text:p>
          </table:table-cell>
          <table:table-cell table:style-name="ce421" table:formula="of:=SUMIF([$'Partite Gironi'.$D$2:$'Partite Gironi'.$D$49];[.D29];[$'Partite Gironi'.$M$2:$'Partite Gironi'.$M$49])+SUMIF([$'Partite Gironi'.$F$2:$'Partite Gironi'.$F$49];[.D29];[$'Partite Gironi'.$S$2:$'Partite Gironi'.$S$49])" office:value-type="float" office:value="80" calcext:value-type="float">
            <text:p>80</text:p>
          </table:table-cell>
          <table:table-cell table:style-name="ce424" table:formula="of:=[.I29]+(500+0)*10^-3+(500+[.L29])*10^-6" office:value-type="float" office:value="6.50058" calcext:value-type="float">
            <text:p>6,50058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32:.$M$35];&quot;&gt;=&quot;&amp;[.M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Squadre.A$3:$Squadre.D$34];MATCH(1;([$Squadre.C$3:$Squadre.C$34]=[.$B32])*([$Squadre.D$3:$Squadre.D$34]=[.$C32]);0);2)&amp;&quot; (&quot;&amp;INDEX([$Squadre.A$3:$Squadre.D$34];MATCH(1;([$Squadre.C$3:$Squadre.C$34]=[.$B32])*([$Squadre.D$3:$Squadre.D$34]=[.$C32]);0);1)&amp;&quot;)&quot;;&quot;DA SISTEMARE&quot;)" office:value-type="string" office:string-value="Balene (21)" calcext:value-type="string">
            <text:p>Balene (21)</text:p>
          </table:table-cell>
          <table:table-cell table:style-name="ce419" table:formula="of:=[.F32]+[.G32]+[.H32]" office:value-type="float" office:value="3" calcext:value-type="float">
            <text:p>3</text:p>
          </table:table-cell>
          <table:table-cell table:style-name="ce419" table:formula="of:=SUMIF([$'Partite Gironi'.$D$2:$'Partite Gironi'.$D$49];[.D32];[$'Partite Gironi'.$H$2:$'Partite Gironi'.$H$49])+SUMIF([$'Partite Gironi'.$F$2:$'Partite Gironi'.$F$49];[.D32];[$'Partite Gironi'.$N$2:$'Partite Gironi'.$N$49])" office:value-type="float" office:value="3" calcext:value-type="float">
            <text:p>3</text:p>
          </table:table-cell>
          <table:table-cell table:style-name="ce419" table:formula="of:=SUMIF([$'Partite Gironi'.$D$2:$'Partite Gironi'.$D$49];[.D32];[$'Partite Gironi'.$I$2:$'Partite Gironi'.$I$49])+SUMIF([$'Partite Gironi'.$F$2:$'Partite Gironi'.$F$49];[.D32];[$'Partite Gironi'.$O$2:$'Partite Gironi'.$O$49])" office:value-type="float" office:value="0" calcext:value-type="float">
            <text:p>0</text:p>
          </table:table-cell>
          <table:table-cell table:style-name="ce419" table:formula="of:=SUMIF([$'Partite Gironi'.$D$2:$'Partite Gironi'.$D$49];[.D32];[$'Partite Gironi'.$J$2:$'Partite Gironi'.$J$49])+SUMIF([$'Partite Gironi'.$F$2:$'Partite Gironi'.$F$49];[.D32];[$'Partite Gironi'.$P$2:$'Partite Gironi'.$P$49])" office:value-type="float" office:value="0" calcext:value-type="float">
            <text:p>0</text:p>
          </table:table-cell>
          <table:table-cell table:style-name="ce419" table:formula="of:=2*[.F32]+1*[.G32]+0*[.H32]" office:value-type="float" office:value="6" calcext:value-type="float">
            <text:p>6</text:p>
          </table:table-cell>
          <table:table-cell table:style-name="ce419" table:formula="of:=SUMIF([$'Partite Gironi'.$D$2:$'Partite Gironi'.$D$49];[.D32];[$'Partite Gironi'.$K$2:$'Partite Gironi'.$K$49])+SUMIF([$'Partite Gironi'.$F$2:$'Partite Gironi'.$F$49];[.D32];[$'Partite Gironi'.$Q$2:$'Partite Gironi'.$Q$49])" office:value-type="float" office:value="149" calcext:value-type="float">
            <text:p>149</text:p>
          </table:table-cell>
          <table:table-cell table:style-name="ce419" table:formula="of:=SUMIF([$'Partite Gironi'.$D$2:$'Partite Gironi'.$D$49];[.D32];[$'Partite Gironi'.$L$2:$'Partite Gironi'.$L$49])+SUMIF([$'Partite Gironi'.$F$2:$'Partite Gironi'.$F$49];[.D32];[$'Partite Gironi'.$R$2:$'Partite Gironi'.$R$49])" office:value-type="float" office:value="88" calcext:value-type="float">
            <text:p>88</text:p>
          </table:table-cell>
          <table:table-cell table:style-name="ce419" table:formula="of:=SUMIF([$'Partite Gironi'.$D$2:$'Partite Gironi'.$D$49];[.D32];[$'Partite Gironi'.$M$2:$'Partite Gironi'.$M$49])+SUMIF([$'Partite Gironi'.$F$2:$'Partite Gironi'.$F$49];[.D32];[$'Partite Gironi'.$S$2:$'Partite Gironi'.$S$49])" office:value-type="float" office:value="61" calcext:value-type="float">
            <text:p>61</text:p>
          </table:table-cell>
          <table:table-cell table:style-name="ce422" table:formula="of:=[.I32]+(500+0)*10^-3+(500+[.L32])*10^-6" office:value-type="float" office:value="6.500561" calcext:value-type="float">
            <text:p>6,500561</text:p>
          </table:table-cell>
          <table:table-cell table:number-columns-repeated="1011"/>
        </table:table-row>
        <table:table-row table:style-name="ro2">
          <table:table-cell table:style-name="ce383" table:formula="of:=COUNTIF([.$M$32:.$M$35];&quot;&gt;=&quot;&amp;[.M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Squadre.A$3:$Squadre.D$34];MATCH(1;([$Squadre.C$3:$Squadre.C$34]=[.$B33])*([$Squadre.D$3:$Squadre.D$34]=[.$C33]);0);2)&amp;&quot; (&quot;&amp;INDEX([$Squadre.A$3:$Squadre.D$34];MATCH(1;([$Squadre.C$3:$Squadre.C$34]=[.$B33])*([$Squadre.D$3:$Squadre.D$34]=[.$C33]);0);1)&amp;&quot;)&quot;;&quot;DA SISTEMARE&quot;)" office:value-type="string" office:string-value="Gabbiani (22)" calcext:value-type="string">
            <text:p>Gabbiani (22)</text:p>
          </table:table-cell>
          <table:table-cell table:style-name="ce420" table:formula="of:=[.F33]+[.G33]+[.H33]" office:value-type="float" office:value="3" calcext:value-type="float">
            <text:p>3</text:p>
          </table:table-cell>
          <table:table-cell table:style-name="ce420" table:formula="of:=SUMIF([$'Partite Gironi'.$D$2:$'Partite Gironi'.$D$49];[.D33];[$'Partite Gironi'.$H$2:$'Partite Gironi'.$H$49])+SUMIF([$'Partite Gironi'.$F$2:$'Partite Gironi'.$F$49];[.D33];[$'Partite Gironi'.$N$2:$'Partite Gironi'.$N$49])" office:value-type="float" office:value="2" calcext:value-type="float">
            <text:p>2</text:p>
          </table:table-cell>
          <table:table-cell table:style-name="ce420" table:formula="of:=SUMIF([$'Partite Gironi'.$D$2:$'Partite Gironi'.$D$49];[.D33];[$'Partite Gironi'.$I$2:$'Partite Gironi'.$I$49])+SUMIF([$'Partite Gironi'.$F$2:$'Partite Gironi'.$F$49];[.D33];[$'Partite Gironi'.$O$2:$'Partite Gironi'.$O$49])" office:value-type="float" office:value="1" calcext:value-type="float">
            <text:p>1</text:p>
          </table:table-cell>
          <table:table-cell table:style-name="ce420" table:formula="of:=SUMIF([$'Partite Gironi'.$D$2:$'Partite Gironi'.$D$49];[.D33];[$'Partite Gironi'.$J$2:$'Partite Gironi'.$J$49])+SUMIF([$'Partite Gironi'.$F$2:$'Partite Gironi'.$F$49];[.D33];[$'Partite Gironi'.$P$2:$'Partite Gironi'.$P$49])" office:value-type="float" office:value="0" calcext:value-type="float">
            <text:p>0</text:p>
          </table:table-cell>
          <table:table-cell table:style-name="ce420" table:formula="of:=2*[.F33]+1*[.G33]+0*[.H33]" office:value-type="float" office:value="5" calcext:value-type="float">
            <text:p>5</text:p>
          </table:table-cell>
          <table:table-cell table:style-name="ce420" table:formula="of:=SUMIF([$'Partite Gironi'.$D$2:$'Partite Gironi'.$D$49];[.D33];[$'Partite Gironi'.$K$2:$'Partite Gironi'.$K$49])+SUMIF([$'Partite Gironi'.$F$2:$'Partite Gironi'.$F$49];[.D33];[$'Partite Gironi'.$Q$2:$'Partite Gironi'.$Q$49])" office:value-type="float" office:value="176" calcext:value-type="float">
            <text:p>176</text:p>
          </table:table-cell>
          <table:table-cell table:style-name="ce420" table:formula="of:=SUMIF([$'Partite Gironi'.$D$2:$'Partite Gironi'.$D$49];[.D33];[$'Partite Gironi'.$L$2:$'Partite Gironi'.$L$49])+SUMIF([$'Partite Gironi'.$F$2:$'Partite Gironi'.$F$49];[.D33];[$'Partite Gironi'.$R$2:$'Partite Gironi'.$R$49])" office:value-type="float" office:value="134" calcext:value-type="float">
            <text:p>134</text:p>
          </table:table-cell>
          <table:table-cell table:style-name="ce420" table:formula="of:=SUMIF([$'Partite Gironi'.$D$2:$'Partite Gironi'.$D$49];[.D33];[$'Partite Gironi'.$M$2:$'Partite Gironi'.$M$49])+SUMIF([$'Partite Gironi'.$F$2:$'Partite Gironi'.$F$49];[.D33];[$'Partite Gironi'.$S$2:$'Partite Gironi'.$S$49])" office:value-type="float" office:value="42" calcext:value-type="float">
            <text:p>42</text:p>
          </table:table-cell>
          <table:table-cell table:style-name="ce423" table:formula="of:=[.I33]+(500+0)*10^-3+(500+[.L33])*10^-6" office:value-type="float" office:value="5.500542" calcext:value-type="float">
            <text:p>5,500542</text:p>
          </table:table-cell>
          <table:table-cell table:number-columns-repeated="1011"/>
        </table:table-row>
        <table:table-row table:style-name="ro2">
          <table:table-cell table:style-name="ce383" table:formula="of:=COUNTIF([.$M$32:.$M$35];&quot;&gt;=&quot;&amp;[.M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Squadre.A$3:$Squadre.D$34];MATCH(1;([$Squadre.C$3:$Squadre.C$34]=[.$B34])*([$Squadre.D$3:$Squadre.D$34]=[.$C34]);0);2)&amp;&quot; (&quot;&amp;INDEX([$Squadre.A$3:$Squadre.D$34];MATCH(1;([$Squadre.C$3:$Squadre.C$34]=[.$B34])*([$Squadre.D$3:$Squadre.D$34]=[.$C34]);0);1)&amp;&quot;)&quot;;&quot;DA SISTEMARE&quot;)" office:value-type="string" office:string-value="Delfini (23)" calcext:value-type="string">
            <text:p>Delfini (23)</text:p>
          </table:table-cell>
          <table:table-cell table:style-name="ce420" table:formula="of:=[.F34]+[.G34]+[.H34]" office:value-type="float" office:value="3" calcext:value-type="float">
            <text:p>3</text:p>
          </table:table-cell>
          <table:table-cell table:style-name="ce420" table:formula="of:=SUMIF([$'Partite Gironi'.$D$2:$'Partite Gironi'.$D$49];[.D34];[$'Partite Gironi'.$H$2:$'Partite Gironi'.$H$49])+SUMIF([$'Partite Gironi'.$F$2:$'Partite Gironi'.$F$49];[.D34];[$'Partite Gironi'.$N$2:$'Partite Gironi'.$N$49])" office:value-type="float" office:value="1" calcext:value-type="float">
            <text:p>1</text:p>
          </table:table-cell>
          <table:table-cell table:style-name="ce420" table:formula="of:=SUMIF([$'Partite Gironi'.$D$2:$'Partite Gironi'.$D$49];[.D34];[$'Partite Gironi'.$I$2:$'Partite Gironi'.$I$49])+SUMIF([$'Partite Gironi'.$F$2:$'Partite Gironi'.$F$49];[.D34];[$'Partite Gironi'.$O$2:$'Partite Gironi'.$O$49])" office:value-type="float" office:value="2" calcext:value-type="float">
            <text:p>2</text:p>
          </table:table-cell>
          <table:table-cell table:style-name="ce420" table:formula="of:=SUMIF([$'Partite Gironi'.$D$2:$'Partite Gironi'.$D$49];[.D34];[$'Partite Gironi'.$J$2:$'Partite Gironi'.$J$49])+SUMIF([$'Partite Gironi'.$F$2:$'Partite Gironi'.$F$49];[.D34];[$'Partite Gironi'.$P$2:$'Partite Gironi'.$P$49])" office:value-type="float" office:value="0" calcext:value-type="float">
            <text:p>0</text:p>
          </table:table-cell>
          <table:table-cell table:style-name="ce420" table:formula="of:=2*[.F34]+1*[.G34]+0*[.H34]" office:value-type="float" office:value="4" calcext:value-type="float">
            <text:p>4</text:p>
          </table:table-cell>
          <table:table-cell table:style-name="ce420" table:formula="of:=SUMIF([$'Partite Gironi'.$D$2:$'Partite Gironi'.$D$49];[.D34];[$'Partite Gironi'.$K$2:$'Partite Gironi'.$K$49])+SUMIF([$'Partite Gironi'.$F$2:$'Partite Gironi'.$F$49];[.D34];[$'Partite Gironi'.$Q$2:$'Partite Gironi'.$Q$49])" office:value-type="float" office:value="134" calcext:value-type="float">
            <text:p>134</text:p>
          </table:table-cell>
          <table:table-cell table:style-name="ce420" table:formula="of:=SUMIF([$'Partite Gironi'.$D$2:$'Partite Gironi'.$D$49];[.D34];[$'Partite Gironi'.$L$2:$'Partite Gironi'.$L$49])+SUMIF([$'Partite Gironi'.$F$2:$'Partite Gironi'.$F$49];[.D34];[$'Partite Gironi'.$R$2:$'Partite Gironi'.$R$49])" office:value-type="float" office:value="204" calcext:value-type="float">
            <text:p>204</text:p>
          </table:table-cell>
          <table:table-cell table:style-name="ce420" table:formula="of:=SUMIF([$'Partite Gironi'.$D$2:$'Partite Gironi'.$D$49];[.D34];[$'Partite Gironi'.$M$2:$'Partite Gironi'.$M$49])+SUMIF([$'Partite Gironi'.$F$2:$'Partite Gironi'.$F$49];[.D34];[$'Partite Gironi'.$S$2:$'Partite Gironi'.$S$49])" office:value-type="float" office:value="-70" calcext:value-type="float">
            <text:p>-70</text:p>
          </table:table-cell>
          <table:table-cell table:style-name="ce423" table:formula="of:=[.I34]+(500+0)*10^-3+(500+[.L34])*10^-6" office:value-type="float" office:value="4.50043" calcext:value-type="float">
            <text:p>4,500430</text:p>
          </table:table-cell>
          <table:table-cell table:number-columns-repeated="1011"/>
        </table:table-row>
        <table:table-row table:style-name="ro2">
          <table:table-cell table:style-name="ce384" table:formula="of:=COUNTIF([.$M$32:.$M$35];&quot;&gt;=&quot;&amp;[.M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Squadre.A$3:$Squadre.D$34];MATCH(1;([$Squadre.C$3:$Squadre.C$34]=[.$B35])*([$Squadre.D$3:$Squadre.D$34]=[.$C35]);0);2)&amp;&quot; (&quot;&amp;INDEX([$Squadre.A$3:$Squadre.D$34];MATCH(1;([$Squadre.C$3:$Squadre.C$34]=[.$B35])*([$Squadre.D$3:$Squadre.D$34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421" table:formula="of:=[.F35]+[.G35]+[.H35]" office:value-type="float" office:value="3" calcext:value-type="float">
            <text:p>3</text:p>
          </table:table-cell>
          <table:table-cell table:style-name="ce421" table:formula="of:=SUMIF([$'Partite Gironi'.$D$2:$'Partite Gironi'.$D$49];[.D35];[$'Partite Gironi'.$H$2:$'Partite Gironi'.$H$49])+SUMIF([$'Partite Gironi'.$F$2:$'Partite Gironi'.$F$49];[.D35];[$'Partite Gironi'.$N$2:$'Partite Gironi'.$N$49])" office:value-type="float" office:value="0" calcext:value-type="float">
            <text:p>0</text:p>
          </table:table-cell>
          <table:table-cell table:style-name="ce421" table:formula="of:=SUMIF([$'Partite Gironi'.$D$2:$'Partite Gironi'.$D$49];[.D35];[$'Partite Gironi'.$I$2:$'Partite Gironi'.$I$49])+SUMIF([$'Partite Gironi'.$F$2:$'Partite Gironi'.$F$49];[.D35];[$'Partite Gironi'.$O$2:$'Partite Gironi'.$O$49])" office:value-type="float" office:value="3" calcext:value-type="float">
            <text:p>3</text:p>
          </table:table-cell>
          <table:table-cell table:style-name="ce421" table:formula="of:=SUMIF([$'Partite Gironi'.$D$2:$'Partite Gironi'.$D$49];[.D35];[$'Partite Gironi'.$J$2:$'Partite Gironi'.$J$49])+SUMIF([$'Partite Gironi'.$F$2:$'Partite Gironi'.$F$49];[.D35];[$'Partite Gironi'.$P$2:$'Partite Gironi'.$P$49])" office:value-type="float" office:value="0" calcext:value-type="float">
            <text:p>0</text:p>
          </table:table-cell>
          <table:table-cell table:style-name="ce421" table:formula="of:=2*[.F35]+1*[.G35]+0*[.H35]" office:value-type="float" office:value="3" calcext:value-type="float">
            <text:p>3</text:p>
          </table:table-cell>
          <table:table-cell table:style-name="ce421" table:formula="of:=SUMIF([$'Partite Gironi'.$D$2:$'Partite Gironi'.$D$49];[.D35];[$'Partite Gironi'.$K$2:$'Partite Gironi'.$K$49])+SUMIF([$'Partite Gironi'.$F$2:$'Partite Gironi'.$F$49];[.D35];[$'Partite Gironi'.$Q$2:$'Partite Gironi'.$Q$49])" office:value-type="float" office:value="104" calcext:value-type="float">
            <text:p>104</text:p>
          </table:table-cell>
          <table:table-cell table:style-name="ce421" table:formula="of:=SUMIF([$'Partite Gironi'.$D$2:$'Partite Gironi'.$D$49];[.D35];[$'Partite Gironi'.$L$2:$'Partite Gironi'.$L$49])+SUMIF([$'Partite Gironi'.$F$2:$'Partite Gironi'.$F$49];[.D35];[$'Partite Gironi'.$R$2:$'Partite Gironi'.$R$49])" office:value-type="float" office:value="137" calcext:value-type="float">
            <text:p>137</text:p>
          </table:table-cell>
          <table:table-cell table:style-name="ce421" table:formula="of:=SUMIF([$'Partite Gironi'.$D$2:$'Partite Gironi'.$D$49];[.D35];[$'Partite Gironi'.$M$2:$'Partite Gironi'.$M$49])+SUMIF([$'Partite Gironi'.$F$2:$'Partite Gironi'.$F$49];[.D35];[$'Partite Gironi'.$S$2:$'Partite Gironi'.$S$49])" office:value-type="float" office:value="-33" calcext:value-type="float">
            <text:p>-33</text:p>
          </table:table-cell>
          <table:table-cell table:style-name="ce424" table:formula="of:=[.I35]+(500+0)*10^-3+(500+[.L35])*10^-6" office:value-type="float" office:value="3.500467" calcext:value-type="float">
            <text:p>3,50046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38:.$M$41];&quot;&gt;=&quot;&amp;[.M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Squadre.A$3:$Squadre.D$34];MATCH(1;([$Squadre.C$3:$Squadre.C$34]=[.$B38])*([$Squadre.D$3:$Squadre.D$34]=[.$C38]);0);2)&amp;&quot; (&quot;&amp;INDEX([$Squadre.A$3:$Squadre.D$34];MATCH(1;([$Squadre.C$3:$Squadre.C$34]=[.$B38])*([$Squadre.D$3:$Squadre.D$34]=[.$C38]);0);1)&amp;&quot;)&quot;;&quot;DA SISTEMARE&quot;)" office:value-type="string" office:string-value="Istrici (25)" calcext:value-type="string">
            <text:p>Istrici (25)</text:p>
          </table:table-cell>
          <table:table-cell table:style-name="ce419" table:formula="of:=[.F38]+[.G38]+[.H38]" office:value-type="float" office:value="3" calcext:value-type="float">
            <text:p>3</text:p>
          </table:table-cell>
          <table:table-cell table:style-name="ce419" table:formula="of:=SUMIF([$'Partite Gironi'.$D$2:$'Partite Gironi'.$D$49];[.D38];[$'Partite Gironi'.$H$2:$'Partite Gironi'.$H$49])+SUMIF([$'Partite Gironi'.$F$2:$'Partite Gironi'.$F$49];[.D38];[$'Partite Gironi'.$N$2:$'Partite Gironi'.$N$49])" office:value-type="float" office:value="3" calcext:value-type="float">
            <text:p>3</text:p>
          </table:table-cell>
          <table:table-cell table:style-name="ce419" table:formula="of:=SUMIF([$'Partite Gironi'.$D$2:$'Partite Gironi'.$D$49];[.D38];[$'Partite Gironi'.$I$2:$'Partite Gironi'.$I$49])+SUMIF([$'Partite Gironi'.$F$2:$'Partite Gironi'.$F$49];[.D38];[$'Partite Gironi'.$O$2:$'Partite Gironi'.$O$49])" office:value-type="float" office:value="0" calcext:value-type="float">
            <text:p>0</text:p>
          </table:table-cell>
          <table:table-cell table:style-name="ce419" table:formula="of:=SUMIF([$'Partite Gironi'.$D$2:$'Partite Gironi'.$D$49];[.D38];[$'Partite Gironi'.$J$2:$'Partite Gironi'.$J$49])+SUMIF([$'Partite Gironi'.$F$2:$'Partite Gironi'.$F$49];[.D38];[$'Partite Gironi'.$P$2:$'Partite Gironi'.$P$49])" office:value-type="float" office:value="0" calcext:value-type="float">
            <text:p>0</text:p>
          </table:table-cell>
          <table:table-cell table:style-name="ce419" table:formula="of:=2*[.F38]+1*[.G38]+0*[.H38]" office:value-type="float" office:value="6" calcext:value-type="float">
            <text:p>6</text:p>
          </table:table-cell>
          <table:table-cell table:style-name="ce419" table:formula="of:=SUMIF([$'Partite Gironi'.$D$2:$'Partite Gironi'.$D$49];[.D38];[$'Partite Gironi'.$K$2:$'Partite Gironi'.$K$49])+SUMIF([$'Partite Gironi'.$F$2:$'Partite Gironi'.$F$49];[.D38];[$'Partite Gironi'.$Q$2:$'Partite Gironi'.$Q$49])" office:value-type="float" office:value="137" calcext:value-type="float">
            <text:p>137</text:p>
          </table:table-cell>
          <table:table-cell table:style-name="ce419" table:formula="of:=SUMIF([$'Partite Gironi'.$D$2:$'Partite Gironi'.$D$49];[.D38];[$'Partite Gironi'.$L$2:$'Partite Gironi'.$L$49])+SUMIF([$'Partite Gironi'.$F$2:$'Partite Gironi'.$F$49];[.D38];[$'Partite Gironi'.$R$2:$'Partite Gironi'.$R$49])" office:value-type="float" office:value="122" calcext:value-type="float">
            <text:p>122</text:p>
          </table:table-cell>
          <table:table-cell table:style-name="ce419" table:formula="of:=SUMIF([$'Partite Gironi'.$D$2:$'Partite Gironi'.$D$49];[.D38];[$'Partite Gironi'.$M$2:$'Partite Gironi'.$M$49])+SUMIF([$'Partite Gironi'.$F$2:$'Partite Gironi'.$F$49];[.D38];[$'Partite Gironi'.$S$2:$'Partite Gironi'.$S$49])" office:value-type="float" office:value="15" calcext:value-type="float">
            <text:p>15</text:p>
          </table:table-cell>
          <table:table-cell table:style-name="ce422" table:formula="of:=[.I38]+(500+0)*10^-3+(500+[.L38])*10^-6" office:value-type="float" office:value="6.500515" calcext:value-type="float">
            <text:p>6,500515</text:p>
          </table:table-cell>
          <table:table-cell table:number-columns-repeated="1011"/>
        </table:table-row>
        <table:table-row table:style-name="ro2">
          <table:table-cell table:style-name="ce383" table:formula="of:=COUNTIF([.$M$38:.$M$41];&quot;&gt;=&quot;&amp;[.M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Squadre.A$3:$Squadre.D$34];MATCH(1;([$Squadre.C$3:$Squadre.C$34]=[.$B39])*([$Squadre.D$3:$Squadre.D$34]=[.$C39]);0);2)&amp;&quot; (&quot;&amp;INDEX([$Squadre.A$3:$Squadre.D$34];MATCH(1;([$Squadre.C$3:$Squadre.C$34]=[.$B39])*([$Squadre.D$3:$Squadre.D$34]=[.$C39]);0);1)&amp;&quot;)&quot;;&quot;DA SISTEMARE&quot;)" office:value-type="string" office:string-value="Gorilla (26)" calcext:value-type="string">
            <text:p>Gorilla (26)</text:p>
          </table:table-cell>
          <table:table-cell table:style-name="ce420" table:formula="of:=[.F39]+[.G39]+[.H39]" office:value-type="float" office:value="3" calcext:value-type="float">
            <text:p>3</text:p>
          </table:table-cell>
          <table:table-cell table:style-name="ce420" table:formula="of:=SUMIF([$'Partite Gironi'.$D$2:$'Partite Gironi'.$D$49];[.D39];[$'Partite Gironi'.$H$2:$'Partite Gironi'.$H$49])+SUMIF([$'Partite Gironi'.$F$2:$'Partite Gironi'.$F$49];[.D39];[$'Partite Gironi'.$N$2:$'Partite Gironi'.$N$49])" office:value-type="float" office:value="0" calcext:value-type="float">
            <text:p>0</text:p>
          </table:table-cell>
          <table:table-cell table:style-name="ce420" table:formula="of:=SUMIF([$'Partite Gironi'.$D$2:$'Partite Gironi'.$D$49];[.D39];[$'Partite Gironi'.$I$2:$'Partite Gironi'.$I$49])+SUMIF([$'Partite Gironi'.$F$2:$'Partite Gironi'.$F$49];[.D39];[$'Partite Gironi'.$O$2:$'Partite Gironi'.$O$49])" office:value-type="float" office:value="3" calcext:value-type="float">
            <text:p>3</text:p>
          </table:table-cell>
          <table:table-cell table:style-name="ce420" table:formula="of:=SUMIF([$'Partite Gironi'.$D$2:$'Partite Gironi'.$D$49];[.D39];[$'Partite Gironi'.$J$2:$'Partite Gironi'.$J$49])+SUMIF([$'Partite Gironi'.$F$2:$'Partite Gironi'.$F$49];[.D39];[$'Partite Gironi'.$P$2:$'Partite Gironi'.$P$49])" office:value-type="float" office:value="0" calcext:value-type="float">
            <text:p>0</text:p>
          </table:table-cell>
          <table:table-cell table:style-name="ce420" table:formula="of:=2*[.F39]+1*[.G39]+0*[.H39]" office:value-type="float" office:value="3" calcext:value-type="float">
            <text:p>3</text:p>
          </table:table-cell>
          <table:table-cell table:style-name="ce420" table:formula="of:=SUMIF([$'Partite Gironi'.$D$2:$'Partite Gironi'.$D$49];[.D39];[$'Partite Gironi'.$K$2:$'Partite Gironi'.$K$49])+SUMIF([$'Partite Gironi'.$F$2:$'Partite Gironi'.$F$49];[.D39];[$'Partite Gironi'.$Q$2:$'Partite Gironi'.$Q$49])" office:value-type="float" office:value="161" calcext:value-type="float">
            <text:p>161</text:p>
          </table:table-cell>
          <table:table-cell table:style-name="ce420" table:formula="of:=SUMIF([$'Partite Gironi'.$D$2:$'Partite Gironi'.$D$49];[.D39];[$'Partite Gironi'.$L$2:$'Partite Gironi'.$L$49])+SUMIF([$'Partite Gironi'.$F$2:$'Partite Gironi'.$F$49];[.D39];[$'Partite Gironi'.$R$2:$'Partite Gironi'.$R$49])" office:value-type="float" office:value="179" calcext:value-type="float">
            <text:p>179</text:p>
          </table:table-cell>
          <table:table-cell table:style-name="ce420" table:formula="of:=SUMIF([$'Partite Gironi'.$D$2:$'Partite Gironi'.$D$49];[.D39];[$'Partite Gironi'.$M$2:$'Partite Gironi'.$M$49])+SUMIF([$'Partite Gironi'.$F$2:$'Partite Gironi'.$F$49];[.D39];[$'Partite Gironi'.$S$2:$'Partite Gironi'.$S$49])" office:value-type="float" office:value="-18" calcext:value-type="float">
            <text:p>-18</text:p>
          </table:table-cell>
          <table:table-cell table:style-name="ce423" table:formula="of:=[.I39]+(500+0)*10^-3+(500+[.L39])*10^-6" office:value-type="float" office:value="3.500482" calcext:value-type="float">
            <text:p>3,500482</text:p>
          </table:table-cell>
          <table:table-cell table:number-columns-repeated="1011"/>
        </table:table-row>
        <table:table-row table:style-name="ro2">
          <table:table-cell table:style-name="ce383" table:formula="of:=COUNTIF([.$M$38:.$M$41];&quot;&gt;=&quot;&amp;[.M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Squadre.A$3:$Squadre.D$34];MATCH(1;([$Squadre.C$3:$Squadre.C$34]=[.$B40])*([$Squadre.D$3:$Squadre.D$34]=[.$C40]);0);2)&amp;&quot; (&quot;&amp;INDEX([$Squadre.A$3:$Squadre.D$34];MATCH(1;([$Squadre.C$3:$Squadre.C$34]=[.$B40])*([$Squadre.D$3:$Squadre.D$34]=[.$C40]);0);1)&amp;&quot;)&quot;;&quot;DA SISTEMARE&quot;)" office:value-type="string" office:string-value="Muli (27)" calcext:value-type="string">
            <text:p>Muli (27)</text:p>
          </table:table-cell>
          <table:table-cell table:style-name="ce420" table:formula="of:=[.F40]+[.G40]+[.H40]" office:value-type="float" office:value="3" calcext:value-type="float">
            <text:p>3</text:p>
          </table:table-cell>
          <table:table-cell table:style-name="ce420" table:formula="of:=SUMIF([$'Partite Gironi'.$D$2:$'Partite Gironi'.$D$49];[.D40];[$'Partite Gironi'.$H$2:$'Partite Gironi'.$H$49])+SUMIF([$'Partite Gironi'.$F$2:$'Partite Gironi'.$F$49];[.D40];[$'Partite Gironi'.$N$2:$'Partite Gironi'.$N$49])" office:value-type="float" office:value="1" calcext:value-type="float">
            <text:p>1</text:p>
          </table:table-cell>
          <table:table-cell table:style-name="ce420" table:formula="of:=SUMIF([$'Partite Gironi'.$D$2:$'Partite Gironi'.$D$49];[.D40];[$'Partite Gironi'.$I$2:$'Partite Gironi'.$I$49])+SUMIF([$'Partite Gironi'.$F$2:$'Partite Gironi'.$F$49];[.D40];[$'Partite Gironi'.$O$2:$'Partite Gironi'.$O$49])" office:value-type="float" office:value="2" calcext:value-type="float">
            <text:p>2</text:p>
          </table:table-cell>
          <table:table-cell table:style-name="ce420" table:formula="of:=SUMIF([$'Partite Gironi'.$D$2:$'Partite Gironi'.$D$49];[.D40];[$'Partite Gironi'.$J$2:$'Partite Gironi'.$J$49])+SUMIF([$'Partite Gironi'.$F$2:$'Partite Gironi'.$F$49];[.D40];[$'Partite Gironi'.$P$2:$'Partite Gironi'.$P$49])" office:value-type="float" office:value="0" calcext:value-type="float">
            <text:p>0</text:p>
          </table:table-cell>
          <table:table-cell table:style-name="ce420" table:formula="of:=2*[.F40]+1*[.G40]+0*[.H40]" office:value-type="float" office:value="4" calcext:value-type="float">
            <text:p>4</text:p>
          </table:table-cell>
          <table:table-cell table:style-name="ce420" table:formula="of:=SUMIF([$'Partite Gironi'.$D$2:$'Partite Gironi'.$D$49];[.D40];[$'Partite Gironi'.$K$2:$'Partite Gironi'.$K$49])+SUMIF([$'Partite Gironi'.$F$2:$'Partite Gironi'.$F$49];[.D40];[$'Partite Gironi'.$Q$2:$'Partite Gironi'.$Q$49])" office:value-type="float" office:value="143" calcext:value-type="float">
            <text:p>143</text:p>
          </table:table-cell>
          <table:table-cell table:style-name="ce420" table:formula="of:=SUMIF([$'Partite Gironi'.$D$2:$'Partite Gironi'.$D$49];[.D40];[$'Partite Gironi'.$L$2:$'Partite Gironi'.$L$49])+SUMIF([$'Partite Gironi'.$F$2:$'Partite Gironi'.$F$49];[.D40];[$'Partite Gironi'.$R$2:$'Partite Gironi'.$R$49])" office:value-type="float" office:value="192" calcext:value-type="float">
            <text:p>192</text:p>
          </table:table-cell>
          <table:table-cell table:style-name="ce420" table:formula="of:=SUMIF([$'Partite Gironi'.$D$2:$'Partite Gironi'.$D$49];[.D40];[$'Partite Gironi'.$M$2:$'Partite Gironi'.$M$49])+SUMIF([$'Partite Gironi'.$F$2:$'Partite Gironi'.$F$49];[.D40];[$'Partite Gironi'.$S$2:$'Partite Gironi'.$S$49])" office:value-type="float" office:value="-49" calcext:value-type="float">
            <text:p>-49</text:p>
          </table:table-cell>
          <table:table-cell table:style-name="ce423" table:formula="of:=[.I40]+(500+0)*10^-3+(500+[.L40])*10^-6" office:value-type="float" office:value="4.500451" calcext:value-type="float">
            <text:p>4,500451</text:p>
          </table:table-cell>
          <table:table-cell table:number-columns-repeated="1011"/>
        </table:table-row>
        <table:table-row table:style-name="ro2">
          <table:table-cell table:style-name="ce384" table:formula="of:=COUNTIF([.$M$38:.$M$41];&quot;&gt;=&quot;&amp;[.M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Squadre.A$3:$Squadre.D$34];MATCH(1;([$Squadre.C$3:$Squadre.C$34]=[.$B41])*([$Squadre.D$3:$Squadre.D$34]=[.$C41]);0);2)&amp;&quot; (&quot;&amp;INDEX([$Squadre.A$3:$Squadre.D$34];MATCH(1;([$Squadre.C$3:$Squadre.C$34]=[.$B41])*([$Squadre.D$3:$Squadre.D$34]=[.$C41]);0);1)&amp;&quot;)&quot;;&quot;DA SISTEMARE&quot;)" office:value-type="string" office:string-value="Orche (28)" calcext:value-type="string">
            <text:p>Orche (28)</text:p>
          </table:table-cell>
          <table:table-cell table:style-name="ce421" table:formula="of:=[.F41]+[.G41]+[.H41]" office:value-type="float" office:value="3" calcext:value-type="float">
            <text:p>3</text:p>
          </table:table-cell>
          <table:table-cell table:style-name="ce421" table:formula="of:=SUMIF([$'Partite Gironi'.$D$2:$'Partite Gironi'.$D$49];[.D41];[$'Partite Gironi'.$H$2:$'Partite Gironi'.$H$49])+SUMIF([$'Partite Gironi'.$F$2:$'Partite Gironi'.$F$49];[.D41];[$'Partite Gironi'.$N$2:$'Partite Gironi'.$N$49])" office:value-type="float" office:value="2" calcext:value-type="float">
            <text:p>2</text:p>
          </table:table-cell>
          <table:table-cell table:style-name="ce421" table:formula="of:=SUMIF([$'Partite Gironi'.$D$2:$'Partite Gironi'.$D$49];[.D41];[$'Partite Gironi'.$I$2:$'Partite Gironi'.$I$49])+SUMIF([$'Partite Gironi'.$F$2:$'Partite Gironi'.$F$49];[.D41];[$'Partite Gironi'.$O$2:$'Partite Gironi'.$O$49])" office:value-type="float" office:value="1" calcext:value-type="float">
            <text:p>1</text:p>
          </table:table-cell>
          <table:table-cell table:style-name="ce421" table:formula="of:=SUMIF([$'Partite Gironi'.$D$2:$'Partite Gironi'.$D$49];[.D41];[$'Partite Gironi'.$J$2:$'Partite Gironi'.$J$49])+SUMIF([$'Partite Gironi'.$F$2:$'Partite Gironi'.$F$49];[.D41];[$'Partite Gironi'.$P$2:$'Partite Gironi'.$P$49])" office:value-type="float" office:value="0" calcext:value-type="float">
            <text:p>0</text:p>
          </table:table-cell>
          <table:table-cell table:style-name="ce421" table:formula="of:=2*[.F41]+1*[.G41]+0*[.H41]" office:value-type="float" office:value="5" calcext:value-type="float">
            <text:p>5</text:p>
          </table:table-cell>
          <table:table-cell table:style-name="ce421" table:formula="of:=SUMIF([$'Partite Gironi'.$D$2:$'Partite Gironi'.$D$49];[.D41];[$'Partite Gironi'.$K$2:$'Partite Gironi'.$K$49])+SUMIF([$'Partite Gironi'.$F$2:$'Partite Gironi'.$F$49];[.D41];[$'Partite Gironi'.$Q$2:$'Partite Gironi'.$Q$49])" office:value-type="float" office:value="183" calcext:value-type="float">
            <text:p>183</text:p>
          </table:table-cell>
          <table:table-cell table:style-name="ce421" table:formula="of:=SUMIF([$'Partite Gironi'.$D$2:$'Partite Gironi'.$D$49];[.D41];[$'Partite Gironi'.$L$2:$'Partite Gironi'.$L$49])+SUMIF([$'Partite Gironi'.$F$2:$'Partite Gironi'.$F$49];[.D41];[$'Partite Gironi'.$R$2:$'Partite Gironi'.$R$49])" office:value-type="float" office:value="131" calcext:value-type="float">
            <text:p>131</text:p>
          </table:table-cell>
          <table:table-cell table:style-name="ce421" table:formula="of:=SUMIF([$'Partite Gironi'.$D$2:$'Partite Gironi'.$D$49];[.D41];[$'Partite Gironi'.$M$2:$'Partite Gironi'.$M$49])+SUMIF([$'Partite Gironi'.$F$2:$'Partite Gironi'.$F$49];[.D41];[$'Partite Gironi'.$S$2:$'Partite Gironi'.$S$49])" office:value-type="float" office:value="52" calcext:value-type="float">
            <text:p>52</text:p>
          </table:table-cell>
          <table:table-cell table:style-name="ce424" table:formula="of:=[.I41]+(500+0)*10^-3+(500+[.L41])*10^-6" office:value-type="float" office:value="5.500552" calcext:value-type="float">
            <text:p>5,50055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81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418" office:value-type="string" calcext:value-type="string">
            <text:p>Giocate</text:p>
          </table:table-cell>
          <table:table-cell table:style-name="ce418" office:value-type="string" calcext:value-type="string">
            <text:p>Vinte</text:p>
          </table:table-cell>
          <table:table-cell table:style-name="ce418" office:value-type="string" calcext:value-type="string">
            <text:p>Perse</text:p>
          </table:table-cell>
          <table:table-cell table:style-name="ce418" office:value-type="string" calcext:value-type="string">
            <text:p>Forfait</text:p>
          </table:table-cell>
          <table:table-cell table:style-name="ce418" office:value-type="string" calcext:value-type="string">
            <text:p>P.Class.</text:p>
          </table:table-cell>
          <table:table-cell table:style-name="ce418" office:value-type="string" calcext:value-type="string">
            <text:p>P.Gara Fatti</text:p>
          </table:table-cell>
          <table:table-cell table:style-name="ce418" office:value-type="string" calcext:value-type="string">
            <text:p>P.Gara Subiti</text:p>
          </table:table-cell>
          <table:table-cell table:style-name="ce418" office:value-type="string" calcext:value-type="string">
            <text:p>Diff.P.Gara</text:p>
          </table:table-cell>
          <table:table-cell table:style-name="ce381" office:value-type="string" calcext:value-type="string">
            <text:p>Coeff.</text:p>
          </table:table-cell>
          <table:table-cell table:style-name="ce380" table:number-columns-repeated="41"/>
          <table:table-cell table:number-columns-repeated="970"/>
        </table:table-row>
        <table:table-row table:style-name="ro2">
          <table:table-cell table:style-name="ce382" table:formula="of:=COUNTIF([.$M$44:.$M$47];&quot;&gt;=&quot;&amp;[.M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Squadre.A$3:$Squadre.D$34];MATCH(1;([$Squadre.C$3:$Squadre.C$34]=[.$B44])*([$Squadre.D$3:$Squadre.D$34]=[.$C44]);0);2)&amp;&quot; (&quot;&amp;INDEX([$Squadre.A$3:$Squadre.D$34];MATCH(1;([$Squadre.C$3:$Squadre.C$34]=[.$B44])*([$Squadre.D$3:$Squadre.D$34]=[.$C44]);0);1)&amp;&quot;)&quot;;&quot;DA SISTEMARE&quot;)" office:value-type="string" office:string-value="Piranha (29)" calcext:value-type="string">
            <text:p>Piranha (29)</text:p>
          </table:table-cell>
          <table:table-cell table:style-name="ce419" table:formula="of:=[.F44]+[.G44]+[.H44]" office:value-type="float" office:value="3" calcext:value-type="float">
            <text:p>3</text:p>
          </table:table-cell>
          <table:table-cell table:style-name="ce419" table:formula="of:=SUMIF([$'Partite Gironi'.$D$2:$'Partite Gironi'.$D$49];[.D44];[$'Partite Gironi'.$H$2:$'Partite Gironi'.$H$49])+SUMIF([$'Partite Gironi'.$F$2:$'Partite Gironi'.$F$49];[.D44];[$'Partite Gironi'.$N$2:$'Partite Gironi'.$N$49])" office:value-type="float" office:value="2" calcext:value-type="float">
            <text:p>2</text:p>
          </table:table-cell>
          <table:table-cell table:style-name="ce419" table:formula="of:=SUMIF([$'Partite Gironi'.$D$2:$'Partite Gironi'.$D$49];[.D44];[$'Partite Gironi'.$I$2:$'Partite Gironi'.$I$49])+SUMIF([$'Partite Gironi'.$F$2:$'Partite Gironi'.$F$49];[.D44];[$'Partite Gironi'.$O$2:$'Partite Gironi'.$O$49])" office:value-type="float" office:value="1" calcext:value-type="float">
            <text:p>1</text:p>
          </table:table-cell>
          <table:table-cell table:style-name="ce419" table:formula="of:=SUMIF([$'Partite Gironi'.$D$2:$'Partite Gironi'.$D$49];[.D44];[$'Partite Gironi'.$J$2:$'Partite Gironi'.$J$49])+SUMIF([$'Partite Gironi'.$F$2:$'Partite Gironi'.$F$49];[.D44];[$'Partite Gironi'.$P$2:$'Partite Gironi'.$P$49])" office:value-type="float" office:value="0" calcext:value-type="float">
            <text:p>0</text:p>
          </table:table-cell>
          <table:table-cell table:style-name="ce419" table:formula="of:=2*[.F44]+1*[.G44]+0*[.H44]" office:value-type="float" office:value="5" calcext:value-type="float">
            <text:p>5</text:p>
          </table:table-cell>
          <table:table-cell table:style-name="ce419" table:formula="of:=SUMIF([$'Partite Gironi'.$D$2:$'Partite Gironi'.$D$49];[.D44];[$'Partite Gironi'.$K$2:$'Partite Gironi'.$K$49])+SUMIF([$'Partite Gironi'.$F$2:$'Partite Gironi'.$F$49];[.D44];[$'Partite Gironi'.$Q$2:$'Partite Gironi'.$Q$49])" office:value-type="float" office:value="189" calcext:value-type="float">
            <text:p>189</text:p>
          </table:table-cell>
          <table:table-cell table:style-name="ce419" table:formula="of:=SUMIF([$'Partite Gironi'.$D$2:$'Partite Gironi'.$D$49];[.D44];[$'Partite Gironi'.$L$2:$'Partite Gironi'.$L$49])+SUMIF([$'Partite Gironi'.$F$2:$'Partite Gironi'.$F$49];[.D44];[$'Partite Gironi'.$R$2:$'Partite Gironi'.$R$49])" office:value-type="float" office:value="215" calcext:value-type="float">
            <text:p>215</text:p>
          </table:table-cell>
          <table:table-cell table:style-name="ce419" table:formula="of:=SUMIF([$'Partite Gironi'.$D$2:$'Partite Gironi'.$D$49];[.D44];[$'Partite Gironi'.$M$2:$'Partite Gironi'.$M$49])+SUMIF([$'Partite Gironi'.$F$2:$'Partite Gironi'.$F$49];[.D44];[$'Partite Gironi'.$S$2:$'Partite Gironi'.$S$49])" office:value-type="float" office:value="-26" calcext:value-type="float">
            <text:p>-26</text:p>
          </table:table-cell>
          <table:table-cell table:style-name="ce422" table:formula="of:=[.I44]+(500+0)*10^-3+(500+[.L44])*10^-6" office:value-type="float" office:value="5.500474" calcext:value-type="float">
            <text:p>5,500474</text:p>
          </table:table-cell>
          <table:table-cell table:number-columns-repeated="1011"/>
        </table:table-row>
        <table:table-row table:style-name="ro2">
          <table:table-cell table:style-name="ce383" table:formula="of:=COUNTIF([.$M$44:.$M$47];&quot;&gt;=&quot;&amp;[.M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Squadre.A$3:$Squadre.D$34];MATCH(1;([$Squadre.C$3:$Squadre.C$34]=[.$B45])*([$Squadre.D$3:$Squadre.D$34]=[.$C45]);0);2)&amp;&quot; (&quot;&amp;INDEX([$Squadre.A$3:$Squadre.D$34];MATCH(1;([$Squadre.C$3:$Squadre.C$34]=[.$B45])*([$Squadre.D$3:$Squadre.D$34]=[.$C45]);0);1)&amp;&quot;)&quot;;&quot;DA SISTEMARE&quot;)" office:value-type="string" office:string-value="Scorpioni (30)" calcext:value-type="string">
            <text:p>Scorpioni (30)</text:p>
          </table:table-cell>
          <table:table-cell table:style-name="ce420" table:formula="of:=[.F45]+[.G45]+[.H45]" office:value-type="float" office:value="3" calcext:value-type="float">
            <text:p>3</text:p>
          </table:table-cell>
          <table:table-cell table:style-name="ce420" table:formula="of:=SUMIF([$'Partite Gironi'.$D$2:$'Partite Gironi'.$D$49];[.D45];[$'Partite Gironi'.$H$2:$'Partite Gironi'.$H$49])+SUMIF([$'Partite Gironi'.$F$2:$'Partite Gironi'.$F$49];[.D45];[$'Partite Gironi'.$N$2:$'Partite Gironi'.$N$49])" office:value-type="float" office:value="2" calcext:value-type="float">
            <text:p>2</text:p>
          </table:table-cell>
          <table:table-cell table:style-name="ce420" table:formula="of:=SUMIF([$'Partite Gironi'.$D$2:$'Partite Gironi'.$D$49];[.D45];[$'Partite Gironi'.$I$2:$'Partite Gironi'.$I$49])+SUMIF([$'Partite Gironi'.$F$2:$'Partite Gironi'.$F$49];[.D45];[$'Partite Gironi'.$O$2:$'Partite Gironi'.$O$49])" office:value-type="float" office:value="1" calcext:value-type="float">
            <text:p>1</text:p>
          </table:table-cell>
          <table:table-cell table:style-name="ce420" table:formula="of:=SUMIF([$'Partite Gironi'.$D$2:$'Partite Gironi'.$D$49];[.D45];[$'Partite Gironi'.$J$2:$'Partite Gironi'.$J$49])+SUMIF([$'Partite Gironi'.$F$2:$'Partite Gironi'.$F$49];[.D45];[$'Partite Gironi'.$P$2:$'Partite Gironi'.$P$49])" office:value-type="float" office:value="0" calcext:value-type="float">
            <text:p>0</text:p>
          </table:table-cell>
          <table:table-cell table:style-name="ce420" table:formula="of:=2*[.F45]+1*[.G45]+0*[.H45]" office:value-type="float" office:value="5" calcext:value-type="float">
            <text:p>5</text:p>
          </table:table-cell>
          <table:table-cell table:style-name="ce420" table:formula="of:=SUMIF([$'Partite Gironi'.$D$2:$'Partite Gironi'.$D$49];[.D45];[$'Partite Gironi'.$K$2:$'Partite Gironi'.$K$49])+SUMIF([$'Partite Gironi'.$F$2:$'Partite Gironi'.$F$49];[.D45];[$'Partite Gironi'.$Q$2:$'Partite Gironi'.$Q$49])" office:value-type="float" office:value="214" calcext:value-type="float">
            <text:p>214</text:p>
          </table:table-cell>
          <table:table-cell table:style-name="ce420" table:formula="of:=SUMIF([$'Partite Gironi'.$D$2:$'Partite Gironi'.$D$49];[.D45];[$'Partite Gironi'.$L$2:$'Partite Gironi'.$L$49])+SUMIF([$'Partite Gironi'.$F$2:$'Partite Gironi'.$F$49];[.D45];[$'Partite Gironi'.$R$2:$'Partite Gironi'.$R$49])" office:value-type="float" office:value="183" calcext:value-type="float">
            <text:p>183</text:p>
          </table:table-cell>
          <table:table-cell table:style-name="ce420" table:formula="of:=SUMIF([$'Partite Gironi'.$D$2:$'Partite Gironi'.$D$49];[.D45];[$'Partite Gironi'.$M$2:$'Partite Gironi'.$M$49])+SUMIF([$'Partite Gironi'.$F$2:$'Partite Gironi'.$F$49];[.D45];[$'Partite Gironi'.$S$2:$'Partite Gironi'.$S$49])" office:value-type="float" office:value="31" calcext:value-type="float">
            <text:p>31</text:p>
          </table:table-cell>
          <table:table-cell table:style-name="ce423" table:formula="of:=[.I45]+(500+0)*10^-3+(500+[.L45])*10^-6" office:value-type="float" office:value="5.500531" calcext:value-type="float">
            <text:p>5,500531</text:p>
          </table:table-cell>
          <table:table-cell table:number-columns-repeated="1011"/>
        </table:table-row>
        <table:table-row table:style-name="ro2">
          <table:table-cell table:style-name="ce383" table:formula="of:=COUNTIF([.$M$44:.$M$47];&quot;&gt;=&quot;&amp;[.M46])" office:value-type="float" office:value="3" calcext:value-type="float">
            <text:p>3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Squadre.A$3:$Squadre.D$34];MATCH(1;([$Squadre.C$3:$Squadre.C$34]=[.$B46])*([$Squadre.D$3:$Squadre.D$34]=[.$C46]);0);2)&amp;&quot; (&quot;&amp;INDEX([$Squadre.A$3:$Squadre.D$34];MATCH(1;([$Squadre.C$3:$Squadre.C$34]=[.$B46])*([$Squadre.D$3:$Squadre.D$34]=[.$C46]);0);1)&amp;&quot;)&quot;;&quot;DA SISTEMARE&quot;)" office:value-type="string" office:string-value="Tonni (31)" calcext:value-type="string">
            <text:p>Tonni (31)</text:p>
          </table:table-cell>
          <table:table-cell table:style-name="ce420" table:formula="of:=[.F46]+[.G46]+[.H46]" office:value-type="float" office:value="3" calcext:value-type="float">
            <text:p>3</text:p>
          </table:table-cell>
          <table:table-cell table:style-name="ce420" table:formula="of:=SUMIF([$'Partite Gironi'.$D$2:$'Partite Gironi'.$D$49];[.D46];[$'Partite Gironi'.$H$2:$'Partite Gironi'.$H$49])+SUMIF([$'Partite Gironi'.$F$2:$'Partite Gironi'.$F$49];[.D46];[$'Partite Gironi'.$N$2:$'Partite Gironi'.$N$49])" office:value-type="float" office:value="1" calcext:value-type="float">
            <text:p>1</text:p>
          </table:table-cell>
          <table:table-cell table:style-name="ce420" table:formula="of:=SUMIF([$'Partite Gironi'.$D$2:$'Partite Gironi'.$D$49];[.D46];[$'Partite Gironi'.$I$2:$'Partite Gironi'.$I$49])+SUMIF([$'Partite Gironi'.$F$2:$'Partite Gironi'.$F$49];[.D46];[$'Partite Gironi'.$O$2:$'Partite Gironi'.$O$49])" office:value-type="float" office:value="2" calcext:value-type="float">
            <text:p>2</text:p>
          </table:table-cell>
          <table:table-cell table:style-name="ce420" table:formula="of:=SUMIF([$'Partite Gironi'.$D$2:$'Partite Gironi'.$D$49];[.D46];[$'Partite Gironi'.$J$2:$'Partite Gironi'.$J$49])+SUMIF([$'Partite Gironi'.$F$2:$'Partite Gironi'.$F$49];[.D46];[$'Partite Gironi'.$P$2:$'Partite Gironi'.$P$49])" office:value-type="float" office:value="0" calcext:value-type="float">
            <text:p>0</text:p>
          </table:table-cell>
          <table:table-cell table:style-name="ce420" table:formula="of:=2*[.F46]+1*[.G46]+0*[.H46]" office:value-type="float" office:value="4" calcext:value-type="float">
            <text:p>4</text:p>
          </table:table-cell>
          <table:table-cell table:style-name="ce420" table:formula="of:=SUMIF([$'Partite Gironi'.$D$2:$'Partite Gironi'.$D$49];[.D46];[$'Partite Gironi'.$K$2:$'Partite Gironi'.$K$49])+SUMIF([$'Partite Gironi'.$F$2:$'Partite Gironi'.$F$49];[.D46];[$'Partite Gironi'.$Q$2:$'Partite Gironi'.$Q$49])" office:value-type="float" office:value="185" calcext:value-type="float">
            <text:p>185</text:p>
          </table:table-cell>
          <table:table-cell table:style-name="ce420" table:formula="of:=SUMIF([$'Partite Gironi'.$D$2:$'Partite Gironi'.$D$49];[.D46];[$'Partite Gironi'.$L$2:$'Partite Gironi'.$L$49])+SUMIF([$'Partite Gironi'.$F$2:$'Partite Gironi'.$F$49];[.D46];[$'Partite Gironi'.$R$2:$'Partite Gironi'.$R$49])" office:value-type="float" office:value="183" calcext:value-type="float">
            <text:p>183</text:p>
          </table:table-cell>
          <table:table-cell table:style-name="ce420" table:formula="of:=SUMIF([$'Partite Gironi'.$D$2:$'Partite Gironi'.$D$49];[.D46];[$'Partite Gironi'.$M$2:$'Partite Gironi'.$M$49])+SUMIF([$'Partite Gironi'.$F$2:$'Partite Gironi'.$F$49];[.D46];[$'Partite Gironi'.$S$2:$'Partite Gironi'.$S$49])" office:value-type="float" office:value="2" calcext:value-type="float">
            <text:p>2</text:p>
          </table:table-cell>
          <table:table-cell table:style-name="ce423" table:formula="of:=[.I46]+(500+0)*10^-3+(500+[.L46])*10^-6" office:value-type="float" office:value="4.500502" calcext:value-type="float">
            <text:p>4,500502</text:p>
          </table:table-cell>
          <table:table-cell table:number-columns-repeated="1011"/>
        </table:table-row>
        <table:table-row table:style-name="ro2">
          <table:table-cell table:style-name="ce384" table:formula="of:=COUNTIF([.$M$44:.$M$47];&quot;&gt;=&quot;&amp;[.M47])" office:value-type="float" office:value="4" calcext:value-type="float">
            <text:p>4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Squadre.A$3:$Squadre.D$34];MATCH(1;([$Squadre.C$3:$Squadre.C$34]=[.$B47])*([$Squadre.D$3:$Squadre.D$34]=[.$C47]);0);2)&amp;&quot; (&quot;&amp;INDEX([$Squadre.A$3:$Squadre.D$34];MATCH(1;([$Squadre.C$3:$Squadre.C$34]=[.$B47])*([$Squadre.D$3:$Squadre.D$34]=[.$C47]);0);1)&amp;&quot;)&quot;;&quot;DA SISTEMARE&quot;)" office:value-type="string" office:string-value="Zebre (32)" calcext:value-type="string">
            <text:p>Zebre (32)</text:p>
          </table:table-cell>
          <table:table-cell table:style-name="ce421" table:formula="of:=[.F47]+[.G47]+[.H47]" office:value-type="float" office:value="3" calcext:value-type="float">
            <text:p>3</text:p>
          </table:table-cell>
          <table:table-cell table:style-name="ce421" table:formula="of:=SUMIF([$'Partite Gironi'.$D$2:$'Partite Gironi'.$D$49];[.D47];[$'Partite Gironi'.$H$2:$'Partite Gironi'.$H$49])+SUMIF([$'Partite Gironi'.$F$2:$'Partite Gironi'.$F$49];[.D47];[$'Partite Gironi'.$N$2:$'Partite Gironi'.$N$49])" office:value-type="float" office:value="1" calcext:value-type="float">
            <text:p>1</text:p>
          </table:table-cell>
          <table:table-cell table:style-name="ce421" table:formula="of:=SUMIF([$'Partite Gironi'.$D$2:$'Partite Gironi'.$D$49];[.D47];[$'Partite Gironi'.$I$2:$'Partite Gironi'.$I$49])+SUMIF([$'Partite Gironi'.$F$2:$'Partite Gironi'.$F$49];[.D47];[$'Partite Gironi'.$O$2:$'Partite Gironi'.$O$49])" office:value-type="float" office:value="2" calcext:value-type="float">
            <text:p>2</text:p>
          </table:table-cell>
          <table:table-cell table:style-name="ce421" table:formula="of:=SUMIF([$'Partite Gironi'.$D$2:$'Partite Gironi'.$D$49];[.D47];[$'Partite Gironi'.$J$2:$'Partite Gironi'.$J$49])+SUMIF([$'Partite Gironi'.$F$2:$'Partite Gironi'.$F$49];[.D47];[$'Partite Gironi'.$P$2:$'Partite Gironi'.$P$49])" office:value-type="float" office:value="0" calcext:value-type="float">
            <text:p>0</text:p>
          </table:table-cell>
          <table:table-cell table:style-name="ce421" table:formula="of:=2*[.F47]+1*[.G47]+0*[.H47]" office:value-type="float" office:value="4" calcext:value-type="float">
            <text:p>4</text:p>
          </table:table-cell>
          <table:table-cell table:style-name="ce421" table:formula="of:=SUMIF([$'Partite Gironi'.$D$2:$'Partite Gironi'.$D$49];[.D47];[$'Partite Gironi'.$K$2:$'Partite Gironi'.$K$49])+SUMIF([$'Partite Gironi'.$F$2:$'Partite Gironi'.$F$49];[.D47];[$'Partite Gironi'.$Q$2:$'Partite Gironi'.$Q$49])" office:value-type="float" office:value="216" calcext:value-type="float">
            <text:p>216</text:p>
          </table:table-cell>
          <table:table-cell table:style-name="ce421" table:formula="of:=SUMIF([$'Partite Gironi'.$D$2:$'Partite Gironi'.$D$49];[.D47];[$'Partite Gironi'.$L$2:$'Partite Gironi'.$L$49])+SUMIF([$'Partite Gironi'.$F$2:$'Partite Gironi'.$F$49];[.D47];[$'Partite Gironi'.$R$2:$'Partite Gironi'.$R$49])" office:value-type="float" office:value="223" calcext:value-type="float">
            <text:p>223</text:p>
          </table:table-cell>
          <table:table-cell table:style-name="ce421" table:formula="of:=SUMIF([$'Partite Gironi'.$D$2:$'Partite Gironi'.$D$49];[.D47];[$'Partite Gironi'.$M$2:$'Partite Gironi'.$M$49])+SUMIF([$'Partite Gironi'.$F$2:$'Partite Gironi'.$F$49];[.D47];[$'Partite Gironi'.$S$2:$'Partite Gironi'.$S$49])" office:value-type="float" office:value="-7" calcext:value-type="float">
            <text:p>-7</text:p>
          </table:table-cell>
          <table:table-cell table:style-name="ce424" table:formula="of:=[.I47]+(500+0)*10^-3+(500+[.L47])*10^-6" office:value-type="float" office:value="4.500493" calcext:value-type="float">
            <text:p>4,500493</text:p>
          </table:table-cell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lassifiche Gironi'.E1:'Classifiche Gironi'.L1 'Classifiche Gironi'.E7:'Classifiche Gironi'.L7 'Classifiche Gironi'.E13:'Classifiche Gironi'.L13 'Classifiche Gironi'.E19:'Classifiche Gironi'.L19 'Classifiche Gironi'.E25:'Classifiche Gironi'.L25 'Classifiche Gironi'.E31:'Classifiche Gironi'.L31 'Classifiche Gironi'.E37:'Classifiche Gironi'.L37 'Classifiche Gironi'.E43:'Classifiche Gironi'.L43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M1:'Classifiche Gironi'.M1 'Classifiche Gironi'.M7:'Classifiche Gironi'.M7 'Classifiche Gironi'.M13:'Classifiche Gironi'.M13 'Classifiche Gironi'.M19:'Classifiche Gironi'.M19 'Classifiche Gironi'.M25:'Classifiche Gironi'.M25 'Classifiche Gironi'.M31:'Classifiche Gironi'.M31 'Classifiche Gironi'.M37:'Classifiche Gironi'.M37 'Classifiche Gironi'.M43:'Classifiche Gironi'.M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L5 'Classifiche Gironi'.E8:'Classifiche Gironi'.L11 'Classifiche Gironi'.E20:'Classifiche Gironi'.L23 'Classifiche Gironi'.E26:'Classifiche Gironi'.L29 'Classifiche Gironi'.E32:'Classifiche Gironi'.L35 'Classifiche Gironi'.E38:'Classifiche Gironi'.L41 'Classifiche Gironi'.E44:'Classifiche Gironi'.L47 'Classifiche Gironi'.E14:'Classifiche Gironi'.L1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4" table:default-cell-style-name="ce435"/>
        <table:table-column table:style-name="co25" table:default-cell-style-name="ce435"/>
        <table:table-column table:style-name="co25" table:default-cell-style-name="ce447"/>
        <table:table-column table:style-name="co26" table:default-cell-style-name="ce459"/>
        <table:table-column table:style-name="co27" table:default-cell-style-name="ce459"/>
        <table:table-column table:style-name="co28" table:number-columns-repeated="2" table:default-cell-style-name="ce473"/>
        <table:table-column table:style-name="co27" table:default-cell-style-name="ce473"/>
        <table:table-column table:style-name="co26" table:default-cell-style-name="ce490"/>
        <table:table-column table:style-name="co29" table:default-cell-style-name="ce473"/>
        <table:table-column table:style-name="co30" table:default-cell-style-name="ce498"/>
        <table:table-column table:style-name="co31" table:default-cell-style-name="ce497"/>
        <table:table-column table:style-name="co32" table:default-cell-style-name="ce497"/>
        <table:table-column table:style-name="co33" table:default-cell-style-name="ce473"/>
        <table:table-column table:style-name="co32" table:default-cell-style-name="ce473"/>
        <table:table-column table:style-name="co34" table:default-cell-style-name="ce473"/>
        <table:table-column table:style-name="co35" table:default-cell-style-name="ce473"/>
        <table:table-column table:style-name="co36" table:number-columns-repeated="2" table:default-cell-style-name="ce473"/>
        <table:table-column table:style-name="co37" table:default-cell-style-name="ce473"/>
        <table:table-column table:style-name="co38" table:default-cell-style-name="ce497"/>
        <table:table-column table:style-name="co39" table:default-cell-style-name="ce497"/>
        <table:table-column table:style-name="co40" table:default-cell-style-name="ce498"/>
        <table:table-column table:style-name="co41" table:default-cell-style-name="ce649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4" table:number-columns-repeated="13" table:default-cell-style-name="ce498"/>
        <table:table-column table:style-name="co45" table:number-columns-repeated="49" table:default-cell-style-name="ce497"/>
        <table:table-column table:style-name="co46" table:default-cell-style-name="ce497"/>
        <table:table-column table:style-name="co47" table:default-cell-style-name="ce497"/>
        <table:table-column table:style-name="co47" table:number-columns-repeated="8" table:default-cell-style-name="ce473"/>
        <table:table-column table:style-name="co45" table:number-columns-repeated="2" table:default-cell-style-name="ce497"/>
        <table:table-column table:style-name="co5" table:number-columns-repeated="910" table:default-cell-style-name="ce716"/>
        <table:table-row table:style-name="ro3">
          <table:table-cell table:style-name="ce425" office:value-type="string" calcext:value-type="string" table:number-columns-spanned="21" table:number-rows-spanned="2">
            <text:p>Calendario Euro 2016</text:p>
          </table:table-cell>
          <table:covered-table-cell table:number-columns-repeated="20" table:style-name="ce426"/>
          <table:table-cell table:style-name="ce623"/>
          <table:table-cell table:style-name="ce627" office:value-type="string" calcext:value-type="string" table:number-columns-spanned="11" table:number-rows-spanned="2">
            <text:p>Campione d'Europa 2016 :::::</text:p>
          </table:table-cell>
          <table:covered-table-cell table:number-columns-repeated="10" table:style-name="ce627"/>
          <table:table-cell table:style-name="ce686" table:number-columns-spanned="7" table:number-rows-spanned="2"/>
          <table:covered-table-cell table:number-columns-repeated="6" table:style-name="ce686"/>
          <table:table-cell table:style-name="ce496" table:number-columns-repeated="13"/>
          <table:table-cell table:style-name="ce626" table:number-columns-repeated="61"/>
          <table:table-cell table:number-columns-repeated="910"/>
        </table:table-row>
        <table:table-row table:style-name="ro4">
          <table:covered-table-cell table:number-columns-repeated="21" table:style-name="ce426"/>
          <table:table-cell table:style-name="ce623"/>
          <table:covered-table-cell table:number-columns-repeated="11" table:style-name="ce627"/>
          <table:covered-table-cell table:number-columns-repeated="7" table:style-name="ce686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  <table:table-cell table:number-columns-repeated="910"/>
        </table:table-row>
        <table:table-row table:style-name="ro5">
          <table:table-cell table:style-name="ce427" office:value-type="string" calcext:value-type="string" table:number-columns-spanned="10" table:number-rows-spanned="1">
            <text:p>Fase a Gironi</text:p>
          </table:table-cell>
          <table:covered-table-cell table:number-columns-repeated="8" table:style-name="ce436"/>
          <table:covered-table-cell table:style-name="ce427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  <table:table-cell table:number-columns-repeated="910"/>
        </table:table-row>
        <table:table-row table:style-name="ro6">
          <table:table-cell table:style-name="ce428" office:value-type="string" calcext:value-type="string" table:number-columns-spanned="2" table:number-rows-spanned="1">
            <text:p>Data</text:p>
          </table:table-cell>
          <table:covered-table-cell table:style-name="ce437"/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40"/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  <table:table-cell table:number-columns-repeated="910"/>
        </table:table-row>
        <table:table-row table:style-name="ro6">
          <table:table-cell table:style-name="ce429" office:value-type="string" calcext:value-type="string">
            <text:p>Ven</text:p>
          </table:table-cell>
          <table:table-cell table:style-name="ce438" office:value-type="string" calcext:value-type="string">
            <text:p>10 Giu</text:p>
          </table:table-cell>
          <table:table-cell table:style-name="ce441" office:value-type="string" calcext:value-type="string">
            <text:p>21:00</text:p>
          </table:table-cell>
          <table:table-cell table:style-name="ce448" office:value-type="string" calcext:value-type="string">
            <text:p>Francia</text:p>
          </table:table-cell>
          <table:table-cell table:style-name="ce460"/>
          <table:table-cell table:style-name="ce467" office:value-type="float" office:value="2" calcext:value-type="float">
            <text:p>2</text:p>
          </table:table-cell>
          <table:table-cell table:style-name="ce467" office:value-type="float" office:value="1" calcext:value-type="float">
            <text:p>1</text:p>
          </table:table-cell>
          <table:table-cell table:style-name="ce475"/>
          <table:table-cell table:style-name="ce479" office:value-type="string" calcext:value-type="string">
            <text:p>Romania</text:p>
          </table:table-cell>
          <table:table-cell table:style-name="ce491" office:value-type="string" calcext:value-type="string">
            <text:p>A</text:p>
          </table:table-cell>
          <table:table-cell table:style-name="ce496"/>
          <table:table-cell table:style-name="ce501" table:formula="of:=VLOOKUP(ROW()-4;[$'Classifiche Gironi'.$A$2:$'Classifiche Gironi'.$M$5];4;0)" office:value-type="string" office:string-value="Pantere (2)" calcext:value-type="string">
            <text:p>Pantere (2)</text:p>
          </table:table-cell>
          <table:table-cell table:style-name="ce531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31" table:formula="of:=VLOOKUP(ROW()-4;[$'Classifiche Gironi'.$A$2:$'Classifiche Gironi'.$N$5];6;0)" office:value-type="float" office:value="2" calcext:value-type="float">
            <text:p>2</text:p>
          </table:table-cell>
          <table:table-cell table:style-name="ce531" table:formula="of:=VLOOKUP(ROW()-4;[$'Classifiche Gironi'.$A$2:$'Classifiche Gironi'.$N$5];7;0)" office:value-type="float" office:value="1" calcext:value-type="float">
            <text:p>1</text:p>
          </table:table-cell>
          <table:table-cell table:style-name="ce531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31" table:formula="of:=VLOOKUP(ROW()-4;[$'Classifiche Gironi'.$A$2:$'Classifiche Gironi'.$N$5];9;0)" office:value-type="float" office:value="5" calcext:value-type="float">
            <text:p>5</text:p>
          </table:table-cell>
          <table:table-cell table:style-name="ce531" table:formula="of:=VLOOKUP(ROW()-4;[$'Classifiche Gironi'.$A$2:$'Classifiche Gironi'.$N$5];10;0)" office:value-type="float" office:value="199" calcext:value-type="float">
            <text:p>199</text:p>
          </table:table-cell>
          <table:table-cell table:style-name="ce531" table:formula="of:=VLOOKUP(ROW()-4;[$'Classifiche Gironi'.$A$2:$'Classifiche Gironi'.$N$5];11;0)" office:value-type="float" office:value="123" calcext:value-type="float">
            <text:p>123</text:p>
          </table:table-cell>
          <table:table-cell table:style-name="ce594" table:formula="of:=VLOOKUP(ROW()-4;[$'Classifiche Gironi'.$A$2:$'Classifiche Gironi'.$N$5]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  <table:table-cell table:number-columns-repeated="910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49" office:value-type="string" calcext:value-type="string">
            <text:p>Albania</text:p>
          </table:table-cell>
          <table:table-cell table:style-name="ce461"/>
          <table:table-cell table:style-name="ce468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02" table:formula="of:=VLOOKUP(ROW()-4;[$'Classifiche Gironi'.$A$2:$'Classifiche Gironi'.$M$5];4;0)" office:value-type="string" office:string-value="Leoni (1)" calcext:value-type="string">
            <text:p>Leoni (1)</text:p>
          </table:table-cell>
          <table:table-cell table:style-name="ce532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64" table:formula="of:=VLOOKUP(ROW()-4;[$'Classifiche Gironi'.$A$2:$'Classifiche Gironi'.$N$5];6;0)" office:value-type="float" office:value="2" calcext:value-type="float">
            <text:p>2</text:p>
          </table:table-cell>
          <table:table-cell table:style-name="ce564" table:formula="of:=VLOOKUP(ROW()-4;[$'Classifiche Gironi'.$A$2:$'Classifiche Gironi'.$N$5];7;0)" office:value-type="float" office:value="1" calcext:value-type="float">
            <text:p>1</text:p>
          </table:table-cell>
          <table:table-cell table:style-name="ce564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64" table:formula="of:=VLOOKUP(ROW()-4;[$'Classifiche Gironi'.$A$2:$'Classifiche Gironi'.$N$5];9;0)" office:value-type="float" office:value="5" calcext:value-type="float">
            <text:p>5</text:p>
          </table:table-cell>
          <table:table-cell table:style-name="ce564" table:formula="of:=VLOOKUP(ROW()-4;[$'Classifiche Gironi'.$A$2:$'Classifiche Gironi'.$N$5];10;0)" office:value-type="float" office:value="187" calcext:value-type="float">
            <text:p>187</text:p>
          </table:table-cell>
          <table:table-cell table:style-name="ce564" table:formula="of:=VLOOKUP(ROW()-4;[$'Classifiche Gironi'.$A$2:$'Classifiche Gironi'.$N$5];11;0)" office:value-type="float" office:value="153" calcext:value-type="float">
            <text:p>153</text:p>
          </table:table-cell>
          <table:table-cell table:style-name="ce595" table:formula="of:=VLOOKUP(ROW()-4;[$'Classifiche Gironi'.$A$2:$'Classifiche Gironi'.$N$5]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5</text:p>
          </table:table-cell>
          <table:table-cell table:style-name="ce495"/>
          <table:table-cell table:style-name="ce652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  <table:table-cell table:number-columns-repeated="910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Galles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M$5];4;0)" office:value-type="string" office:string-value="Ghepardi (4)" calcext:value-type="string">
            <text:p>Ghepardi (4)</text:p>
          </table:table-cell>
          <table:table-cell table:style-name="ce533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65" table:formula="of:=VLOOKUP(ROW()-4;[$'Classifiche Gironi'.$A$2:$'Classifiche Gironi'.$N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N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N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N$5];10;0)" office:value-type="float" office:value="151" calcext:value-type="float">
            <text:p>151</text:p>
          </table:table-cell>
          <table:table-cell table:style-name="ce589" table:formula="of:=VLOOKUP(ROW()-4;[$'Classifiche Gironi'.$A$2:$'Classifiche Gironi'.$N$5];11;0)" office:value-type="float" office:value="161" calcext:value-type="float">
            <text:p>161</text:p>
          </table:table-cell>
          <table:table-cell table:style-name="ce596" table:formula="of:=VLOOKUP(ROW()-4;[$'Classifiche Gironi'.$A$2:$'Classifiche Gironi'.$N$5];12;0)" office:value-type="float" office:value="-10" calcext:value-type="float">
            <text:p>-10</text:p>
          </table:table-cell>
          <table:table-cell table:style-name="ce621"/>
          <table:table-cell table:style-name="ce625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636" table:formula="of:=[.L5]" office:value-type="string" office:string-value="Pantere (2)" calcext:value-type="string">
            <text:p>Pantere (2)</text:p>
          </table:table-cell>
          <table:table-cell table:style-name="ce653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  <table:table-cell table:number-columns-repeated="910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0" office:value-type="string" calcext:value-type="string">
            <text:p>Inghilterra</text:p>
          </table:table-cell>
          <table:table-cell table:style-name="ce462"/>
          <table:table-cell table:number-columns-repeated="2" table:style-name="ce470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Russ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M$5];4;0)" office:value-type="string" office:string-value="Tigri (3)" calcext:value-type="string">
            <text:p>Tigri (3)</text:p>
          </table:table-cell>
          <table:table-cell table:style-name="ce534" table:formula="of:=VLOOKUP(ROW()-4;[$'Classifiche Gironi'.$A$2:$'Classifiche Gironi'.$M$5];5;0)" office:value-type="float" office:value="3" calcext:value-type="float">
            <text:p>3</text:p>
          </table:table-cell>
          <table:table-cell table:style-name="ce566" table:formula="of:=VLOOKUP(ROW()-4;[$'Classifiche Gironi'.$A$2:$'Classifiche Gironi'.$N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N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N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N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N$5];10;0)" office:value-type="float" office:value="131" calcext:value-type="float">
            <text:p>131</text:p>
          </table:table-cell>
          <table:table-cell table:style-name="ce589" table:formula="of:=VLOOKUP(ROW()-4;[$'Classifiche Gironi'.$A$2:$'Classifiche Gironi'.$N$5];11;0)" office:value-type="float" office:value="231" calcext:value-type="float">
            <text:p>231</text:p>
          </table:table-cell>
          <table:table-cell table:style-name="ce596" table:formula="of:=VLOOKUP(ROW()-4;[$'Classifiche Gironi'.$A$2:$'Classifiche Gironi'.$N$5];12;0)" office:value-type="float" office:value="-100" calcext:value-type="float">
            <text:p>-100</text:p>
          </table:table-cell>
          <table:table-cell table:style-name="ce621"/>
          <table:table-cell table:style-name="ce625"/>
          <table:covered-table-cell table:style-name="ce633"/>
          <table:table-cell table:style-name="ce637" table:formula="of:=[.L16]" office:value-type="string" office:string-value="Ippopotami (11)" calcext:value-type="string">
            <text:p>Ippopotami (11)</text:p>
          </table:table-cell>
          <table:table-cell table:style-name="ce654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  <table:table-cell table:number-columns-repeated="910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0" office:value-type="string" calcext:value-type="string">
            <text:p>Turchia</text:p>
          </table:table-cell>
          <table:table-cell table:style-name="ce463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0"/>
          <table:table-cell table:style-name="ce626"/>
          <table:table-cell table:style-name="ce665" office:value-type="float" office:value="57" calcext:value-type="float" table:number-columns-spanned="1" table:number-rows-spanned="2">
            <text:p>57</text:p>
          </table:table-cell>
          <table:table-cell table:style-name="ce667" table:formula="of:=IF([.Y7]&amp;[.Y8]=&quot;&quot;;&quot;Vincente 49&quot;;IF([.Y7]&gt;[.Y8];[.X7];[.X8]))" office:value-type="string" office:string-value="Vincente 49" calcext:value-type="string">
            <text:p>Vincente 49</text:p>
          </table:table-cell>
          <table:table-cell table:style-name="ce673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Polonia</text:p>
          </table:table-cell>
          <table:table-cell table:style-name="ce463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5" table:formula="of:=VLOOKUP(ROW()-9;[$'Classifiche Gironi'.$A$8:$'Classifiche Gironi'.$M$11];4;0)" office:value-type="string" office:string-value="Linci (7)" calcext:value-type="string">
            <text:p>Linci (7)</text:p>
          </table:table-cell>
          <table:table-cell table:style-name="ce536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36" table:formula="of:=VLOOKUP(ROW()-9;[$'Classifiche Gironi'.$A$8:$'Classifiche Gironi'.$M$11];6;0)" office:value-type="float" office:value="3" calcext:value-type="float">
            <text:p>3</text:p>
          </table:table-cell>
          <table:table-cell table:style-name="ce536" table:formula="of:=VLOOKUP(ROW()-9;[$'Classifiche Gironi'.$A$8:$'Classifiche Gironi'.$M$11];7;0)" office:value-type="float" office:value="0" calcext:value-type="float">
            <text:p>0</text:p>
          </table:table-cell>
          <table:table-cell table:style-name="ce536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36" table:formula="of:=VLOOKUP(ROW()-9;[$'Classifiche Gironi'.$A$8:$'Classifiche Gironi'.$M$11];9;0)" office:value-type="float" office:value="6" calcext:value-type="float">
            <text:p>6</text:p>
          </table:table-cell>
          <table:table-cell table:style-name="ce536" table:formula="of:=VLOOKUP(ROW()-9;[$'Classifiche Gironi'.$A$8:$'Classifiche Gironi'.$M$11];10;0)" office:value-type="float" office:value="241" calcext:value-type="float">
            <text:p>241</text:p>
          </table:table-cell>
          <table:table-cell table:style-name="ce536" table:formula="of:=VLOOKUP(ROW()-9;[$'Classifiche Gironi'.$A$8:$'Classifiche Gironi'.$M$11];11;0)" office:value-type="float" office:value="181" calcext:value-type="float">
            <text:p>181</text:p>
          </table:table-cell>
          <table:table-cell table:style-name="ce597" table:formula="of:=VLOOKUP(ROW()-9;[$'Classifiche Gironi'.$A$8:$'Classifiche Gironi'.$M$11]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21</text:p>
          </table:table-cell>
          <table:table-cell table:style-name="ce495"/>
          <table:table-cell table:style-name="ce656"/>
          <table:table-cell table:style-name="ce660"/>
          <table:table-cell table:style-name="ce664"/>
          <table:covered-table-cell table:style-name="ce666"/>
          <table:table-cell table:style-name="ce668" table:formula="of:=IF([.Y11]&amp;[.Y12]=&quot;&quot;;&quot;Vincente 50&quot;;IF([.Y11]&gt;[.Y12];[.X11];[.X12]))" office:value-type="string" office:string-value="Vincente 50" calcext:value-type="string">
            <text:p>Vincente 50</text:p>
          </table:table-cell>
          <table:table-cell table:style-name="ce674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Ucrain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6" table:formula="of:=VLOOKUP(ROW()-9;[$'Classifiche Gironi'.$A$8:$'Classifiche Gironi'.$M$11];4;0)" office:value-type="string" office:string-value="Serval (8)" calcext:value-type="string">
            <text:p>Serval (8)</text:p>
          </table:table-cell>
          <table:table-cell table:style-name="ce537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67" table:formula="of:=VLOOKUP(ROW()-9;[$'Classifiche Gironi'.$A$8:$'Classifiche Gironi'.$M$11];6;0)" office:value-type="float" office:value="2" calcext:value-type="float">
            <text:p>2</text:p>
          </table:table-cell>
          <table:table-cell table:style-name="ce567" table:formula="of:=VLOOKUP(ROW()-9;[$'Classifiche Gironi'.$A$8:$'Classifiche Gironi'.$M$11];7;0)" office:value-type="float" office:value="1" calcext:value-type="float">
            <text:p>1</text:p>
          </table:table-cell>
          <table:table-cell table:style-name="ce567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67" table:formula="of:=VLOOKUP(ROW()-9;[$'Classifiche Gironi'.$A$8:$'Classifiche Gironi'.$M$11];9;0)" office:value-type="float" office:value="5" calcext:value-type="float">
            <text:p>5</text:p>
          </table:table-cell>
          <table:table-cell table:style-name="ce567" table:formula="of:=VLOOKUP(ROW()-9;[$'Classifiche Gironi'.$A$8:$'Classifiche Gironi'.$M$11];10;0)" office:value-type="float" office:value="224" calcext:value-type="float">
            <text:p>224</text:p>
          </table:table-cell>
          <table:table-cell table:style-name="ce567" table:formula="of:=VLOOKUP(ROW()-9;[$'Classifiche Gironi'.$A$8:$'Classifiche Gironi'.$M$11];11;0)" office:value-type="float" office:value="209" calcext:value-type="float">
            <text:p>209</text:p>
          </table:table-cell>
          <table:table-cell table:style-name="ce598" table:formula="of:=VLOOKUP(ROW()-9;[$'Classifiche Gironi'.$A$8:$'Classifiche Gironi'.$M$11]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office:value-type="float" office:value="50" calcext:value-type="float" table:number-columns-spanned="1" table:number-rows-spanned="2">
            <text:p>50</text:p>
          </table:table-cell>
          <table:table-cell table:style-name="ce638" table:formula="of:=[.L10]" office:value-type="string" office:string-value="Linci (7)" calcext:value-type="string">
            <text:p>Linci (7)</text:p>
          </table:table-cell>
          <table:table-cell table:style-name="ce653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2" office:value-type="string" calcext:value-type="string">
            <text:p>Rep. Cec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7" table:formula="of:=VLOOKUP(ROW()-9;[$'Classifiche Gironi'.$A$8:$'Classifiche Gironi'.$M$11];4;0)" office:value-type="string" office:string-value="Puma (6)" calcext:value-type="string">
            <text:p>Puma (6)</text:p>
          </table:table-cell>
          <table:table-cell table:style-name="ce538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68" table:formula="of:=VLOOKUP(ROW()-9;[$'Classifiche Gironi'.$A$8:$'Classifiche Gironi'.$M$11];6;0)" office:value-type="float" office:value="1" calcext:value-type="float">
            <text:p>1</text:p>
          </table:table-cell>
          <table:table-cell table:style-name="ce585" table:formula="of:=VLOOKUP(ROW()-9;[$'Classifiche Gironi'.$A$8:$'Classifiche Gironi'.$M$11];7;0)" office:value-type="float" office:value="2" calcext:value-type="float">
            <text:p>2</text:p>
          </table:table-cell>
          <table:table-cell table:style-name="ce590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M$11];9;0)" office:value-type="float" office:value="4" calcext:value-type="float">
            <text:p>4</text:p>
          </table:table-cell>
          <table:table-cell table:style-name="ce590" table:formula="of:=VLOOKUP(ROW()-9;[$'Classifiche Gironi'.$A$8:$'Classifiche Gironi'.$M$11];10;0)" office:value-type="float" office:value="184" calcext:value-type="float">
            <text:p>184</text:p>
          </table:table-cell>
          <table:table-cell table:style-name="ce590" table:formula="of:=VLOOKUP(ROW()-9;[$'Classifiche Gironi'.$A$8:$'Classifiche Gironi'.$M$11];11;0)" office:value-type="float" office:value="216" calcext:value-type="float">
            <text:p>216</text:p>
          </table:table-cell>
          <table:table-cell table:style-name="ce599" table:formula="of:=VLOOKUP(ROW()-9;[$'Classifiche Gironi'.$A$8:$'Classifiche Gironi'.$M$11]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633"/>
          <table:table-cell table:style-name="ce639" table:formula="of:=[.L21]" office:value-type="string" office:string-value="Pitoni (14)" calcext:value-type="string">
            <text:p>Pitoni (14)</text:p>
          </table:table-cell>
          <table:table-cell table:style-name="ce654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2" office:value-type="string" calcext:value-type="string">
            <text:p>Rep. d'Ir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2" office:value-type="string" calcext:value-type="string">
            <text:p>Svezi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07" table:formula="of:=VLOOKUP(ROW()-9;[$'Classifiche Gironi'.$A$8:$'Classifiche Gironi'.$M$11];4;0)" office:value-type="string" office:string-value="Giaguari (5)" calcext:value-type="string">
            <text:p>Giaguari (5)</text:p>
          </table:table-cell>
          <table:table-cell table:style-name="ce539" table:formula="of:=VLOOKUP(ROW()-9;[$'Classifiche Gironi'.$A$8:$'Classifiche Gironi'.$M$11];5;0)" office:value-type="float" office:value="3" calcext:value-type="float">
            <text:p>3</text:p>
          </table:table-cell>
          <table:table-cell table:style-name="ce569" table:formula="of:=VLOOKUP(ROW()-9;[$'Classifiche Gironi'.$A$8:$'Classifiche Gironi'.$M$11];6;0)" office:value-type="float" office:value="0" calcext:value-type="float">
            <text:p>0</text:p>
          </table:table-cell>
          <table:table-cell table:style-name="ce585" table:formula="of:=VLOOKUP(ROW()-9;[$'Classifiche Gironi'.$A$8:$'Classifiche Gironi'.$M$11];7;0)" office:value-type="float" office:value="3" calcext:value-type="float">
            <text:p>3</text:p>
          </table:table-cell>
          <table:table-cell table:style-name="ce590" table:formula="of:=VLOOKUP(ROW()-9;[$'Classifiche Gironi'.$A$8:$'Classifiche Gironi'.$M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M$11];9;0)" office:value-type="float" office:value="3" calcext:value-type="float">
            <text:p>3</text:p>
          </table:table-cell>
          <table:table-cell table:style-name="ce590" table:formula="of:=VLOOKUP(ROW()-9;[$'Classifiche Gironi'.$A$8:$'Classifiche Gironi'.$M$11];10;0)" office:value-type="float" office:value="174" calcext:value-type="float">
            <text:p>174</text:p>
          </table:table-cell>
          <table:table-cell table:style-name="ce590" table:formula="of:=VLOOKUP(ROW()-9;[$'Classifiche Gironi'.$A$8:$'Classifiche Gironi'.$M$11];11;0)" office:value-type="float" office:value="217" calcext:value-type="float">
            <text:p>217</text:p>
          </table:table-cell>
          <table:table-cell table:style-name="ce599" table:formula="of:=VLOOKUP(ROW()-9;[$'Classifiche Gironi'.$A$8:$'Classifiche Gironi'.$M$11]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office:value-type="float" office:value="61" calcext:value-type="float" table:number-columns-spanned="1" table:number-rows-spanned="2">
            <text:p>61</text:p>
          </table:table-cell>
          <table:table-cell table:style-name="ce669" table:formula="of:=IF([.AD9]&amp;[.AD10]=&quot;&quot;;&quot;Vincente 57&quot;;IF([.AD9]&gt;[.AD10];[.AC9];[.AC10]))" office:value-type="string" office:string-value="Vincente 57" calcext:value-type="string">
            <text:p>Vincente 57</text:p>
          </table:table-cell>
          <table:table-cell table:style-name="ce689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  <table:table-cell table:number-columns-repeated="910"/>
        </table:table-row>
        <table:table-row table:style-name="ro6">
          <table:table-cell table:style-name="ce431" office:value-type="string" calcext:value-type="string">
            <text:p>Lun</text:p>
          </table:table-cell>
          <table:table-cell table:style-name="ce431" office:value-type="string" calcext:value-type="string">
            <text:p>13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3" office:value-type="string" calcext:value-type="string">
            <text:p>Belgio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2" calcext:value-type="float">
            <text:p>2</text:p>
          </table:table-cell>
          <table:table-cell table:style-name="ce477"/>
          <table:table-cell table:style-name="ce483" office:value-type="string" calcext:value-type="string">
            <text:p>Ital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495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D17]&amp;[.AD18]=&quot;&quot;;&quot;Vincente 58&quot;;IF([.AD17]&gt;[.AD18];[.AC17];[.AC18]))" office:value-type="string" office:string-value="Vincente 58" calcext:value-type="string">
            <text:p>Vincente 58</text:p>
          </table:table-cell>
          <table:table-cell table:style-name="ce690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Austr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09" table:formula="of:=VLOOKUP(ROW()-14;[$'Classifiche Gironi'.$A$14:$'Classifiche Gironi'.$M$17];4;0)" office:value-type="string" office:string-value="Giraffe (10)" calcext:value-type="string">
            <text:p>Giraffe (10)</text:p>
          </table:table-cell>
          <table:table-cell table:style-name="ce541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41" table:formula="of:=VLOOKUP(ROW()-14;[$'Classifiche Gironi'.$A$14:$'Classifiche Gironi'.$M$17];6;0)" office:value-type="float" office:value="3" calcext:value-type="float">
            <text:p>3</text:p>
          </table:table-cell>
          <table:table-cell table:style-name="ce541" table:formula="of:=VLOOKUP(ROW()-14;[$'Classifiche Gironi'.$A$14:$'Classifiche Gironi'.$M$17];7;0)" office:value-type="float" office:value="0" calcext:value-type="float">
            <text:p>0</text:p>
          </table:table-cell>
          <table:table-cell table:style-name="ce541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41" table:formula="of:=VLOOKUP(ROW()-14;[$'Classifiche Gironi'.$A$14:$'Classifiche Gironi'.$M$17];9;0)" office:value-type="float" office:value="6" calcext:value-type="float">
            <text:p>6</text:p>
          </table:table-cell>
          <table:table-cell table:style-name="ce541" table:formula="of:=VLOOKUP(ROW()-14;[$'Classifiche Gironi'.$A$14:$'Classifiche Gironi'.$M$17];10;0)" office:value-type="float" office:value="258" calcext:value-type="float">
            <text:p>258</text:p>
          </table:table-cell>
          <table:table-cell table:style-name="ce541" table:formula="of:=VLOOKUP(ROW()-14;[$'Classifiche Gironi'.$A$14:$'Classifiche Gironi'.$M$17];11;0)" office:value-type="float" office:value="154" calcext:value-type="float">
            <text:p>154</text:p>
          </table:table-cell>
          <table:table-cell table:style-name="ce600" table:formula="of:=VLOOKUP(ROW()-14;[$'Classifiche Gironi'.$A$14:$'Classifiche Gironi'.$M$17]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office:value-type="float" office:value="51" calcext:value-type="float" table:number-columns-spanned="1" table:number-rows-spanned="2">
            <text:p>51</text:p>
          </table:table-cell>
          <table:table-cell table:style-name="ce638" table:formula="of:=[.L25]" office:value-type="string" office:string-value="Cinghiali (20)" calcext:value-type="string">
            <text:p>Cinghiali (20)</text:p>
          </table:table-cell>
          <table:table-cell table:style-name="ce653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Island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0" table:formula="of:=VLOOKUP(ROW()-14;[$'Classifiche Gironi'.$A$14:$'Classifiche Gironi'.$M$17];4;0)" office:value-type="string" office:string-value="Ippopotami (11)" calcext:value-type="string">
            <text:p>Ippopotami (11)</text:p>
          </table:table-cell>
          <table:table-cell table:style-name="ce542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70" table:formula="of:=VLOOKUP(ROW()-14;[$'Classifiche Gironi'.$A$14:$'Classifiche Gironi'.$M$17];6;0)" office:value-type="float" office:value="2" calcext:value-type="float">
            <text:p>2</text:p>
          </table:table-cell>
          <table:table-cell table:style-name="ce570" table:formula="of:=VLOOKUP(ROW()-14;[$'Classifiche Gironi'.$A$14:$'Classifiche Gironi'.$M$17];7;0)" office:value-type="float" office:value="1" calcext:value-type="float">
            <text:p>1</text:p>
          </table:table-cell>
          <table:table-cell table:style-name="ce570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70" table:formula="of:=VLOOKUP(ROW()-14;[$'Classifiche Gironi'.$A$14:$'Classifiche Gironi'.$M$17];9;0)" office:value-type="float" office:value="5" calcext:value-type="float">
            <text:p>5</text:p>
          </table:table-cell>
          <table:table-cell table:style-name="ce570" table:formula="of:=VLOOKUP(ROW()-14;[$'Classifiche Gironi'.$A$14:$'Classifiche Gironi'.$M$17];10;0)" office:value-type="float" office:value="280" calcext:value-type="float">
            <text:p>280</text:p>
          </table:table-cell>
          <table:table-cell table:style-name="ce570" table:formula="of:=VLOOKUP(ROW()-14;[$'Classifiche Gironi'.$A$14:$'Classifiche Gironi'.$M$17];11;0)" office:value-type="float" office:value="189" calcext:value-type="float">
            <text:p>189</text:p>
          </table:table-cell>
          <table:table-cell table:style-name="ce601" table:formula="of:=VLOOKUP(ROW()-14;[$'Classifiche Gironi'.$A$14:$'Classifiche Gironi'.$M$17]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633"/>
          <table:table-cell table:style-name="ce640" table:formula="of:=[.L36]" office:value-type="string" office:string-value="Orche (28)" calcext:value-type="string">
            <text:p>Orche (28)</text:p>
          </table:table-cell>
          <table:table-cell table:style-name="ce654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1" table:formula="of:=VLOOKUP(ROW()-14;[$'Classifiche Gironi'.$A$14:$'Classifiche Gironi'.$M$17];4;0)" office:value-type="string" office:string-value="Elefanti (9)" calcext:value-type="string">
            <text:p>Elefanti (9)</text:p>
          </table:table-cell>
          <table:table-cell table:style-name="ce543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71" table:formula="of:=VLOOKUP(ROW()-14;[$'Classifiche Gironi'.$A$14:$'Classifiche Gironi'.$M$17];6;0)" office:value-type="float" office:value="1" calcext:value-type="float">
            <text:p>1</text:p>
          </table:table-cell>
          <table:table-cell table:style-name="ce586" table:formula="of:=VLOOKUP(ROW()-14;[$'Classifiche Gironi'.$A$14:$'Classifiche Gironi'.$M$17];7;0)" office:value-type="float" office:value="2" calcext:value-type="float">
            <text:p>2</text:p>
          </table:table-cell>
          <table:table-cell table:style-name="ce591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M$17];9;0)" office:value-type="float" office:value="4" calcext:value-type="float">
            <text:p>4</text:p>
          </table:table-cell>
          <table:table-cell table:style-name="ce591" table:formula="of:=VLOOKUP(ROW()-14;[$'Classifiche Gironi'.$A$14:$'Classifiche Gironi'.$M$17];10;0)" office:value-type="float" office:value="154" calcext:value-type="float">
            <text:p>154</text:p>
          </table:table-cell>
          <table:table-cell table:style-name="ce591" table:formula="of:=VLOOKUP(ROW()-14;[$'Classifiche Gironi'.$A$14:$'Classifiche Gironi'.$M$17];11;0)" office:value-type="float" office:value="237" calcext:value-type="float">
            <text:p>237</text:p>
          </table:table-cell>
          <table:table-cell table:style-name="ce602" table:formula="of:=VLOOKUP(ROW()-14;[$'Classifiche Gironi'.$A$14:$'Classifiche Gironi'.$M$17]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58" calcext:value-type="float" table:number-columns-spanned="1" table:number-rows-spanned="2">
            <text:p>58</text:p>
          </table:table-cell>
          <table:table-cell table:style-name="ce669" table:formula="of:=IF([.Y15]&amp;[.Y16]=&quot;&quot;;&quot;Vincente 51&quot;;IF([.Y15]&gt;[.Y16];[.X15];[.X16]))" office:value-type="string" office:string-value="Vincente 51" calcext:value-type="string">
            <text:p>Vincente 51</text:p>
          </table:table-cell>
          <table:table-cell table:style-name="ce675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1" table:formula="of:=VLOOKUP(ROW()-14;[$'Classifiche Gironi'.$A$14:$'Classifiche Gironi'.$M$17];4;0)" office:value-type="string" office:string-value="Iguane (12)" calcext:value-type="string">
            <text:p>Iguane (12)</text:p>
          </table:table-cell>
          <table:table-cell table:style-name="ce544" table:formula="of:=VLOOKUP(ROW()-14;[$'Classifiche Gironi'.$A$14:$'Classifiche Gironi'.$M$17];5;0)" office:value-type="float" office:value="3" calcext:value-type="float">
            <text:p>3</text:p>
          </table:table-cell>
          <table:table-cell table:style-name="ce572" table:formula="of:=VLOOKUP(ROW()-14;[$'Classifiche Gironi'.$A$14:$'Classifiche Gironi'.$M$17];6;0)" office:value-type="float" office:value="0" calcext:value-type="float">
            <text:p>0</text:p>
          </table:table-cell>
          <table:table-cell table:style-name="ce586" table:formula="of:=VLOOKUP(ROW()-14;[$'Classifiche Gironi'.$A$14:$'Classifiche Gironi'.$M$17];7;0)" office:value-type="float" office:value="3" calcext:value-type="float">
            <text:p>3</text:p>
          </table:table-cell>
          <table:table-cell table:style-name="ce591" table:formula="of:=VLOOKUP(ROW()-14;[$'Classifiche Gironi'.$A$14:$'Classifiche Gironi'.$M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M$17];9;0)" office:value-type="float" office:value="3" calcext:value-type="float">
            <text:p>3</text:p>
          </table:table-cell>
          <table:table-cell table:style-name="ce591" table:formula="of:=VLOOKUP(ROW()-14;[$'Classifiche Gironi'.$A$14:$'Classifiche Gironi'.$M$17];10;0)" office:value-type="float" office:value="101" calcext:value-type="float">
            <text:p>101</text:p>
          </table:table-cell>
          <table:table-cell table:style-name="ce591" table:formula="of:=VLOOKUP(ROW()-14;[$'Classifiche Gironi'.$A$14:$'Classifiche Gironi'.$M$17];11;0)" office:value-type="float" office:value="213" calcext:value-type="float">
            <text:p>213</text:p>
          </table:table-cell>
          <table:table-cell table:style-name="ce602" table:formula="of:=VLOOKUP(ROW()-14;[$'Classifiche Gironi'.$A$14:$'Classifiche Gironi'.$M$17]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Y19]&amp;[.Y20]=&quot;&quot;;&quot;Vincente 52&quot;;IF([.Y19]&gt;[.Y20];[.X19];[.X20]))" office:value-type="string" office:string-value="Vincente 52" calcext:value-type="string">
            <text:p>Vincente 52</text:p>
          </table:table-cell>
          <table:table-cell table:style-name="ce676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Franc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office:value-type="float" office:value="52" calcext:value-type="float" table:number-columns-spanned="1" table:number-rows-spanned="2">
            <text:p>52</text:p>
          </table:table-cell>
          <table:table-cell table:style-name="ce638" table:formula="of:=[.L30]" office:value-type="string" office:string-value="Balene (21)" calcext:value-type="string">
            <text:p>Balene (21)</text:p>
          </table:table-cell>
          <table:table-cell table:style-name="ce653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Inghilterr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3" table:formula="of:=VLOOKUP(ROW()-19;[$'Classifiche Gironi'.$A$20:$'Classifiche Gironi'.$M$23];4;0)" office:value-type="string" office:string-value="Aquile (15)" calcext:value-type="string">
            <text:p>Aquile (15)</text:p>
          </table:table-cell>
          <table:table-cell table:style-name="ce546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46" table:formula="of:=VLOOKUP(ROW()-19;[$'Classifiche Gironi'.$A$20:$'Classifiche Gironi'.$M$23];6;0)" office:value-type="float" office:value="2" calcext:value-type="float">
            <text:p>2</text:p>
          </table:table-cell>
          <table:table-cell table:style-name="ce546" table:formula="of:=VLOOKUP(ROW()-19;[$'Classifiche Gironi'.$A$20:$'Classifiche Gironi'.$M$23];7;0)" office:value-type="float" office:value="1" calcext:value-type="float">
            <text:p>1</text:p>
          </table:table-cell>
          <table:table-cell table:style-name="ce546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46" table:formula="of:=VLOOKUP(ROW()-19;[$'Classifiche Gironi'.$A$20:$'Classifiche Gironi'.$M$23];9;0)" office:value-type="float" office:value="5" calcext:value-type="float">
            <text:p>5</text:p>
          </table:table-cell>
          <table:table-cell table:style-name="ce546" table:formula="of:=VLOOKUP(ROW()-19;[$'Classifiche Gironi'.$A$20:$'Classifiche Gironi'.$M$23];10;0)" office:value-type="float" office:value="154" calcext:value-type="float">
            <text:p>154</text:p>
          </table:table-cell>
          <table:table-cell table:style-name="ce546" table:formula="of:=VLOOKUP(ROW()-19;[$'Classifiche Gironi'.$A$20:$'Classifiche Gironi'.$M$23];11;0)" office:value-type="float" office:value="140" calcext:value-type="float">
            <text:p>140</text:p>
          </table:table-cell>
          <table:table-cell table:style-name="ce603" table:formula="of:=VLOOKUP(ROW()-19;[$'Classifiche Gironi'.$A$20:$'Classifiche Gironi'.$M$23];12;0)" office:value-type="float" office:value="14" calcext:value-type="float">
            <text:p>+14</text:p>
          </table:table-cell>
          <table:table-cell table:style-name="ce621"/>
          <table:table-cell table:style-name="ce625"/>
          <table:covered-table-cell table:style-name="ce633"/>
          <table:table-cell table:style-name="ce641" table:formula="of:=[.L41]" office:value-type="string" office:string-value="Piranha (29)" calcext:value-type="string">
            <text:p>Piranha (29)</text:p>
          </table:table-cell>
          <table:table-cell table:style-name="ce654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office:value-type="float" office:value="63" calcext:value-type="float" table:number-columns-spanned="1" table:number-rows-spanned="2">
            <text:p>63</text:p>
          </table:table-cell>
          <table:table-cell table:style-name="ce669" table:formula="of:=IF([.AI13]&amp;[.AI14]=&quot;&quot;;&quot;Vincente 61&quot;;IF([.AI13]&gt;[.AI14];[.AH13];[.AH14]))" office:value-type="string" office:string-value="Vincente 61" calcext:value-type="string">
            <text:p>Vincente 61</text:p>
          </table:table-cell>
          <table:table-cell table:style-name="ce69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4" table:formula="of:=VLOOKUP(ROW()-19;[$'Classifiche Gironi'.$A$20:$'Classifiche Gironi'.$M$23];4;0)" office:value-type="string" office:string-value="Pitoni (14)" calcext:value-type="string">
            <text:p>Pitoni (14)</text:p>
          </table:table-cell>
          <table:table-cell table:style-name="ce547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73" table:formula="of:=VLOOKUP(ROW()-19;[$'Classifiche Gironi'.$A$20:$'Classifiche Gironi'.$M$23];6;0)" office:value-type="float" office:value="2" calcext:value-type="float">
            <text:p>2</text:p>
          </table:table-cell>
          <table:table-cell table:style-name="ce573" table:formula="of:=VLOOKUP(ROW()-19;[$'Classifiche Gironi'.$A$20:$'Classifiche Gironi'.$M$23];7;0)" office:value-type="float" office:value="1" calcext:value-type="float">
            <text:p>1</text:p>
          </table:table-cell>
          <table:table-cell table:style-name="ce573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73" table:formula="of:=VLOOKUP(ROW()-19;[$'Classifiche Gironi'.$A$20:$'Classifiche Gironi'.$M$23];9;0)" office:value-type="float" office:value="5" calcext:value-type="float">
            <text:p>5</text:p>
          </table:table-cell>
          <table:table-cell table:style-name="ce573" table:formula="of:=VLOOKUP(ROW()-19;[$'Classifiche Gironi'.$A$20:$'Classifiche Gironi'.$M$23];10;0)" office:value-type="float" office:value="218" calcext:value-type="float">
            <text:p>218</text:p>
          </table:table-cell>
          <table:table-cell table:style-name="ce573" table:formula="of:=VLOOKUP(ROW()-19;[$'Classifiche Gironi'.$A$20:$'Classifiche Gironi'.$M$23];11;0)" office:value-type="float" office:value="206" calcext:value-type="float">
            <text:p>206</text:p>
          </table:table-cell>
          <table:table-cell table:style-name="ce604" table:formula="of:=VLOOKUP(ROW()-19;[$'Classifiche Gironi'.$A$20:$'Classifiche Gironi'.$M$23];12;0)" office:value-type="float" office:value="12" calcext:value-type="float">
            <text:p>+12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I29]&amp;[.AI30]=&quot;&quot;;&quot;Vincente 62&quot;;IF([.AI29]&gt;[.AI30];[.AH29];[.AH30]))" office:value-type="string" office:string-value="Vincente 62" calcext:value-type="string">
            <text:p>Vincente 62</text:p>
          </table:table-cell>
          <table:table-cell table:style-name="ce69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5" table:formula="of:=VLOOKUP(ROW()-19;[$'Classifiche Gironi'.$A$20:$'Classifiche Gironi'.$M$23];4;0)" office:value-type="string" office:string-value="Coccodrilli (13)" calcext:value-type="string">
            <text:p>Coccodrilli (13)</text:p>
          </table:table-cell>
          <table:table-cell table:style-name="ce548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74" table:formula="of:=VLOOKUP(ROW()-19;[$'Classifiche Gironi'.$A$20:$'Classifiche Gironi'.$M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M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M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M$23];10;0)" office:value-type="float" office:value="171" calcext:value-type="float">
            <text:p>171</text:p>
          </table:table-cell>
          <table:table-cell table:style-name="ce592" table:formula="of:=VLOOKUP(ROW()-19;[$'Classifiche Gironi'.$A$20:$'Classifiche Gironi'.$M$23];11;0)" office:value-type="float" office:value="161" calcext:value-type="float">
            <text:p>161</text:p>
          </table:table-cell>
          <table:table-cell table:style-name="ce605" table:formula="of:=VLOOKUP(ROW()-19;[$'Classifiche Gironi'.$A$20:$'Classifiche Gironi'.$M$23]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495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1" office:value-type="string" calcext:value-type="string">
            <text:p>Ven</text:p>
          </table:table-cell>
          <table:table-cell table:style-name="ce431" office:value-type="string" calcext:value-type="string">
            <text:p>17 Giu</text:p>
          </table:table-cell>
          <table:table-cell table:style-name="ce443" office:value-type="time" office:time-value="PT15H00M00S" calcext:value-type="time">
            <text:p>15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1" calcext:value-type="float">
            <text:p>1</text:p>
          </table:table-cell>
          <table:table-cell table:style-name="ce471" office:value-type="float" office:value="0" calcext:value-type="float">
            <text:p>0</text:p>
          </table:table-cell>
          <table:table-cell table:style-name="ce477"/>
          <table:table-cell table:style-name="ce484" office:value-type="string" calcext:value-type="string">
            <text:p>Svez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15" table:formula="of:=VLOOKUP(ROW()-19;[$'Classifiche Gironi'.$A$20:$'Classifiche Gironi'.$M$23];4;0)" office:value-type="string" office:string-value="Falchi (16)" calcext:value-type="string">
            <text:p>Falchi (16)</text:p>
          </table:table-cell>
          <table:table-cell table:style-name="ce549" table:formula="of:=VLOOKUP(ROW()-19;[$'Classifiche Gironi'.$A$20:$'Classifiche Gironi'.$M$23];5;0)" office:value-type="float" office:value="3" calcext:value-type="float">
            <text:p>3</text:p>
          </table:table-cell>
          <table:table-cell table:style-name="ce575" table:formula="of:=VLOOKUP(ROW()-19;[$'Classifiche Gironi'.$A$20:$'Classifiche Gironi'.$M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M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M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M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M$23];10;0)" office:value-type="float" office:value="173" calcext:value-type="float">
            <text:p>173</text:p>
          </table:table-cell>
          <table:table-cell table:style-name="ce592" table:formula="of:=VLOOKUP(ROW()-19;[$'Classifiche Gironi'.$A$20:$'Classifiche Gironi'.$M$23];11;0)" office:value-type="float" office:value="209" calcext:value-type="float">
            <text:p>209</text:p>
          </table:table-cell>
          <table:table-cell table:style-name="ce605" table:formula="of:=VLOOKUP(ROW()-19;[$'Classifiche Gironi'.$A$20:$'Classifiche Gironi'.$M$23]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office:value-type="float" office:value="53" calcext:value-type="float" table:number-columns-spanned="1" table:number-rows-spanned="2">
            <text:p>53</text:p>
          </table:table-cell>
          <table:table-cell table:style-name="ce638" table:formula="of:=[.L40]" office:value-type="string" office:string-value="Scorpioni (30)" calcext:value-type="string">
            <text:p>Scorpioni (30)</text:p>
          </table:table-cell>
          <table:table-cell table:style-name="ce653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number-columns-repeated="2"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633"/>
          <table:table-cell table:style-name="ce642" table:formula="of:=[.L31]" office:value-type="string" office:string-value="Gabbiani (22)" calcext:value-type="string">
            <text:p>Gabbiani (22)</text:p>
          </table:table-cell>
          <table:table-cell table:style-name="ce654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7" table:formula="of:=VLOOKUP(ROW()-24;[$'Classifiche Gironi'.$A$26:$'Classifiche Gironi'.$M$29];4;0)" office:value-type="string" office:string-value="Cinghiali (20)" calcext:value-type="string">
            <text:p>Cinghiali (20)</text:p>
          </table:table-cell>
          <table:table-cell table:style-name="ce551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51" table:formula="of:=VLOOKUP(ROW()-24;[$'Classifiche Gironi'.$A$26:$'Classifiche Gironi'.$M$29];6;0)" office:value-type="float" office:value="3" calcext:value-type="float">
            <text:p>3</text:p>
          </table:table-cell>
          <table:table-cell table:style-name="ce551" table:formula="of:=VLOOKUP(ROW()-24;[$'Classifiche Gironi'.$A$26:$'Classifiche Gironi'.$M$29];7;0)" office:value-type="float" office:value="0" calcext:value-type="float">
            <text:p>0</text:p>
          </table:table-cell>
          <table:table-cell table:style-name="ce551" table:formula="of:=VLOOKUP(ROW()-24;[$'Classifiche Gironi'.$A$26:$'Classifiche Gironi'.$M$29];8;0)" office:value-type="float" office:value="0" calcext:value-type="float">
            <text:p>0</text:p>
          </table:table-cell>
          <table:table-cell table:style-name="ce551" table:formula="of:=VLOOKUP(ROW()-24;[$'Classifiche Gironi'.$A$26:$'Classifiche Gironi'.$M$29];9;0)" office:value-type="float" office:value="6" calcext:value-type="float">
            <text:p>6</text:p>
          </table:table-cell>
          <table:table-cell table:style-name="ce551" table:formula="of:=VLOOKUP(ROW()-24;[$'Classifiche Gironi'.$A$26:$'Classifiche Gironi'.$M$29];10;0)" office:value-type="float" office:value="122" calcext:value-type="float">
            <text:p>122</text:p>
          </table:table-cell>
          <table:table-cell table:style-name="ce551" table:formula="of:=VLOOKUP(ROW()-24;[$'Classifiche Gironi'.$A$26:$'Classifiche Gironi'.$M$29];11;0)" office:value-type="float" office:value="42" calcext:value-type="float">
            <text:p>42</text:p>
          </table:table-cell>
          <table:table-cell table:style-name="ce607" table:formula="of:=VLOOKUP(ROW()-24;[$'Classifiche Gironi'.$A$26:$'Classifiche Gironi'.$M$29]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59" calcext:value-type="float" table:number-columns-spanned="1" table:number-rows-spanned="2">
            <text:p>59</text:p>
          </table:table-cell>
          <table:table-cell table:style-name="ce669" table:formula="of:=IF([.Y23]&amp;[.Y24]=&quot;&quot;;&quot;Vincente 53&quot;;IF([.Y23]&gt;[.Y24];[.X23];[.X24]))" office:value-type="string" office:string-value="Vincente 53" calcext:value-type="string">
            <text:p>Vincente 53</text:p>
          </table:table-cell>
          <table:table-cell table:style-name="ce677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Belgio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Rep. d'Irland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18" table:formula="of:=VLOOKUP(ROW()-24;[$'Classifiche Gironi'.$A$26:$'Classifiche Gironi'.$M$29];4;0)" office:value-type="string" office:string-value="Bufali (18)" calcext:value-type="string">
            <text:p>Bufali (18)</text:p>
          </table:table-cell>
          <table:table-cell table:style-name="ce552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77" table:formula="of:=VLOOKUP(ROW()-24;[$'Classifiche Gironi'.$A$26:$'Classifiche Gironi'.$M$29];6;0)" office:value-type="float" office:value="2" calcext:value-type="float">
            <text:p>2</text:p>
          </table:table-cell>
          <table:table-cell table:style-name="ce577" table:formula="of:=VLOOKUP(ROW()-24;[$'Classifiche Gironi'.$A$26:$'Classifiche Gironi'.$M$29];7;0)" office:value-type="float" office:value="0" calcext:value-type="float">
            <text:p>0</text:p>
          </table:table-cell>
          <table:table-cell table:style-name="ce577" table:formula="of:=VLOOKUP(ROW()-24;[$'Classifiche Gironi'.$A$26:$'Classifiche Gironi'.$M$29];8;0)" office:value-type="float" office:value="1" calcext:value-type="float">
            <text:p>1</text:p>
          </table:table-cell>
          <table:table-cell table:style-name="ce577" table:formula="of:=VLOOKUP(ROW()-24;[$'Classifiche Gironi'.$A$26:$'Classifiche Gironi'.$M$29];9;0)" office:value-type="float" office:value="4" calcext:value-type="float">
            <text:p>4</text:p>
          </table:table-cell>
          <table:table-cell table:style-name="ce577" table:formula="of:=VLOOKUP(ROW()-24;[$'Classifiche Gironi'.$A$26:$'Classifiche Gironi'.$M$29];10;0)" office:value-type="float" office:value="163" calcext:value-type="float">
            <text:p>163</text:p>
          </table:table-cell>
          <table:table-cell table:style-name="ce577" table:formula="of:=VLOOKUP(ROW()-24;[$'Classifiche Gironi'.$A$26:$'Classifiche Gironi'.$M$29];11;0)" office:value-type="float" office:value="155" calcext:value-type="float">
            <text:p>155</text:p>
          </table:table-cell>
          <table:table-cell table:style-name="ce608" table:formula="of:=VLOOKUP(ROW()-24;[$'Classifiche Gironi'.$A$26:$'Classifiche Gironi'.$M$29]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Y27]&amp;[.Y28]=&quot;&quot;;&quot;Vincente 54&quot;;IF([.Y27]&gt;[.Y28];[.X27];[.X28]))" office:value-type="string" office:string-value="Vincente 54" calcext:value-type="string">
            <text:p>Vincente 54</text:p>
          </table:table-cell>
          <table:table-cell table:style-name="ce678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s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M$29];4;0)" office:value-type="string" office:string-value="Bisonti (17)" calcext:value-type="string">
            <text:p>Bisonti (17)</text:p>
          </table:table-cell>
          <table:table-cell table:style-name="ce553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78" table:formula="of:=VLOOKUP(ROW()-24;[$'Classifiche Gironi'.$A$26:$'Classifiche Gironi'.$M$29];6;0)" office:value-type="float" office:value="1" calcext:value-type="float">
            <text:p>1</text:p>
          </table:table-cell>
          <table:table-cell table:style-name="ce588" table:formula="of:=VLOOKUP(ROW()-24;[$'Classifiche Gironi'.$A$26:$'Classifiche Gironi'.$M$29];7;0)" office:value-type="float" office:value="2" calcext:value-type="float">
            <text:p>2</text:p>
          </table:table-cell>
          <table:table-cell table:style-name="ce593" table:formula="of:=VLOOKUP(ROW()-24;[$'Classifiche Gironi'.$A$26:$'Classifiche Gironi'.$M$29];8;0)" office:value-type="float" office:value="0" calcext:value-type="float">
            <text:p>0</text:p>
          </table:table-cell>
          <table:table-cell table:style-name="ce593" table:formula="of:=VLOOKUP(ROW()-24;[$'Classifiche Gironi'.$A$26:$'Classifiche Gironi'.$M$29];9;0)" office:value-type="float" office:value="4" calcext:value-type="float">
            <text:p>4</text:p>
          </table:table-cell>
          <table:table-cell table:style-name="ce593" table:formula="of:=VLOOKUP(ROW()-24;[$'Classifiche Gironi'.$A$26:$'Classifiche Gironi'.$M$29];10;0)" office:value-type="float" office:value="148" calcext:value-type="float">
            <text:p>148</text:p>
          </table:table-cell>
          <table:table-cell table:style-name="ce593" table:formula="of:=VLOOKUP(ROW()-24;[$'Classifiche Gironi'.$A$26:$'Classifiche Gironi'.$M$29];11;0)" office:value-type="float" office:value="179" calcext:value-type="float">
            <text:p>179</text:p>
          </table:table-cell>
          <table:table-cell table:style-name="ce609" table:formula="of:=VLOOKUP(ROW()-24;[$'Classifiche Gironi'.$A$26:$'Classifiche Gironi'.$M$29]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office:value-type="float" office:value="54" calcext:value-type="float" table:number-columns-spanned="1" table:number-rows-spanned="2">
            <text:p>54</text:p>
          </table:table-cell>
          <table:table-cell table:style-name="ce643" table:formula="of:=[.L35]" office:value-type="string" office:string-value="Istrici (25)" calcext:value-type="string">
            <text:p>Istrici (25)</text:p>
          </table:table-cell>
          <table:table-cell table:style-name="ce653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M$29];4;0)" office:value-type="string" office:string-value="Cervi (19)" calcext:value-type="string">
            <text:p>Cervi (19)</text:p>
          </table:table-cell>
          <table:table-cell table:style-name="ce554" table:formula="of:=VLOOKUP(ROW()-24;[$'Classifiche Gironi'.$A$26:$'Classifiche Gironi'.$M$29];5;0)" office:value-type="float" office:value="3" calcext:value-type="float">
            <text:p>3</text:p>
          </table:table-cell>
          <table:table-cell table:style-name="ce579" table:formula="of:=VLOOKUP(ROW()-24;[$'Classifiche Gironi'.$A$26:$'Classifiche Gironi'.$M$29];6;0)" office:value-type="float" office:value="0" calcext:value-type="float">
            <text:p>0</text:p>
          </table:table-cell>
          <table:table-cell table:style-name="ce588" table:formula="of:=VLOOKUP(ROW()-24;[$'Classifiche Gironi'.$A$26:$'Classifiche Gironi'.$M$29];7;0)" office:value-type="float" office:value="1" calcext:value-type="float">
            <text:p>1</text:p>
          </table:table-cell>
          <table:table-cell table:style-name="ce593" table:formula="of:=VLOOKUP(ROW()-24;[$'Classifiche Gironi'.$A$26:$'Classifiche Gironi'.$M$29];8;0)" office:value-type="float" office:value="2" calcext:value-type="float">
            <text:p>2</text:p>
          </table:table-cell>
          <table:table-cell table:style-name="ce593" table:formula="of:=VLOOKUP(ROW()-24;[$'Classifiche Gironi'.$A$26:$'Classifiche Gironi'.$M$29];9;0)" office:value-type="float" office:value="1" calcext:value-type="float">
            <text:p>1</text:p>
          </table:table-cell>
          <table:table-cell table:style-name="ce593" table:formula="of:=VLOOKUP(ROW()-24;[$'Classifiche Gironi'.$A$26:$'Classifiche Gironi'.$M$29];10;0)" office:value-type="float" office:value="49" calcext:value-type="float">
            <text:p>49</text:p>
          </table:table-cell>
          <table:table-cell table:style-name="ce593" table:formula="of:=VLOOKUP(ROW()-24;[$'Classifiche Gironi'.$A$26:$'Classifiche Gironi'.$M$29];11;0)" office:value-type="float" office:value="106" calcext:value-type="float">
            <text:p>106</text:p>
          </table:table-cell>
          <table:table-cell table:style-name="ce609" table:formula="of:=VLOOKUP(ROW()-24;[$'Classifiche Gironi'.$A$26:$'Classifiche Gironi'.$M$29]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633"/>
          <table:table-cell table:style-name="ce644" table:formula="of:=[.L26]" office:value-type="string" office:string-value="Bufali (18)" calcext:value-type="string">
            <text:p>Bufali (18)</text:p>
          </table:table-cell>
          <table:table-cell table:style-name="ce654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office:value-type="float" office:value="62" calcext:value-type="float" table:number-columns-spanned="1" table:number-rows-spanned="2">
            <text:p>62</text:p>
          </table:table-cell>
          <table:table-cell table:style-name="ce669" table:formula="of:=IF([.AD25]&amp;[.AD26]=&quot;&quot;;&quot;Vincente 59&quot;;IF([.AD25]&gt;[.AD26];[.AC25];[.AC26]))" office:value-type="string" office:string-value="Vincente 59" calcext:value-type="string">
            <text:p>Vincente 59</text:p>
          </table:table-cell>
          <table:table-cell table:style-name="ce691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vizzer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Franc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1" table:formula="of:=VLOOKUP(ROW()-29;[$'Classifiche Gironi'.$A$32:$'Classifiche Gironi'.$M$35];4;0)" office:value-type="string" office:string-value="Balene (21)" calcext:value-type="string">
            <text:p>Balene (21)</text:p>
          </table:table-cell>
          <table:table-cell table:style-name="ce556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56" table:formula="of:=VLOOKUP(ROW()-29;[$'Classifiche Gironi'.$A$32:$'Classifiche Gironi'.$M$35];6;0)" office:value-type="float" office:value="3" calcext:value-type="float">
            <text:p>3</text:p>
          </table:table-cell>
          <table:table-cell table:style-name="ce556" table:formula="of:=VLOOKUP(ROW()-29;[$'Classifiche Gironi'.$A$32:$'Classifiche Gironi'.$M$35];7;0)" office:value-type="float" office:value="0" calcext:value-type="float">
            <text:p>0</text:p>
          </table:table-cell>
          <table:table-cell table:style-name="ce556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56" table:formula="of:=VLOOKUP(ROW()-29;[$'Classifiche Gironi'.$A$32:$'Classifiche Gironi'.$M$35];9;0)" office:value-type="float" office:value="6" calcext:value-type="float">
            <text:p>6</text:p>
          </table:table-cell>
          <table:table-cell table:style-name="ce556" table:formula="of:=VLOOKUP(ROW()-29;[$'Classifiche Gironi'.$A$32:$'Classifiche Gironi'.$M$35];10;0)" office:value-type="float" office:value="149" calcext:value-type="float">
            <text:p>149</text:p>
          </table:table-cell>
          <table:table-cell table:style-name="ce556" table:formula="of:=VLOOKUP(ROW()-29;[$'Classifiche Gironi'.$A$32:$'Classifiche Gironi'.$M$35];11;0)" office:value-type="float" office:value="88" calcext:value-type="float">
            <text:p>88</text:p>
          </table:table-cell>
          <table:table-cell table:style-name="ce611" table:formula="of:=VLOOKUP(ROW()-29;[$'Classifiche Gironi'.$A$32:$'Classifiche Gironi'.$M$35]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495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D33]&amp;[.AD34]=&quot;&quot;;&quot;Vincente 60&quot;;IF([.AD33]&gt;[.AD34];[.AC33];[.AC34]))" office:value-type="string" office:string-value="Vincente 60" calcext:value-type="string">
            <text:p>Vincente 60</text:p>
          </table:table-cell>
          <table:table-cell table:style-name="ce692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2" table:formula="of:=VLOOKUP(ROW()-29;[$'Classifiche Gironi'.$A$32:$'Classifiche Gironi'.$M$35];4;0)" office:value-type="string" office:string-value="Gabbiani (22)" calcext:value-type="string">
            <text:p>Gabbiani (22)</text:p>
          </table:table-cell>
          <table:table-cell table:style-name="ce557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57" table:formula="of:=VLOOKUP(ROW()-29;[$'Classifiche Gironi'.$A$32:$'Classifiche Gironi'.$M$35];6;0)" office:value-type="float" office:value="2" calcext:value-type="float">
            <text:p>2</text:p>
          </table:table-cell>
          <table:table-cell table:style-name="ce557" table:formula="of:=VLOOKUP(ROW()-29;[$'Classifiche Gironi'.$A$32:$'Classifiche Gironi'.$M$35];7;0)" office:value-type="float" office:value="1" calcext:value-type="float">
            <text:p>1</text:p>
          </table:table-cell>
          <table:table-cell table:style-name="ce557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57" table:formula="of:=VLOOKUP(ROW()-29;[$'Classifiche Gironi'.$A$32:$'Classifiche Gironi'.$M$35];9;0)" office:value-type="float" office:value="5" calcext:value-type="float">
            <text:p>5</text:p>
          </table:table-cell>
          <table:table-cell table:style-name="ce557" table:formula="of:=VLOOKUP(ROW()-29;[$'Classifiche Gironi'.$A$32:$'Classifiche Gironi'.$M$35];10;0)" office:value-type="float" office:value="176" calcext:value-type="float">
            <text:p>176</text:p>
          </table:table-cell>
          <table:table-cell table:style-name="ce557" table:formula="of:=VLOOKUP(ROW()-29;[$'Classifiche Gironi'.$A$32:$'Classifiche Gironi'.$M$35];11;0)" office:value-type="float" office:value="134" calcext:value-type="float">
            <text:p>134</text:p>
          </table:table-cell>
          <table:table-cell table:style-name="ce612" table:formula="of:=VLOOKUP(ROW()-29;[$'Classifiche Gironi'.$A$32:$'Classifiche Gironi'.$M$35]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office:value-type="float" office:value="55" calcext:value-type="float" table:number-columns-spanned="1" table:number-rows-spanned="2">
            <text:p>55</text:p>
          </table:table-cell>
          <table:table-cell table:style-name="ce638" table:formula="of:=[.L20]" office:value-type="string" office:string-value="Aquile (15)" calcext:value-type="string">
            <text:p>Aquile (15)</text:p>
          </table:table-cell>
          <table:table-cell table:style-name="ce653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lovacch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nghilterr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3" table:formula="of:=VLOOKUP(ROW()-29;[$'Classifiche Gironi'.$A$32:$'Classifiche Gironi'.$M$35];4;0)" office:value-type="string" office:string-value="Delfini (23)" calcext:value-type="string">
            <text:p>Delfini (23)</text:p>
          </table:table-cell>
          <table:table-cell table:style-name="ce558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6;0)" office:value-type="float" office:value="1" calcext:value-type="float">
            <text:p>1</text:p>
          </table:table-cell>
          <table:table-cell table:style-name="ce580" table:formula="of:=VLOOKUP(ROW()-29;[$'Classifiche Gironi'.$A$32:$'Classifiche Gironi'.$M$35];7;0)" office:value-type="float" office:value="2" calcext:value-type="float">
            <text:p>2</text:p>
          </table:table-cell>
          <table:table-cell table:style-name="ce580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M$35];9;0)" office:value-type="float" office:value="4" calcext:value-type="float">
            <text:p>4</text:p>
          </table:table-cell>
          <table:table-cell table:style-name="ce580" table:formula="of:=VLOOKUP(ROW()-29;[$'Classifiche Gironi'.$A$32:$'Classifiche Gironi'.$M$35];10;0)" office:value-type="float" office:value="134" calcext:value-type="float">
            <text:p>134</text:p>
          </table:table-cell>
          <table:table-cell table:style-name="ce580" table:formula="of:=VLOOKUP(ROW()-29;[$'Classifiche Gironi'.$A$32:$'Classifiche Gironi'.$M$35];11;0)" office:value-type="float" office:value="204" calcext:value-type="float">
            <text:p>204</text:p>
          </table:table-cell>
          <table:table-cell table:style-name="ce613" table:formula="of:=VLOOKUP(ROW()-29;[$'Classifiche Gironi'.$A$32:$'Classifiche Gironi'.$M$35]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633"/>
          <table:table-cell table:style-name="ce645" table:formula="of:=[.L11]" office:value-type="string" office:string-value="Serval (8)" calcext:value-type="string">
            <text:p>Serval (8)</text:p>
          </table:table-cell>
          <table:table-cell table:style-name="ce654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3" table:formula="of:=VLOOKUP(ROW()-29;[$'Classifiche Gironi'.$A$32:$'Classifiche Gironi'.$M$35];4;0)" office:value-type="string" office:string-value="Fenicotteri (24)" calcext:value-type="string">
            <text:p>Fenicotteri (24)</text:p>
          </table:table-cell>
          <table:table-cell table:style-name="ce559" table:formula="of:=VLOOKUP(ROW()-29;[$'Classifiche Gironi'.$A$32:$'Classifiche Gironi'.$M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6;0)" office:value-type="float" office:value="0" calcext:value-type="float">
            <text:p>0</text:p>
          </table:table-cell>
          <table:table-cell table:style-name="ce580" table:formula="of:=VLOOKUP(ROW()-29;[$'Classifiche Gironi'.$A$32:$'Classifiche Gironi'.$M$35];7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M$35];9;0)" office:value-type="float" office:value="3" calcext:value-type="float">
            <text:p>3</text:p>
          </table:table-cell>
          <table:table-cell table:style-name="ce580" table:formula="of:=VLOOKUP(ROW()-29;[$'Classifiche Gironi'.$A$32:$'Classifiche Gironi'.$M$35];10;0)" office:value-type="float" office:value="104" calcext:value-type="float">
            <text:p>104</text:p>
          </table:table-cell>
          <table:table-cell table:style-name="ce580" table:formula="of:=VLOOKUP(ROW()-29;[$'Classifiche Gironi'.$A$32:$'Classifiche Gironi'.$M$35];11;0)" office:value-type="float" office:value="137" calcext:value-type="float">
            <text:p>137</text:p>
          </table:table-cell>
          <table:table-cell table:style-name="ce613" table:formula="of:=VLOOKUP(ROW()-29;[$'Classifiche Gironi'.$A$32:$'Classifiche Gironi'.$M$35]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60" calcext:value-type="float" table:number-columns-spanned="1" table:number-rows-spanned="2">
            <text:p>60</text:p>
          </table:table-cell>
          <table:table-cell table:style-name="ce669" table:formula="of:=IF([.Y31]&amp;[.Y32]=&quot;&quot;;&quot;Vincente 55&quot;;IF([.Y31]&gt;[.Y32];[.X31];[.X32]))" office:value-type="string" office:string-value="Vincente 55" calcext:value-type="string">
            <text:p>Vincente 55</text:p>
          </table:table-cell>
          <table:table-cell table:style-name="ce679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  <table:table-cell table:number-columns-repeated="910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rland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erma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Y35]&amp;[.Y36]=&quot;&quot;;&quot;Vincente 56&quot;;IF([.Y35]&gt;[.Y36];[.X35];[.X36]))" office:value-type="string" office:string-value="Vincente 56" calcext:value-type="string">
            <text:p>Vincente 56</text:p>
          </table:table-cell>
          <table:table-cell table:style-name="ce680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1" table:formula="of:=VLOOKUP(ROW()-34;[$'Classifiche Gironi'.$A$38:$'Classifiche Gironi'.$M$41];4;0)" office:value-type="string" office:string-value="Istrici (25)" calcext:value-type="string">
            <text:p>Istrici (25)</text:p>
          </table:table-cell>
          <table:table-cell table:style-name="ce556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56" table:formula="of:=VLOOKUP(ROW()-34;[$'Classifiche Gironi'.$A$38:$'Classifiche Gironi'.$M$41];6;0)" office:value-type="float" office:value="3" calcext:value-type="float">
            <text:p>3</text:p>
          </table:table-cell>
          <table:table-cell table:style-name="ce556" table:formula="of:=VLOOKUP(ROW()-34;[$'Classifiche Gironi'.$A$38:$'Classifiche Gironi'.$M$41];7;0)" office:value-type="float" office:value="0" calcext:value-type="float">
            <text:p>0</text:p>
          </table:table-cell>
          <table:table-cell table:style-name="ce556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56" table:formula="of:=VLOOKUP(ROW()-34;[$'Classifiche Gironi'.$A$38:$'Classifiche Gironi'.$M$41];9;0)" office:value-type="float" office:value="6" calcext:value-type="float">
            <text:p>6</text:p>
          </table:table-cell>
          <table:table-cell table:style-name="ce556" table:formula="of:=VLOOKUP(ROW()-34;[$'Classifiche Gironi'.$A$38:$'Classifiche Gironi'.$M$41];10;0)" office:value-type="float" office:value="137" calcext:value-type="float">
            <text:p>137</text:p>
          </table:table-cell>
          <table:table-cell table:style-name="ce556" table:formula="of:=VLOOKUP(ROW()-34;[$'Classifiche Gironi'.$A$38:$'Classifiche Gironi'.$M$41];11;0)" office:value-type="float" office:value="122" calcext:value-type="float">
            <text:p>122</text:p>
          </table:table-cell>
          <table:table-cell table:style-name="ce556" table:formula="of:=VLOOKUP(ROW()-34;[$'Classifiche Gironi'.$A$38:$'Classifiche Gironi'.$M$41]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office:value-type="float" office:value="56" calcext:value-type="float" table:number-columns-spanned="1" table:number-rows-spanned="2">
            <text:p>56</text:p>
          </table:table-cell>
          <table:table-cell table:style-name="ce646" table:formula="of:=[.L15]" office:value-type="string" office:string-value="Giraffe (10)" calcext:value-type="string">
            <text:p>Giraffe (10)</text:p>
          </table:table-cell>
          <table:table-cell table:style-name="ce653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Croaz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5" office:value-type="string" calcext:value-type="string">
            <text:p>Spagn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2" table:formula="of:=VLOOKUP(ROW()-34;[$'Classifiche Gironi'.$A$38:$'Classifiche Gironi'.$M$41];4;0)" office:value-type="string" office:string-value="Orche (28)" calcext:value-type="string">
            <text:p>Orche (28)</text:p>
          </table:table-cell>
          <table:table-cell table:style-name="ce557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57" table:formula="of:=VLOOKUP(ROW()-34;[$'Classifiche Gironi'.$A$38:$'Classifiche Gironi'.$M$41];6;0)" office:value-type="float" office:value="2" calcext:value-type="float">
            <text:p>2</text:p>
          </table:table-cell>
          <table:table-cell table:style-name="ce557" table:formula="of:=VLOOKUP(ROW()-34;[$'Classifiche Gironi'.$A$38:$'Classifiche Gironi'.$M$41];7;0)" office:value-type="float" office:value="1" calcext:value-type="float">
            <text:p>1</text:p>
          </table:table-cell>
          <table:table-cell table:style-name="ce557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57" table:formula="of:=VLOOKUP(ROW()-34;[$'Classifiche Gironi'.$A$38:$'Classifiche Gironi'.$M$41];9;0)" office:value-type="float" office:value="5" calcext:value-type="float">
            <text:p>5</text:p>
          </table:table-cell>
          <table:table-cell table:style-name="ce557" table:formula="of:=VLOOKUP(ROW()-34;[$'Classifiche Gironi'.$A$38:$'Classifiche Gironi'.$M$41];10;0)" office:value-type="float" office:value="183" calcext:value-type="float">
            <text:p>183</text:p>
          </table:table-cell>
          <table:table-cell table:style-name="ce557" table:formula="of:=VLOOKUP(ROW()-34;[$'Classifiche Gironi'.$A$38:$'Classifiche Gironi'.$M$41];11;0)" office:value-type="float" office:value="131" calcext:value-type="float">
            <text:p>131</text:p>
          </table:table-cell>
          <table:table-cell table:style-name="ce557" table:formula="of:=VLOOKUP(ROW()-34;[$'Classifiche Gironi'.$A$38:$'Classifiche Gironi'.$M$41]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633"/>
          <table:table-cell table:style-name="ce647" table:formula="of:=[.L6]" office:value-type="string" office:string-value="Leoni (1)" calcext:value-type="string">
            <text:p>Leoni (1)</text:p>
          </table:table-cell>
          <table:table-cell table:style-name="ce654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Islanda</text:p>
          </table:table-cell>
          <table:table-cell table:style-name="ce465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M$41];4;0)" office:value-type="string" office:string-value="Muli (27)" calcext:value-type="string">
            <text:p>Muli (27)</text:p>
          </table:table-cell>
          <table:table-cell table:style-name="ce558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6;0)" office:value-type="float" office:value="1" calcext:value-type="float">
            <text:p>1</text:p>
          </table:table-cell>
          <table:table-cell table:style-name="ce580" table:formula="of:=VLOOKUP(ROW()-34;[$'Classifiche Gironi'.$A$38:$'Classifiche Gironi'.$M$41];7;0)" office:value-type="float" office:value="2" calcext:value-type="float">
            <text:p>2</text:p>
          </table:table-cell>
          <table:table-cell table:style-name="ce580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M$41];9;0)" office:value-type="float" office:value="4" calcext:value-type="float">
            <text:p>4</text:p>
          </table:table-cell>
          <table:table-cell table:style-name="ce580" table:formula="of:=VLOOKUP(ROW()-34;[$'Classifiche Gironi'.$A$38:$'Classifiche Gironi'.$M$41];10;0)" office:value-type="float" office:value="143" calcext:value-type="float">
            <text:p>143</text:p>
          </table:table-cell>
          <table:table-cell table:style-name="ce580" table:formula="of:=VLOOKUP(ROW()-34;[$'Classifiche Gironi'.$A$38:$'Classifiche Gironi'.$M$41];11;0)" office:value-type="float" office:value="192" calcext:value-type="float">
            <text:p>192</text:p>
          </table:table-cell>
          <table:table-cell table:style-name="ce580" table:formula="of:=VLOOKUP(ROW()-34;[$'Classifiche Gironi'.$A$38:$'Classifiche Gironi'.$M$41]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ngheria</text:p>
          </table:table-cell>
          <table:table-cell table:style-name="ce461"/>
          <table:table-cell table:number-columns-repeated="2"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Portogallo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M$41];4;0)" office:value-type="string" office:string-value="Gorilla (26)" calcext:value-type="string">
            <text:p>Gorilla (26)</text:p>
          </table:table-cell>
          <table:table-cell table:style-name="ce559" table:formula="of:=VLOOKUP(ROW()-34;[$'Classifiche Gironi'.$A$38:$'Classifiche Gironi'.$M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6;0)" office:value-type="float" office:value="0" calcext:value-type="float">
            <text:p>0</text:p>
          </table:table-cell>
          <table:table-cell table:style-name="ce580" table:formula="of:=VLOOKUP(ROW()-34;[$'Classifiche Gironi'.$A$38:$'Classifiche Gironi'.$M$41];7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M$41];9;0)" office:value-type="float" office:value="3" calcext:value-type="float">
            <text:p>3</text:p>
          </table:table-cell>
          <table:table-cell table:style-name="ce580" table:formula="of:=VLOOKUP(ROW()-34;[$'Classifiche Gironi'.$A$38:$'Classifiche Gironi'.$M$41];10;0)" office:value-type="float" office:value="161" calcext:value-type="float">
            <text:p>161</text:p>
          </table:table-cell>
          <table:table-cell table:style-name="ce580" table:formula="of:=VLOOKUP(ROW()-34;[$'Classifiche Gironi'.$A$38:$'Classifiche Gironi'.$M$41];11;0)" office:value-type="float" office:value="179" calcext:value-type="float">
            <text:p>179</text:p>
          </table:table-cell>
          <table:table-cell table:style-name="ce580" table:formula="of:=VLOOKUP(ROW()-34;[$'Classifiche Gironi'.$A$38:$'Classifiche Gironi'.$M$41]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1" office:value-type="string" calcext:value-type="string">
            <text:p>Mer</text:p>
          </table:table-cell>
          <table:table-cell table:style-name="ce431" office:value-type="string" calcext:value-type="string">
            <text:p>22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1" calcext:value-type="float">
            <text:p>1</text:p>
          </table:table-cell>
          <table:table-cell table:style-name="ce477"/>
          <table:table-cell table:style-name="ce486" office:value-type="string" calcext:value-type="string">
            <text:p>Rep. d'Irland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2" office:value-type="string" calcext:value-type="string">
            <text:p>Mer</text:p>
          </table:table-cell>
          <table:table-cell table:style-name="ce439" office:value-type="string" calcext:value-type="string">
            <text:p>22 Giu</text:p>
          </table:table-cell>
          <table:table-cell table:style-name="ce444" office:value-type="time" office:time-value="PT21H00M00S" calcext:value-type="time">
            <text:p>21:00</text:p>
          </table:table-cell>
          <table:table-cell table:style-name="ce456" office:value-type="string" calcext:value-type="string">
            <text:p>Svezia</text:p>
          </table:table-cell>
          <table:table-cell table:style-name="ce466"/>
          <table:table-cell table:style-name="ce472" office:value-type="float" office:value="0" calcext:value-type="float">
            <text:p>0</text:p>
          </table:table-cell>
          <table:table-cell table:style-name="ce472" office:value-type="float" office:value="1" calcext:value-type="float">
            <text:p>1</text:p>
          </table:table-cell>
          <table:table-cell table:style-name="ce478"/>
          <table:table-cell table:style-name="ce487" office:value-type="string" calcext:value-type="string">
            <text:p>Belgio</text:p>
          </table:table-cell>
          <table:table-cell table:style-name="ce494" office:value-type="string" calcext:value-type="string">
            <text:p>E</text:p>
          </table:table-cell>
          <table:table-cell table:style-name="ce496"/>
          <table:table-cell table:style-name="ce521" table:formula="of:=VLOOKUP(ROW()-39;[$'Classifiche Gironi'.$A$44:$'Classifiche Gironi'.$M$47];4;0)" office:value-type="string" office:string-value="Scorpioni (30)" calcext:value-type="string">
            <text:p>Scorpioni (30)</text:p>
          </table:table-cell>
          <table:table-cell table:style-name="ce556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56" table:formula="of:=VLOOKUP(ROW()-39;[$'Classifiche Gironi'.$A$44:$'Classifiche Gironi'.$M$47];6;0)" office:value-type="float" office:value="2" calcext:value-type="float">
            <text:p>2</text:p>
          </table:table-cell>
          <table:table-cell table:style-name="ce556" table:formula="of:=VLOOKUP(ROW()-39;[$'Classifiche Gironi'.$A$44:$'Classifiche Gironi'.$M$47];7;0)" office:value-type="float" office:value="1" calcext:value-type="float">
            <text:p>1</text:p>
          </table:table-cell>
          <table:table-cell table:style-name="ce556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56" table:formula="of:=VLOOKUP(ROW()-39;[$'Classifiche Gironi'.$A$44:$'Classifiche Gironi'.$M$47];9;0)" office:value-type="float" office:value="5" calcext:value-type="float">
            <text:p>5</text:p>
          </table:table-cell>
          <table:table-cell table:style-name="ce556" table:formula="of:=VLOOKUP(ROW()-39;[$'Classifiche Gironi'.$A$44:$'Classifiche Gironi'.$M$47];10;0)" office:value-type="float" office:value="214" calcext:value-type="float">
            <text:p>214</text:p>
          </table:table-cell>
          <table:table-cell table:style-name="ce556" table:formula="of:=VLOOKUP(ROW()-39;[$'Classifiche Gironi'.$A$44:$'Classifiche Gironi'.$M$47];11;0)" office:value-type="float" office:value="183" calcext:value-type="float">
            <text:p>183</text:p>
          </table:table-cell>
          <table:table-cell table:style-name="ce615" table:formula="of:=VLOOKUP(ROW()-39;[$'Classifiche Gironi'.$A$44:$'Classifiche Gironi'.$M$47]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3" table:number-columns-repeated="2"/>
          <table:table-cell table:style-name="ce445"/>
          <table:table-cell table:style-name="ce457" table:number-columns-repeated="5"/>
          <table:table-cell table:style-name="ce488"/>
          <table:table-cell table:style-name="ce495"/>
          <table:table-cell table:style-name="ce496"/>
          <table:table-cell table:style-name="ce522" table:formula="of:=VLOOKUP(ROW()-39;[$'Classifiche Gironi'.$A$44:$'Classifiche Gironi'.$M$47];4;0)" office:value-type="string" office:string-value="Piranha (29)" calcext:value-type="string">
            <text:p>Piranha (29)</text:p>
          </table:table-cell>
          <table:table-cell table:style-name="ce557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57" table:formula="of:=VLOOKUP(ROW()-39;[$'Classifiche Gironi'.$A$44:$'Classifiche Gironi'.$M$47];6;0)" office:value-type="float" office:value="2" calcext:value-type="float">
            <text:p>2</text:p>
          </table:table-cell>
          <table:table-cell table:style-name="ce557" table:formula="of:=VLOOKUP(ROW()-39;[$'Classifiche Gironi'.$A$44:$'Classifiche Gironi'.$M$47];7;0)" office:value-type="float" office:value="1" calcext:value-type="float">
            <text:p>1</text:p>
          </table:table-cell>
          <table:table-cell table:style-name="ce557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57" table:formula="of:=VLOOKUP(ROW()-39;[$'Classifiche Gironi'.$A$44:$'Classifiche Gironi'.$M$47];9;0)" office:value-type="float" office:value="5" calcext:value-type="float">
            <text:p>5</text:p>
          </table:table-cell>
          <table:table-cell table:style-name="ce557" table:formula="of:=VLOOKUP(ROW()-39;[$'Classifiche Gironi'.$A$44:$'Classifiche Gironi'.$M$47];10;0)" office:value-type="float" office:value="189" calcext:value-type="float">
            <text:p>189</text:p>
          </table:table-cell>
          <table:table-cell table:style-name="ce557" table:formula="of:=VLOOKUP(ROW()-39;[$'Classifiche Gironi'.$A$44:$'Classifiche Gironi'.$M$47];11;0)" office:value-type="float" office:value="215" calcext:value-type="float">
            <text:p>215</text:p>
          </table:table-cell>
          <table:table-cell table:style-name="ce616" table:formula="of:=VLOOKUP(ROW()-39;[$'Classifiche Gironi'.$A$44:$'Classifiche Gironi'.$M$47]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  <table:table-cell table:number-columns-repeated="910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6" table:formula="of:=VLOOKUP(ROW()-39;[$'Classifiche Gironi'.$A$44:$'Classifiche Gironi'.$M$47];4;0)" office:value-type="string" office:string-value="Tonni (31)" calcext:value-type="string">
            <text:p>Tonni (31)</text:p>
          </table:table-cell>
          <table:table-cell table:style-name="ce562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82" table:formula="of:=VLOOKUP(ROW()-39;[$'Classifiche Gironi'.$A$44:$'Classifiche Gironi'.$M$47];6;0)" office:value-type="float" office:value="1" calcext:value-type="float">
            <text:p>1</text:p>
          </table:table-cell>
          <table:table-cell table:style-name="ce582" table:formula="of:=VLOOKUP(ROW()-39;[$'Classifiche Gironi'.$A$44:$'Classifiche Gironi'.$M$47];7;0)" office:value-type="float" office:value="2" calcext:value-type="float">
            <text:p>2</text:p>
          </table:table-cell>
          <table:table-cell table:style-name="ce582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82" table:formula="of:=VLOOKUP(ROW()-39;[$'Classifiche Gironi'.$A$44:$'Classifiche Gironi'.$M$47];9;0)" office:value-type="float" office:value="4" calcext:value-type="float">
            <text:p>4</text:p>
          </table:table-cell>
          <table:table-cell table:style-name="ce582" table:formula="of:=VLOOKUP(ROW()-39;[$'Classifiche Gironi'.$A$44:$'Classifiche Gironi'.$M$47];10;0)" office:value-type="float" office:value="185" calcext:value-type="float">
            <text:p>185</text:p>
          </table:table-cell>
          <table:table-cell table:style-name="ce582" table:formula="of:=VLOOKUP(ROW()-39;[$'Classifiche Gironi'.$A$44:$'Classifiche Gironi'.$M$47];11;0)" office:value-type="float" office:value="183" calcext:value-type="float">
            <text:p>183</text:p>
          </table:table-cell>
          <table:table-cell table:style-name="ce617" table:formula="of:=VLOOKUP(ROW()-39;[$'Classifiche Gironi'.$A$44:$'Classifiche Gironi'.$M$47];12;0)" office:value-type="float" office:value="2" calcext:value-type="float">
            <text:p>+2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92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7" table:formula="of:=VLOOKUP(ROW()-39;[$'Classifiche Gironi'.$A$44:$'Classifiche Gironi'.$M$47];4;0)" office:value-type="string" office:string-value="Zebre (32)" calcext:value-type="string">
            <text:p>Zebre (32)</text:p>
          </table:table-cell>
          <table:table-cell table:style-name="ce563" table:formula="of:=VLOOKUP(ROW()-39;[$'Classifiche Gironi'.$A$44:$'Classifiche Gironi'.$M$47];5;0)" office:value-type="float" office:value="3" calcext:value-type="float">
            <text:p>3</text:p>
          </table:table-cell>
          <table:table-cell table:style-name="ce583" table:formula="of:=VLOOKUP(ROW()-39;[$'Classifiche Gironi'.$A$44:$'Classifiche Gironi'.$M$47];6;0)" office:value-type="float" office:value="1" calcext:value-type="float">
            <text:p>1</text:p>
          </table:table-cell>
          <table:table-cell table:style-name="ce583" table:formula="of:=VLOOKUP(ROW()-39;[$'Classifiche Gironi'.$A$44:$'Classifiche Gironi'.$M$47];7;0)" office:value-type="float" office:value="2" calcext:value-type="float">
            <text:p>2</text:p>
          </table:table-cell>
          <table:table-cell table:style-name="ce583" table:formula="of:=VLOOKUP(ROW()-39;[$'Classifiche Gironi'.$A$44:$'Classifiche Gironi'.$M$47];8;0)" office:value-type="float" office:value="0" calcext:value-type="float">
            <text:p>0</text:p>
          </table:table-cell>
          <table:table-cell table:style-name="ce583" table:formula="of:=VLOOKUP(ROW()-39;[$'Classifiche Gironi'.$A$44:$'Classifiche Gironi'.$M$47];9;0)" office:value-type="float" office:value="4" calcext:value-type="float">
            <text:p>4</text:p>
          </table:table-cell>
          <table:table-cell table:style-name="ce583" table:formula="of:=VLOOKUP(ROW()-39;[$'Classifiche Gironi'.$A$44:$'Classifiche Gironi'.$M$47];10;0)" office:value-type="float" office:value="216" calcext:value-type="float">
            <text:p>216</text:p>
          </table:table-cell>
          <table:table-cell table:style-name="ce583" table:formula="of:=VLOOKUP(ROW()-39;[$'Classifiche Gironi'.$A$44:$'Classifiche Gironi'.$M$47];11;0)" office:value-type="float" office:value="223" calcext:value-type="float">
            <text:p>223</text:p>
          </table:table-cell>
          <table:table-cell table:style-name="ce618" table:formula="of:=VLOOKUP(ROW()-39;[$'Classifiche Gironi'.$A$44:$'Classifiche Gironi'.$M$47];12;0)" office:value-type="float" office:value="-7" calcext:value-type="float">
            <text:p>-7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921"/>
        </table:table-row>
        <table:table-row table:style-name="ro6" table:number-rows-repeated="2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92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921"/>
        </table:table-row>
        <table:table-row table:style-name="ro6" table:number-rows-repeated="3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971"/>
        </table:table-row>
        <table:table-row table:style-name="ro7" table:number-rows-repeated="855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971"/>
        </table:table-row>
        <table:table-row table:style-name="ro7" table:number-rows-repeated="104767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Calendario e Tabellone'.AO26:'Calendario e Tabellone'.BA26">
            <calcext:condition calcext:apply-style-name="ConditionalStyle_228" calcext:value="formula-is(IF(#REF!=#REF!;1;IF(#REF!=#REF!;1;0)))" calcext:base-cell-address="'Calendario e Tabellone'.AO26"/>
          </calcext:conditional-format>
          <calcext:conditional-format calcext:target-range-address="'Calendario e Tabellone'.E5:'Calendario e Tabellone'.E6 'Calendario e Tabellone'.D41:'Calendario e Tabellone'.H46 'Calendario e Tabellone'.D6:'Calendario e Tabellone'.E10 'Calendario e Tabellone'.D11:'Calendario e Tabellone'.D12 'Calendario e Tabellone'.E11:'Calendario e Tabellone'.E13 'Calendario e Tabellone'.D14:'Calendario e Tabellone'.E41">
            <calcext:condition calcext:apply-style-name="ConditionalStyle_227" calcext:value="formula-is(IF(#REF!=CONCATENATE([.$D4];&quot;_win&quot;);1;0))" calcext:base-cell-address="'Calendario e Tabellone'.D5"/>
          </calcext:conditional-format>
          <calcext:conditional-format calcext:target-range-address="'Calendario e Tabellone'.D5:'Calendario e Tabellone'.D6 'Calendario e Tabellone'.D13:'Calendario e Tabellone'.D13 'Calendario e Tabellone'.I24:'Calendario e Tabellone'.I35 'Calendario e Tabellone'.I5:'Calendario e Tabellone'.I22 'Calendario e Tabellone'.I37:'Calendario e Tabellone'.I46">
            <calcext:condition calcext:apply-style-name="ConditionalStyle_226" calcext:value="formula-is(IF(#REF!=CONCATENATE([.$I5];&quot;_win&quot;);1;0))" calcext:base-cell-address="'Calendario e Tabellone'.D5"/>
          </calcext:conditional-format>
          <calcext:conditional-format calcext:target-range-address="'Calendario e Tabellone'.I23:'Calendario e Tabellone'.I23">
            <calcext:condition calcext:apply-style-name="ConditionalStyle_224" calcext:value="formula-is(IF(#REF!=CONCATENATE([.$I23];&quot;_win&quot;);1;0))" calcext:base-cell-address="'Calendario e Tabellone'.I23"/>
          </calcext:conditional-format>
          <calcext:conditional-format calcext:target-range-address="'Calendario e Tabellone'.L24:'Calendario e Tabellone'.L24 'Calendario e Tabellone'.N24:'Calendario e Tabellone'.T24">
            <calcext:condition calcext:apply-style-name="ConditionalStyle_223" calcext:value="formula-is(IF(#REF!=#REF!;1;IF(#REF!=#REF!;1;0)))" calcext:base-cell-address="'Calendario e Tabellone'.L24"/>
          </calcext:conditional-format>
          <calcext:conditional-format calcext:target-range-address="'Calendario e Tabellone'.CY41:'Calendario e Tabellone'.DH41">
            <calcext:condition calcext:apply-style-name="ConditionalStyle_222" calcext:value="formula-is(IF(#REF!=#REF!;1;IF(#REF!=#REF!;1;0)))" calcext:base-cell-address="'Calendario e Tabellone'.CY41"/>
          </calcext:conditional-format>
          <calcext:conditional-format calcext:target-range-address="'Calendario e Tabellone'.CY19:'Calendario e Tabellone'.CY19 'Calendario e Tabellone'.DA19:'Calendario e Tabellone'.DH19">
            <calcext:condition calcext:apply-style-name="ConditionalStyle_221" calcext:value="formula-is(IF(#REF!=#REF!;1;IF(#REF!=#REF!;1;0)))" calcext:base-cell-address="'Calendario e Tabellone'.CY19"/>
          </calcext:conditional-format>
          <calcext:conditional-format calcext:target-range-address="'Calendario e Tabellone'.CY24:'Calendario e Tabellone'.CY24 'Calendario e Tabellone'.DA24:'Calendario e Tabellone'.DH24">
            <calcext:condition calcext:apply-style-name="ConditionalStyle_220" calcext:value="formula-is(IF(#REF!=#REF!;1;IF(#REF!=#REF!;1;0)))" calcext:base-cell-address="'Calendario e Tabellone'.CY24"/>
          </calcext:conditional-format>
          <calcext:conditional-format calcext:target-range-address="'Calendario e Tabellone'.X12:'Calendario e Tabellone'.X12">
            <calcext:condition calcext:apply-style-name="ConditionalStyle_219" calcext:value="formula-is(IF([.$AX12]=#REF!;1;0))" calcext:base-cell-address="'Calendario e Tabellone'.X12"/>
            <calcext:condition calcext:apply-style-name="ConditionalStyle_218" calcext:value="formula-is(IF([.$AX11]=#REF!;1;0))" calcext:base-cell-address="'Calendario e Tabellone'.X12"/>
          </calcext:conditional-format>
          <calcext:conditional-format calcext:target-range-address="'Calendario e Tabellone'.X32:'Calendario e Tabellone'.X32">
            <calcext:condition calcext:apply-style-name="ConditionalStyle_217" calcext:value="formula-is(IF([.$AX32]=#REF!;1;0))" calcext:base-cell-address="'Calendario e Tabellone'.X32"/>
            <calcext:condition calcext:apply-style-name="ConditionalStyle_216" calcext:value="formula-is(IF([.$AX31]=#REF!;1;0))" calcext:base-cell-address="'Calendario e Tabellone'.X32"/>
          </calcext:conditional-format>
          <calcext:conditional-format calcext:target-range-address="'Calendario e Tabellone'.X24:'Calendario e Tabellone'.X24">
            <calcext:condition calcext:apply-style-name="ConditionalStyle_215" calcext:value="formula-is(IF([.$AX24]=#REF!;1;0))" calcext:base-cell-address="'Calendario e Tabellone'.X24"/>
            <calcext:condition calcext:apply-style-name="ConditionalStyle_214" calcext:value="formula-is(IF([.$AX23]=#REF!;1;0))" calcext:base-cell-address="'Calendario e Tabellone'.X24"/>
          </calcext:conditional-format>
          <calcext:conditional-format calcext:target-range-address="'Calendario e Tabellone'.X15:'Calendario e Tabellone'.X15 'Calendario e Tabellone'.X11:'Calendario e Tabellone'.X11 'Calendario e Tabellone'.X23:'Calendario e Tabellone'.X23 'Calendario e Tabellone'.X31:'Calendario e Tabellone'.X31 'Calendario e Tabellone'.X27:'Calendario e Tabellone'.X28 'Calendario e Tabellone'.X19:'Calendario e Tabellone'.X19">
            <calcext:condition calcext:apply-style-name="ConditionalStyle_213" calcext:value="formula-is(IF([.$AX11]=#REF!;1;0))" calcext:base-cell-address="'Calendario e Tabellone'.X11"/>
            <calcext:condition calcext:apply-style-name="ConditionalStyle_212" calcext:value="formula-is(IF([.$AX12]=#REF!;1;0))" calcext:base-cell-address="'Calendario e Tabellone'.X11"/>
          </calcext:conditional-format>
          <calcext:conditional-format calcext:target-range-address="'Calendario e Tabellone'.X16:'Calendario e Tabellone'.X16">
            <calcext:condition calcext:apply-style-name="ConditionalStyle_211" calcext:value="formula-is(IF([.$AX16]=#REF!;1;0))" calcext:base-cell-address="'Calendario e Tabellone'.X16"/>
            <calcext:condition calcext:apply-style-name="ConditionalStyle_210" calcext:value="formula-is(IF([.$AX15]=#REF!;1;0))" calcext:base-cell-address="'Calendario e Tabellone'.X16"/>
          </calcext:conditional-format>
          <calcext:conditional-format calcext:target-range-address="'Calendario e Tabellone'.A4:'Calendario e Tabellone'.A4 'Calendario e Tabellone'.C4:'Calendario e Tabellone'.F4 'Calendario e Tabellone'.H4:'Calendario e Tabellone'.J4">
            <calcext:condition calcext:apply-style-name="ConditionalStyle_209" calcext:value="formula-is([.$Q$5]=&quot;Black and White&quot;)" calcext:base-cell-address="'Calendario e Tabellone'.A4"/>
          </calcext:conditional-format>
          <calcext:conditional-format calcext:target-range-address="'Calendario e Tabellone'.L9:'Calendario e Tabellone'.T9 'Calendario e Tabellone'.L19:'Calendario e Tabellone'.T19 'Calendario e Tabellone'.L14:'Calendario e Tabellone'.T14">
            <calcext:condition calcext:apply-style-name="ConditionalStyle_208" calcext:value="formula-is([.$Q$5]=&quot;Black and White&quot;)" calcext:base-cell-address="'Calendario e Tabellone'.L9"/>
          </calcext:conditional-format>
          <calcext:conditional-format calcext:target-range-address="'Calendario e Tabellone'.L4:'Calendario e Tabellone'.T4">
            <calcext:condition calcext:apply-style-name="ConditionalStyle_206" calcext:value="formula-is([.$Q$5]=&quot;Black and White&quot;)" calcext:base-cell-address="'Calendario e Tabellone'.L4"/>
          </calcext:conditional-format>
          <calcext:conditional-format calcext:target-range-address="'Calendario e Tabellone'.A1:'Calendario e Tabellone'.A1">
            <calcext:condition calcext:apply-style-name="ConditionalStyle_204" calcext:value="formula-is([.$Q$5]=&quot;Black and White&quot;)" calcext:base-cell-address="'Calendario e Tabellone'.A1"/>
          </calcext:conditional-format>
          <calcext:conditional-format calcext:target-range-address="'Calendario e Tabellone'.D7:'Calendario e Tabellone'.D10">
            <calcext:condition calcext:apply-style-name="ConditionalStyle_203" calcext:value="formula-is(IF(#REF!=CONCATENATE([.$I7];&quot;_win&quot;);1;0))" calcext:base-cell-address="'Calendario e Tabellone'.D7"/>
          </calcext:conditional-format>
          <calcext:conditional-format calcext:target-range-address="'Calendario e Tabellone'.Y11:'Calendario e Tabellone'.Y11 'Calendario e Tabellone'.Y31:'Calendario e Tabellone'.Y31 'Calendario e Tabellone'.Y35:'Calendario e Tabellone'.Y35 'Calendario e Tabellone'.Y23:'Calendario e Tabellone'.Y23 'Calendario e Tabellone'.Y27:'Calendario e Tabellone'.Y27 'Calendario e Tabellone'.Y15:'Calendario e Tabellone'.Y15 'Calendario e Tabellone'.Y19:'Calendario e Tabellone'.Y19 'Calendario e Tabellone'.Y7:'Calendario e Tabellone'.Y7">
            <calcext:condition calcext:apply-style-name="ConditionalStyle_202" calcext:value="formula-is(IF(AND(#REF!&gt;#REF!;ISNUMBER(#REF!);ISNUMBER(#REF!));1;0))" calcext:base-cell-address="'Calendario e Tabellone'.Y7"/>
          </calcext:conditional-format>
          <calcext:conditional-format calcext:target-range-address="'Calendario e Tabellone'.Y12:'Calendario e Tabellone'.Y12 'Calendario e Tabellone'.Y32:'Calendario e Tabellone'.Y32 'Calendario e Tabellone'.Y36:'Calendario e Tabellone'.Y36 'Calendario e Tabellone'.Y24:'Calendario e Tabellone'.Y24 'Calendario e Tabellone'.Y28:'Calendario e Tabellone'.Y28 'Calendario e Tabellone'.Y16:'Calendario e Tabellone'.Y16 'Calendario e Tabellone'.Y20:'Calendario e Tabellone'.Y20 'Calendario e Tabellone'.Y8:'Calendario e Tabellone'.Y8">
            <calcext:condition calcext:apply-style-name="ConditionalStyle_201" calcext:value="formula-is(IF(AND(#REF!&lt;#REF!;ISNUMBER(#REF!);ISNUMBER(#REF!));1;0))" calcext:base-cell-address="'Calendario e Tabellone'.Y8"/>
          </calcext:conditional-format>
          <calcext:conditional-format calcext:target-range-address="'Calendario e Tabellone'.X7:'Calendario e Tabellone'.X7">
            <calcext:condition calcext:apply-style-name="ConditionalStyle_200" calcext:value="formula-is([.$Q$5]=&quot;Black and White&quot;)" calcext:base-cell-address="'Calendario e Tabellone'.X7"/>
          </calcext:conditional-format>
          <calcext:conditional-format calcext:target-range-address="'Calendario e Tabellone'.X8:'Calendario e Tabellone'.X8">
            <calcext:condition calcext:apply-style-name="ConditionalStyle_199" calcext:value="formula-is([.$Q$5]=&quot;Black and White&quot;)" calcext:base-cell-address="'Calendario e Tabellone'.X8"/>
          </calcext:conditional-format>
          <calcext:conditional-format calcext:target-range-address="'Calendario e Tabellone'.X20:'Calendario e Tabellone'.X20">
            <calcext:condition calcext:apply-style-name="ConditionalStyle_198" calcext:value="formula-is(IF([.$AX20]=#REF!;1;0))" calcext:base-cell-address="'Calendario e Tabellone'.X20"/>
            <calcext:condition calcext:apply-style-name="ConditionalStyle_197" calcext:value="formula-is(IF([.$AX19]=#REF!;1;0))" calcext:base-cell-address="'Calendario e Tabellone'.X20"/>
          </calcext:conditional-format>
          <calcext:conditional-format calcext:target-range-address="'Calendario e Tabellone'.X35:'Calendario e Tabellone'.X35">
            <calcext:condition calcext:apply-style-name="ConditionalStyle_196" calcext:value="formula-is(IF([.$AX35]=#REF!;1;0))" calcext:base-cell-address="'Calendario e Tabellone'.X35"/>
            <calcext:condition calcext:apply-style-name="ConditionalStyle_195" calcext:value="formula-is(IF([.$AX36]=#REF!;1;0))" calcext:base-cell-address="'Calendario e Tabellone'.X35"/>
          </calcext:conditional-format>
          <calcext:conditional-format calcext:target-range-address="'Calendario e Tabellone'.X36:'Calendario e Tabellone'.X36">
            <calcext:condition calcext:apply-style-name="ConditionalStyle_194" calcext:value="formula-is(IF([.$AX36]=#REF!;1;0))" calcext:base-cell-address="'Calendario e Tabellone'.X36"/>
            <calcext:condition calcext:apply-style-name="ConditionalStyle_193" calcext:value="formula-is(IF([.$AX35]=#REF!;1;0))" calcext:base-cell-address="'Calendario e Tabellone'.X36"/>
          </calcext:conditional-format>
          <calcext:conditional-format calcext:target-range-address="'Calendario e Tabellone'.L25:'Calendario e Tabellone'.T25">
            <calcext:condition calcext:apply-style-name="ConditionalStyle_192" calcext:value="formula-is([.$Q$5]=&quot;Black and White&quot;)" calcext:base-cell-address="'Calendario e Tabellone'.L25"/>
          </calcext:conditional-format>
          <calcext:conditional-format calcext:target-range-address="'Calendario e Tabellone'.L34:'Calendario e Tabellone'.L34">
            <calcext:condition calcext:apply-style-name="ConditionalStyle_191" calcext:value="formula-is([.$Q$5]=&quot;Black and White&quot;)" calcext:base-cell-address="'Calendario e Tabellone'.L34"/>
          </calcext:conditional-format>
          <calcext:conditional-format calcext:target-range-address="'Calendario e Tabellone'.M34:'Calendario e Tabellone'.M34">
            <calcext:condition calcext:apply-style-name="ConditionalStyle_190" calcext:value="formula-is([.$Q$5]=&quot;Black and White&quot;)" calcext:base-cell-address="'Calendario e Tabellone'.M34"/>
          </calcext:conditional-format>
          <calcext:conditional-format calcext:target-range-address="'Calendario e Tabellone'.N34:'Calendario e Tabellone'.T34">
            <calcext:condition calcext:apply-style-name="ConditionalStyle_189" calcext:value="formula-is([.$Q$5]=&quot;Black and White&quot;)" calcext:base-cell-address="'Calendario e Tabellone'.N34"/>
          </calcext:conditional-format>
          <calcext:conditional-format calcext:target-range-address="'Calendario e Tabellone'.I36:'Calendario e Tabellone'.I36">
            <calcext:condition calcext:apply-style-name="ConditionalStyle_186" calcext:value="formula-is(IF(#REF!=CONCATENATE([.$D36];&quot;_win&quot;);1;0))" calcext:base-cell-address="'Calendario e Tabellone'.I36"/>
          </calcext:conditional-format>
          <calcext:conditional-format calcext:target-range-address="'Calendario e Tabellone'.L27:'Calendario e Tabellone'.L28">
            <calcext:condition calcext:apply-style-name="ConditionalStyle_135" calcext:value="formula-is([.$Q$5]=&quot;Black and White&quot;)" calcext:base-cell-address="'Calendario e Tabellone'.L27"/>
          </calcext:conditional-format>
          <calcext:conditional-format calcext:target-range-address="'Calendario e Tabellone'.L26:'Calendario e Tabellone'.L26">
            <calcext:condition calcext:apply-style-name="ConditionalStyle_134" calcext:value="formula-is([.$Q$5]=&quot;Black and White&quot;)" calcext:base-cell-address="'Calendario e Tabellone'.L26"/>
          </calcext:conditional-format>
          <calcext:conditional-format calcext:target-range-address="'Calendario e Tabellone'.N27:'Calendario e Tabellone'.N27">
            <calcext:condition calcext:apply-style-name="ConditionalStyle_133" calcext:value="formula-is([.$Q$5]=&quot;Black and White&quot;)" calcext:base-cell-address="'Calendario e Tabellone'.N27"/>
          </calcext:conditional-format>
          <calcext:conditional-format calcext:target-range-address="'Calendario e Tabellone'.N28:'Calendario e Tabellone'.N28">
            <calcext:condition calcext:apply-style-name="ConditionalStyle_132" calcext:value="formula-is([.$Q$5]=&quot;Black and White&quot;)" calcext:base-cell-address="'Calendario e Tabellone'.N28"/>
          </calcext:conditional-format>
          <calcext:conditional-format calcext:target-range-address="'Calendario e Tabellone'.O27:'Calendario e Tabellone'.O28">
            <calcext:condition calcext:apply-style-name="ConditionalStyle_131" calcext:value="formula-is([.$Q$5]=&quot;Black and White&quot;)" calcext:base-cell-address="'Calendario e Tabellone'.O27"/>
          </calcext:conditional-format>
          <calcext:conditional-format calcext:target-range-address="'Calendario e Tabellone'.P27:'Calendario e Tabellone'.T28">
            <calcext:condition calcext:apply-style-name="ConditionalStyle_130" calcext:value="formula-is([.$Q$5]=&quot;Black and White&quot;)" calcext:base-cell-address="'Calendario e Tabellone'.P27"/>
          </calcext:conditional-format>
          <calcext:conditional-format calcext:target-range-address="'Calendario e Tabellone'.N26:'Calendario e Tabellone'.T26">
            <calcext:condition calcext:apply-style-name="ConditionalStyle_129" calcext:value="formula-is([.$Q$5]=&quot;Black and White&quot;)" calcext:base-cell-address="'Calendario e Tabellone'.N26"/>
          </calcext:conditional-format>
          <calcext:conditional-format calcext:target-range-address="'Calendario e Tabellone'.AD9:'Calendario e Tabellone'.AD9">
            <calcext:condition calcext:apply-style-name="ConditionalStyle_128" calcext:value="formula-is(IF(AND(#REF!&gt;#REF!;ISNUMBER(#REF!);ISNUMBER(#REF!));1;0))" calcext:base-cell-address="'Calendario e Tabellone'.AD9"/>
          </calcext:conditional-format>
          <calcext:conditional-format calcext:target-range-address="'Calendario e Tabellone'.AD10:'Calendario e Tabellone'.AD10">
            <calcext:condition calcext:apply-style-name="ConditionalStyle_127" calcext:value="formula-is(IF(AND(#REF!&lt;#REF!;ISNUMBER(#REF!);ISNUMBER(#REF!));1;0))" calcext:base-cell-address="'Calendario e Tabellone'.AD10"/>
          </calcext:conditional-format>
          <calcext:conditional-format calcext:target-range-address="'Calendario e Tabellone'.AD17:'Calendario e Tabellone'.AD17">
            <calcext:condition calcext:apply-style-name="ConditionalStyle_126" calcext:value="formula-is(IF(AND(#REF!&gt;#REF!;ISNUMBER(#REF!);ISNUMBER(#REF!));1;0))" calcext:base-cell-address="'Calendario e Tabellone'.AD17"/>
          </calcext:conditional-format>
          <calcext:conditional-format calcext:target-range-address="'Calendario e Tabellone'.AD18:'Calendario e Tabellone'.AD18">
            <calcext:condition calcext:apply-style-name="ConditionalStyle_125" calcext:value="formula-is(IF(AND(#REF!&lt;#REF!;ISNUMBER(#REF!);ISNUMBER(#REF!));1;0))" calcext:base-cell-address="'Calendario e Tabellone'.AD18"/>
          </calcext:conditional-format>
          <calcext:conditional-format calcext:target-range-address="'Calendario e Tabellone'.AD25:'Calendario e Tabellone'.AD25">
            <calcext:condition calcext:apply-style-name="ConditionalStyle_124" calcext:value="formula-is(IF(AND(#REF!&gt;#REF!;ISNUMBER(#REF!);ISNUMBER(#REF!));1;0))" calcext:base-cell-address="'Calendario e Tabellone'.AD25"/>
          </calcext:conditional-format>
          <calcext:conditional-format calcext:target-range-address="'Calendario e Tabellone'.AD26:'Calendario e Tabellone'.AD26">
            <calcext:condition calcext:apply-style-name="ConditionalStyle_123" calcext:value="formula-is(IF(AND(#REF!&lt;#REF!;ISNUMBER(#REF!);ISNUMBER(#REF!));1;0))" calcext:base-cell-address="'Calendario e Tabellone'.AD26"/>
          </calcext:conditional-format>
          <calcext:conditional-format calcext:target-range-address="'Calendario e Tabellone'.AD33:'Calendario e Tabellone'.AD33">
            <calcext:condition calcext:apply-style-name="ConditionalStyle_122" calcext:value="formula-is(IF(AND(#REF!&gt;#REF!;ISNUMBER(#REF!);ISNUMBER(#REF!));1;0))" calcext:base-cell-address="'Calendario e Tabellone'.AD33"/>
          </calcext:conditional-format>
          <calcext:conditional-format calcext:target-range-address="'Calendario e Tabellone'.AD34:'Calendario e Tabellone'.AD34">
            <calcext:condition calcext:apply-style-name="ConditionalStyle_121" calcext:value="formula-is(IF(AND(#REF!&lt;#REF!;ISNUMBER(#REF!);ISNUMBER(#REF!));1;0))" calcext:base-cell-address="'Calendario e Tabellone'.AD34"/>
          </calcext:conditional-format>
          <calcext:conditional-format calcext:target-range-address="'Calendario e Tabellone'.AI13:'Calendario e Tabellone'.AI13">
            <calcext:condition calcext:apply-style-name="ConditionalStyle_120" calcext:value="formula-is(IF(AND(#REF!&gt;#REF!;ISNUMBER(#REF!);ISNUMBER(#REF!));1;0))" calcext:base-cell-address="'Calendario e Tabellone'.AI13"/>
          </calcext:conditional-format>
          <calcext:conditional-format calcext:target-range-address="'Calendario e Tabellone'.AI14:'Calendario e Tabellone'.AI14">
            <calcext:condition calcext:apply-style-name="ConditionalStyle_119" calcext:value="formula-is(IF(AND(#REF!&lt;#REF!;ISNUMBER(#REF!);ISNUMBER(#REF!));1;0))" calcext:base-cell-address="'Calendario e Tabellone'.AI14"/>
          </calcext:conditional-format>
          <calcext:conditional-format calcext:target-range-address="'Calendario e Tabellone'.AI29:'Calendario e Tabellone'.AI29">
            <calcext:condition calcext:apply-style-name="ConditionalStyle_118" calcext:value="formula-is(IF(AND(#REF!&gt;#REF!;ISNUMBER(#REF!);ISNUMBER(#REF!));1;0))" calcext:base-cell-address="'Calendario e Tabellone'.AI29"/>
          </calcext:conditional-format>
          <calcext:conditional-format calcext:target-range-address="'Calendario e Tabellone'.AI30:'Calendario e Tabellone'.AI30">
            <calcext:condition calcext:apply-style-name="ConditionalStyle_117" calcext:value="formula-is(IF(AND(#REF!&lt;#REF!;ISNUMBER(#REF!);ISNUMBER(#REF!));1;0))" calcext:base-cell-address="'Calendario e Tabellone'.AI30"/>
          </calcext:conditional-format>
          <calcext:conditional-format calcext:target-range-address="'Calendario e Tabellone'.AN20:'Calendario e Tabellone'.AN20">
            <calcext:condition calcext:apply-style-name="ConditionalStyle_116" calcext:value="formula-is(IF(AND(#REF!&gt;#REF!;ISNUMBER(#REF!);ISNUMBER(#REF!));1;0))" calcext:base-cell-address="'Calendario e Tabellone'.AN20"/>
          </calcext:conditional-format>
          <calcext:conditional-format calcext:target-range-address="'Calendario e Tabellone'.AN21:'Calendario e Tabellone'.AN21">
            <calcext:condition calcext:apply-style-name="ConditionalStyle_115" calcext:value="formula-is(IF(AND(#REF!&lt;#REF!;ISNUMBER(#REF!);ISNUMBER(#REF!));1;0))" calcext:base-cell-address="'Calendario e Tabellone'.AN21"/>
          </calcext:conditional-format>
          <calcext:conditional-format calcext:target-range-address="'Calendario e Tabellone'.AC10:'Calendario e Tabellone'.AC10">
            <calcext:condition calcext:apply-style-name="ConditionalStyle_113" calcext:value="formula-is([.$Q$5]=&quot;Black and White&quot;)" calcext:base-cell-address="'Calendario e Tabellone'.AC10"/>
          </calcext:conditional-format>
          <calcext:conditional-format calcext:target-range-address="'Calendario e Tabellone'.AC18:'Calendario e Tabellone'.AC18">
            <calcext:condition calcext:apply-style-name="ConditionalStyle_111" calcext:value="formula-is([.$Q$5]=&quot;Black and White&quot;)" calcext:base-cell-address="'Calendario e Tabellone'.AC18"/>
          </calcext:conditional-format>
          <calcext:conditional-format calcext:target-range-address="'Calendario e Tabellone'.AC26:'Calendario e Tabellone'.AC26">
            <calcext:condition calcext:apply-style-name="ConditionalStyle_109" calcext:value="formula-is([.$Q$5]=&quot;Black and White&quot;)" calcext:base-cell-address="'Calendario e Tabellone'.AC26"/>
          </calcext:conditional-format>
          <calcext:conditional-format calcext:target-range-address="'Calendario e Tabellone'.AC34:'Calendario e Tabellone'.AC34">
            <calcext:condition calcext:apply-style-name="ConditionalStyle_107" calcext:value="formula-is([.$Q$5]=&quot;Black and White&quot;)" calcext:base-cell-address="'Calendario e Tabellone'.AC34"/>
          </calcext:conditional-format>
          <calcext:conditional-format calcext:target-range-address="'Calendario e Tabellone'.AH14:'Calendario e Tabellone'.AH14">
            <calcext:condition calcext:apply-style-name="ConditionalStyle_105" calcext:value="formula-is([.$Q$5]=&quot;Black and White&quot;)" calcext:base-cell-address="'Calendario e Tabellone'.AH14"/>
          </calcext:conditional-format>
          <calcext:conditional-format calcext:target-range-address="'Calendario e Tabellone'.AH30:'Calendario e Tabellone'.AH30">
            <calcext:condition calcext:apply-style-name="ConditionalStyle_103" calcext:value="formula-is([.$Q$5]=&quot;Black and White&quot;)" calcext:base-cell-address="'Calendario e Tabellone'.AH30"/>
          </calcext:conditional-format>
          <calcext:conditional-format calcext:target-range-address="'Calendario e Tabellone'.AM21:'Calendario e Tabellone'.AM21">
            <calcext:condition calcext:apply-style-name="ConditionalStyle_101" calcext:value="formula-is([.$Q$5]=&quot;Black and White&quot;)" calcext:base-cell-address="'Calendario e Tabellone'.AM21"/>
          </calcext:conditional-format>
          <calcext:conditional-format calcext:target-range-address="'Calendario e Tabellone'.M28:'Calendario e Tabellone'.M28">
            <calcext:condition calcext:apply-style-name="ConditionalStyle_85" calcext:value="formula-is([.$Q$5]=&quot;Black and White&quot;)" calcext:base-cell-address="'Calendario e Tabellone'.M28"/>
          </calcext:conditional-format>
          <calcext:conditional-format calcext:target-range-address="'Calendario e Tabellone'.M27:'Calendario e Tabellone'.M27">
            <calcext:condition calcext:apply-style-name="ConditionalStyle_84" calcext:value="formula-is([.$Q$5]=&quot;Black and White&quot;)" calcext:base-cell-address="'Calendario e Tabellone'.M27"/>
          </calcext:conditional-format>
          <calcext:conditional-format calcext:target-range-address="'Calendario e Tabellone'.M30:'Calendario e Tabellone'.T30 'Calendario e Tabellone'.M35:'Calendario e Tabellone'.T35 'Calendario e Tabellone'.M40:'Calendario e Tabellone'.T40">
            <calcext:condition calcext:apply-style-name="ConditionalStyle_83" calcext:value="formula-is([.$Q$5]=&quot;Black and White&quot;)" calcext:base-cell-address="'Calendario e Tabellone'.M30"/>
          </calcext:conditional-format>
          <calcext:conditional-format calcext:target-range-address="'Calendario e Tabellone'.M33:'Calendario e Tabellone'.M33 'Calendario e Tabellone'.M38:'Calendario e Tabellone'.M38">
            <calcext:condition calcext:apply-style-name="ConditionalStyle_82" calcext:value="formula-is([.$Q$5]=&quot;Black and White&quot;)" calcext:base-cell-address="'Calendario e Tabellone'.M33"/>
          </calcext:conditional-format>
          <calcext:conditional-format calcext:target-range-address="'Calendario e Tabellone'.M32:'Calendario e Tabellone'.M32 'Calendario e Tabellone'.M37:'Calendario e Tabellone'.M37">
            <calcext:condition calcext:apply-style-name="ConditionalStyle_81" calcext:value="formula-is([.$Q$5]=&quot;Black and White&quot;)" calcext:base-cell-address="'Calendario e Tabellone'.M32"/>
          </calcext:conditional-format>
          <calcext:conditional-format calcext:target-range-address="'Calendario e Tabellone'.L35:'Calendario e Tabellone'.L35 'Calendario e Tabellone'.L40:'Calendario e Tabellone'.L40 'Calendario e Tabellone'.L30:'Calendario e Tabellone'.L30">
            <calcext:condition calcext:apply-style-name="ConditionalStyle_80" calcext:value="formula-is([.$Q$5]=&quot;Black and White&quot;)" calcext:base-cell-address="'Calendario e Tabellone'.L30"/>
          </calcext:conditional-format>
          <calcext:conditional-format calcext:target-range-address="'Calendario e Tabellone'.L31:'Calendario e Tabellone'.L31 'Calendario e Tabellone'.L36:'Calendario e Tabellone'.L36 'Calendario e Tabellone'.L41:'Calendario e Tabellone'.L41">
            <calcext:condition calcext:apply-style-name="ConditionalStyle_79" calcext:value="formula-is([.$Q$5]=&quot;Black and White&quot;)" calcext:base-cell-address="'Calendario e Tabellone'.L31"/>
          </calcext:conditional-format>
          <calcext:conditional-format calcext:target-range-address="'Calendario e Tabellone'.L32:'Calendario e Tabellone'.L33 'Calendario e Tabellone'.L37:'Calendario e Tabellone'.L38">
            <calcext:condition calcext:apply-style-name="ConditionalStyle_78" calcext:value="formula-is([.$Q$5]=&quot;Black and White&quot;)" calcext:base-cell-address="'Calendario e Tabellone'.L32"/>
          </calcext:conditional-format>
          <calcext:conditional-format calcext:target-range-address="'Calendario e Tabellone'.L20:'Calendario e Tabellone'.L20">
            <calcext:condition calcext:apply-style-name="ConditionalStyle_77" calcext:value="formula-is([.$Q$5]=&quot;Black and White&quot;)" calcext:base-cell-address="'Calendario e Tabellone'.L20"/>
          </calcext:conditional-format>
          <calcext:conditional-format calcext:target-range-address="'Calendario e Tabellone'.L22:'Calendario e Tabellone'.L23">
            <calcext:condition calcext:apply-style-name="ConditionalStyle_76" calcext:value="formula-is([.$Q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75" calcext:value="formula-is([.$Q$5]=&quot;Black and White&quot;)" calcext:base-cell-address="'Calendario e Tabellone'.L21"/>
          </calcext:conditional-format>
          <calcext:conditional-format calcext:target-range-address="'Calendario e Tabellone'.L15:'Calendario e Tabellone'.L15">
            <calcext:condition calcext:apply-style-name="ConditionalStyle_74" calcext:value="formula-is([.$Q$5]=&quot;Black and White&quot;)" calcext:base-cell-address="'Calendario e Tabellone'.L15"/>
          </calcext:conditional-format>
          <calcext:conditional-format calcext:target-range-address="'Calendario e Tabellone'.L17:'Calendario e Tabellone'.L18">
            <calcext:condition calcext:apply-style-name="ConditionalStyle_73" calcext:value="formula-is([.$Q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72" calcext:value="formula-is([.$Q$5]=&quot;Black and White&quot;)" calcext:base-cell-address="'Calendario e Tabellone'.L16"/>
          </calcext:conditional-format>
          <calcext:conditional-format calcext:target-range-address="'Calendario e Tabellone'.L10:'Calendario e Tabellone'.L10">
            <calcext:condition calcext:apply-style-name="ConditionalStyle_71" calcext:value="formula-is([.$Q$5]=&quot;Black and White&quot;)" calcext:base-cell-address="'Calendario e Tabellone'.L10"/>
          </calcext:conditional-format>
          <calcext:conditional-format calcext:target-range-address="'Calendario e Tabellone'.L12:'Calendario e Tabellone'.L13">
            <calcext:condition calcext:apply-style-name="ConditionalStyle_70" calcext:value="formula-is([.$Q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69" calcext:value="formula-is([.$Q$5]=&quot;Black and White&quot;)" calcext:base-cell-address="'Calendario e Tabellone'.L11"/>
          </calcext:conditional-format>
          <calcext:conditional-format calcext:target-range-address="'Calendario e Tabellone'.L5:'Calendario e Tabellone'.L5">
            <calcext:condition calcext:apply-style-name="ConditionalStyle_68" calcext:value="formula-is([.$Q$5]=&quot;Black and White&quot;)" calcext:base-cell-address="'Calendario e Tabellone'.L5"/>
          </calcext:conditional-format>
          <calcext:conditional-format calcext:target-range-address="'Calendario e Tabellone'.L7:'Calendario e Tabellone'.L8">
            <calcext:condition calcext:apply-style-name="ConditionalStyle_67" calcext:value="formula-is([.$Q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66" calcext:value="formula-is([.$Q$5]=&quot;Black and White&quot;)" calcext:base-cell-address="'Calendario e Tabellone'.L6"/>
          </calcext:conditional-format>
          <calcext:conditional-format calcext:target-range-address="'Calendario e Tabellone'.M26:'Calendario e Tabellone'.M26">
            <calcext:condition calcext:apply-style-name="ConditionalStyle_65" calcext:value="formula-is([.$Q$5]=&quot;Black and White&quot;)" calcext:base-cell-address="'Calendario e Tabellone'.M26"/>
          </calcext:conditional-format>
          <calcext:conditional-format calcext:target-range-address="'Calendario e Tabellone'.M31:'Calendario e Tabellone'.T31 'Calendario e Tabellone'.M36:'Calendario e Tabellone'.T36 'Calendario e Tabellone'.M41:'Calendario e Tabellone'.T41">
            <calcext:condition calcext:apply-style-name="ConditionalStyle_64" calcext:value="formula-is([.$Q$5]=&quot;Black and White&quot;)" calcext:base-cell-address="'Calendario e Tabellone'.M31"/>
          </calcext:conditional-format>
          <calcext:conditional-format calcext:target-range-address="'Calendario e Tabellone'.N32:'Calendario e Tabellone'.T33 'Calendario e Tabellone'.N37:'Calendario e Tabellone'.T38">
            <calcext:condition calcext:apply-style-name="ConditionalStyle_63" calcext:value="formula-is([.$Q$5]=&quot;Black and White&quot;)" calcext:base-cell-address="'Calendario e Tabellone'.N32"/>
          </calcext:conditional-format>
          <calcext:conditional-format calcext:target-range-address="'Calendario e Tabellone'.M20:'Calendario e Tabellone'.T20">
            <calcext:condition calcext:apply-style-name="ConditionalStyle_62" calcext:value="formula-is([.$Q$5]=&quot;Black and White&quot;)" calcext:base-cell-address="'Calendario e Tabellone'.M20"/>
          </calcext:conditional-format>
          <calcext:conditional-format calcext:target-range-address="'Calendario e Tabellone'.N22:'Calendario e Tabellone'.N22">
            <calcext:condition calcext:apply-style-name="ConditionalStyle_61" calcext:value="formula-is([.$Q$5]=&quot;Black and White&quot;)" calcext:base-cell-address="'Calendario e Tabellone'.N22"/>
          </calcext:conditional-format>
          <calcext:conditional-format calcext:target-range-address="'Calendario e Tabellone'.N23:'Calendario e Tabellone'.N23">
            <calcext:condition calcext:apply-style-name="ConditionalStyle_60" calcext:value="formula-is([.$Q$5]=&quot;Black and White&quot;)" calcext:base-cell-address="'Calendario e Tabellone'.N23"/>
          </calcext:conditional-format>
          <calcext:conditional-format calcext:target-range-address="'Calendario e Tabellone'.O22:'Calendario e Tabellone'.O23">
            <calcext:condition calcext:apply-style-name="ConditionalStyle_59" calcext:value="formula-is([.$Q$5]=&quot;Black and White&quot;)" calcext:base-cell-address="'Calendario e Tabellone'.O22"/>
          </calcext:conditional-format>
          <calcext:conditional-format calcext:target-range-address="'Calendario e Tabellone'.P22:'Calendario e Tabellone'.T23">
            <calcext:condition calcext:apply-style-name="ConditionalStyle_58" calcext:value="formula-is([.$Q$5]=&quot;Black and White&quot;)" calcext:base-cell-address="'Calendario e Tabellone'.P22"/>
          </calcext:conditional-format>
          <calcext:conditional-format calcext:target-range-address="'Calendario e Tabellone'.N21:'Calendario e Tabellone'.T21">
            <calcext:condition calcext:apply-style-name="ConditionalStyle_57" calcext:value="formula-is([.$Q$5]=&quot;Black and White&quot;)" calcext:base-cell-address="'Calendario e Tabellone'.N21"/>
          </calcext:conditional-format>
          <calcext:conditional-format calcext:target-range-address="'Calendario e Tabellone'.M23:'Calendario e Tabellone'.M23">
            <calcext:condition calcext:apply-style-name="ConditionalStyle_56" calcext:value="formula-is([.$Q$5]=&quot;Black and White&quot;)" calcext:base-cell-address="'Calendario e Tabellone'.M23"/>
          </calcext:conditional-format>
          <calcext:conditional-format calcext:target-range-address="'Calendario e Tabellone'.M22:'Calendario e Tabellone'.M22">
            <calcext:condition calcext:apply-style-name="ConditionalStyle_55" calcext:value="formula-is([.$Q$5]=&quot;Black and White&quot;)" calcext:base-cell-address="'Calendario e Tabellone'.M22"/>
          </calcext:conditional-format>
          <calcext:conditional-format calcext:target-range-address="'Calendario e Tabellone'.M21:'Calendario e Tabellone'.M21">
            <calcext:condition calcext:apply-style-name="ConditionalStyle_54" calcext:value="formula-is([.$Q$5]=&quot;Black and White&quot;)" calcext:base-cell-address="'Calendario e Tabellone'.M21"/>
          </calcext:conditional-format>
          <calcext:conditional-format calcext:target-range-address="'Calendario e Tabellone'.M15:'Calendario e Tabellone'.T15">
            <calcext:condition calcext:apply-style-name="ConditionalStyle_53" calcext:value="formula-is([.$Q$5]=&quot;Black and White&quot;)" calcext:base-cell-address="'Calendario e Tabellone'.M15"/>
          </calcext:conditional-format>
          <calcext:conditional-format calcext:target-range-address="'Calendario e Tabellone'.N17:'Calendario e Tabellone'.N17">
            <calcext:condition calcext:apply-style-name="ConditionalStyle_52" calcext:value="formula-is([.$Q$5]=&quot;Black and White&quot;)" calcext:base-cell-address="'Calendario e Tabellone'.N17"/>
          </calcext:conditional-format>
          <calcext:conditional-format calcext:target-range-address="'Calendario e Tabellone'.N18:'Calendario e Tabellone'.N18">
            <calcext:condition calcext:apply-style-name="ConditionalStyle_51" calcext:value="formula-is([.$Q$5]=&quot;Black and White&quot;)" calcext:base-cell-address="'Calendario e Tabellone'.N18"/>
          </calcext:conditional-format>
          <calcext:conditional-format calcext:target-range-address="'Calendario e Tabellone'.O17:'Calendario e Tabellone'.O18">
            <calcext:condition calcext:apply-style-name="ConditionalStyle_50" calcext:value="formula-is([.$Q$5]=&quot;Black and White&quot;)" calcext:base-cell-address="'Calendario e Tabellone'.O17"/>
          </calcext:conditional-format>
          <calcext:conditional-format calcext:target-range-address="'Calendario e Tabellone'.P17:'Calendario e Tabellone'.T18">
            <calcext:condition calcext:apply-style-name="ConditionalStyle_49" calcext:value="formula-is([.$Q$5]=&quot;Black and White&quot;)" calcext:base-cell-address="'Calendario e Tabellone'.P17"/>
          </calcext:conditional-format>
          <calcext:conditional-format calcext:target-range-address="'Calendario e Tabellone'.N16:'Calendario e Tabellone'.T16">
            <calcext:condition calcext:apply-style-name="ConditionalStyle_48" calcext:value="formula-is([.$Q$5]=&quot;Black and White&quot;)" calcext:base-cell-address="'Calendario e Tabellone'.N16"/>
          </calcext:conditional-format>
          <calcext:conditional-format calcext:target-range-address="'Calendario e Tabellone'.M18:'Calendario e Tabellone'.M18">
            <calcext:condition calcext:apply-style-name="ConditionalStyle_47" calcext:value="formula-is([.$Q$5]=&quot;Black and White&quot;)" calcext:base-cell-address="'Calendario e Tabellone'.M18"/>
          </calcext:conditional-format>
          <calcext:conditional-format calcext:target-range-address="'Calendario e Tabellone'.M17:'Calendario e Tabellone'.M17">
            <calcext:condition calcext:apply-style-name="ConditionalStyle_46" calcext:value="formula-is([.$Q$5]=&quot;Black and White&quot;)" calcext:base-cell-address="'Calendario e Tabellone'.M17"/>
          </calcext:conditional-format>
          <calcext:conditional-format calcext:target-range-address="'Calendario e Tabellone'.M16:'Calendario e Tabellone'.M16">
            <calcext:condition calcext:apply-style-name="ConditionalStyle_45" calcext:value="formula-is([.$Q$5]=&quot;Black and White&quot;)" calcext:base-cell-address="'Calendario e Tabellone'.M16"/>
          </calcext:conditional-format>
          <calcext:conditional-format calcext:target-range-address="'Calendario e Tabellone'.M10:'Calendario e Tabellone'.T10">
            <calcext:condition calcext:apply-style-name="ConditionalStyle_44" calcext:value="formula-is([.$Q$5]=&quot;Black and White&quot;)" calcext:base-cell-address="'Calendario e Tabellone'.M10"/>
          </calcext:conditional-format>
          <calcext:conditional-format calcext:target-range-address="'Calendario e Tabellone'.N12:'Calendario e Tabellone'.N12">
            <calcext:condition calcext:apply-style-name="ConditionalStyle_43" calcext:value="formula-is([.$Q$5]=&quot;Black and White&quot;)" calcext:base-cell-address="'Calendario e Tabellone'.N12"/>
          </calcext:conditional-format>
          <calcext:conditional-format calcext:target-range-address="'Calendario e Tabellone'.N13:'Calendario e Tabellone'.N13">
            <calcext:condition calcext:apply-style-name="ConditionalStyle_42" calcext:value="formula-is([.$Q$5]=&quot;Black and White&quot;)" calcext:base-cell-address="'Calendario e Tabellone'.N13"/>
          </calcext:conditional-format>
          <calcext:conditional-format calcext:target-range-address="'Calendario e Tabellone'.O12:'Calendario e Tabellone'.O13">
            <calcext:condition calcext:apply-style-name="ConditionalStyle_41" calcext:value="formula-is([.$Q$5]=&quot;Black and White&quot;)" calcext:base-cell-address="'Calendario e Tabellone'.O12"/>
          </calcext:conditional-format>
          <calcext:conditional-format calcext:target-range-address="'Calendario e Tabellone'.P12:'Calendario e Tabellone'.T13">
            <calcext:condition calcext:apply-style-name="ConditionalStyle_40" calcext:value="formula-is([.$Q$5]=&quot;Black and White&quot;)" calcext:base-cell-address="'Calendario e Tabellone'.P12"/>
          </calcext:conditional-format>
          <calcext:conditional-format calcext:target-range-address="'Calendario e Tabellone'.N11:'Calendario e Tabellone'.T11">
            <calcext:condition calcext:apply-style-name="ConditionalStyle_39" calcext:value="formula-is([.$Q$5]=&quot;Black and White&quot;)" calcext:base-cell-address="'Calendario e Tabellone'.N11"/>
          </calcext:conditional-format>
          <calcext:conditional-format calcext:target-range-address="'Calendario e Tabellone'.M13:'Calendario e Tabellone'.M13">
            <calcext:condition calcext:apply-style-name="ConditionalStyle_38" calcext:value="formula-is([.$Q$5]=&quot;Black and White&quot;)" calcext:base-cell-address="'Calendario e Tabellone'.M13"/>
          </calcext:conditional-format>
          <calcext:conditional-format calcext:target-range-address="'Calendario e Tabellone'.M12:'Calendario e Tabellone'.M12">
            <calcext:condition calcext:apply-style-name="ConditionalStyle_37" calcext:value="formula-is([.$Q$5]=&quot;Black and White&quot;)" calcext:base-cell-address="'Calendario e Tabellone'.M12"/>
          </calcext:conditional-format>
          <calcext:conditional-format calcext:target-range-address="'Calendario e Tabellone'.M11:'Calendario e Tabellone'.M11">
            <calcext:condition calcext:apply-style-name="ConditionalStyle_36" calcext:value="formula-is([.$Q$5]=&quot;Black and White&quot;)" calcext:base-cell-address="'Calendario e Tabellone'.M11"/>
          </calcext:conditional-format>
          <calcext:conditional-format calcext:target-range-address="'Calendario e Tabellone'.M5:'Calendario e Tabellone'.T5">
            <calcext:condition calcext:apply-style-name="ConditionalStyle_35" calcext:value="formula-is([.$Q$5]=&quot;Black and White&quot;)" calcext:base-cell-address="'Calendario e Tabellone'.M5"/>
          </calcext:conditional-format>
          <calcext:conditional-format calcext:target-range-address="'Calendario e Tabellone'.N7:'Calendario e Tabellone'.N7">
            <calcext:condition calcext:apply-style-name="ConditionalStyle_34" calcext:value="formula-is([.$Q$5]=&quot;Black and White&quot;)" calcext:base-cell-address="'Calendario e Tabellone'.N7"/>
          </calcext:conditional-format>
          <calcext:conditional-format calcext:target-range-address="'Calendario e Tabellone'.N8:'Calendario e Tabellone'.N8">
            <calcext:condition calcext:apply-style-name="ConditionalStyle_33" calcext:value="formula-is([.$Q$5]=&quot;Black and White&quot;)" calcext:base-cell-address="'Calendario e Tabellone'.N8"/>
          </calcext:conditional-format>
          <calcext:conditional-format calcext:target-range-address="'Calendario e Tabellone'.O7:'Calendario e Tabellone'.O8">
            <calcext:condition calcext:apply-style-name="ConditionalStyle_32" calcext:value="formula-is([.$Q$5]=&quot;Black and White&quot;)" calcext:base-cell-address="'Calendario e Tabellone'.O7"/>
          </calcext:conditional-format>
          <calcext:conditional-format calcext:target-range-address="'Calendario e Tabellone'.P7:'Calendario e Tabellone'.T8">
            <calcext:condition calcext:apply-style-name="ConditionalStyle_31" calcext:value="formula-is([.$Q$5]=&quot;Black and White&quot;)" calcext:base-cell-address="'Calendario e Tabellone'.P7"/>
          </calcext:conditional-format>
          <calcext:conditional-format calcext:target-range-address="'Calendario e Tabellone'.N6:'Calendario e Tabellone'.T6">
            <calcext:condition calcext:apply-style-name="ConditionalStyle_30" calcext:value="formula-is([.$Q$5]=&quot;Black and White&quot;)" calcext:base-cell-address="'Calendario e Tabellone'.N6"/>
          </calcext:conditional-format>
          <calcext:conditional-format calcext:target-range-address="'Calendario e Tabellone'.M8:'Calendario e Tabellone'.M8">
            <calcext:condition calcext:apply-style-name="ConditionalStyle_29" calcext:value="formula-is([.$Q$5]=&quot;Black and White&quot;)" calcext:base-cell-address="'Calendario e Tabellone'.M8"/>
          </calcext:conditional-format>
          <calcext:conditional-format calcext:target-range-address="'Calendario e Tabellone'.M7:'Calendario e Tabellone'.M7">
            <calcext:condition calcext:apply-style-name="ConditionalStyle_28" calcext:value="formula-is([.$Q$5]=&quot;Black and White&quot;)" calcext:base-cell-address="'Calendario e Tabellone'.M7"/>
          </calcext:conditional-format>
          <calcext:conditional-format calcext:target-range-address="'Calendario e Tabellone'.M6:'Calendario e Tabellone'.M6">
            <calcext:condition calcext:apply-style-name="ConditionalStyle_27" calcext:value="formula-is([.$Q$5]=&quot;Black and White&quot;)" calcext:base-cell-address="'Calendario e Tabellone'.M6"/>
          </calcext:conditional-format>
          <calcext:conditional-format calcext:target-range-address="'Calendario e Tabellone'.L42:'Calendario e Tabellone'.L42">
            <calcext:condition calcext:apply-style-name="ConditionalStyle_14" calcext:value="formula-is([.$Q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13" calcext:value="formula-is([.$Q$5]=&quot;Black and White&quot;)" calcext:base-cell-address="'Calendario e Tabellone'.L43"/>
          </calcext:conditional-format>
          <calcext:conditional-format calcext:target-range-address="'Calendario e Tabellone'.M42:'Calendario e Tabellone'.M42">
            <calcext:condition calcext:apply-style-name="ConditionalStyle_4" calcext:value="formula-is([.$Q$5]=&quot;Black and White&quot;)" calcext:base-cell-address="'Calendario e Tabellone'.M42"/>
          </calcext:conditional-format>
          <calcext:conditional-format calcext:target-range-address="'Calendario e Tabellone'.M43:'Calendario e Tabellone'.M43">
            <calcext:condition calcext:apply-style-name="ConditionalStyle_3" calcext:value="formula-is([.$Q$5]=&quot;Black and White&quot;)" calcext:base-cell-address="'Calendario e Tabellone'.M43"/>
          </calcext:conditional-format>
          <calcext:conditional-format calcext:target-range-address="'Calendario e Tabellone'.N43:'Calendario e Tabellone'.T43">
            <calcext:condition calcext:apply-style-name="ConditionalStyle_2" calcext:value="formula-is([.$Q$5]=&quot;Black and White&quot;)" calcext:base-cell-address="'Calendario e Tabellone'.N43"/>
          </calcext:conditional-format>
          <calcext:conditional-format calcext:target-range-address="'Calendario e Tabellone'.N42:'Calendario e Tabellone'.T42">
            <calcext:condition calcext:apply-style-name="ConditionalStyle_1" calcext:value="formula-is([.$Q$5]=&quot;Black and White&quot;)" calcext:base-cell-address="'Calendario e Tabellone'.N42"/>
          </calcext:conditional-format>
          <calcext:conditional-format calcext:target-range-address="'Calendario e Tabellone'.AC9:'Calendario e Tabellone'.AC9 'Calendario e Tabellone'.AC17:'Calendario e Tabellone'.AC17 'Calendario e Tabellone'.AC25:'Calendario e Tabellone'.AC25 'Calendario e Tabellone'.AC33:'Calendario e Tabellone'.AC33 'Calendario e Tabellone'.AH13:'Calendario e Tabellone'.AH13 'Calendario e Tabellone'.AH29:'Calendario e Tabellone'.AH29 'Calendario e Tabellone'.AM20:'Calendario e Tabellone'.AM20">
            <calcext:condition calcext:apply-style-name="ConditionalStyle_114" calcext:value="formula-is([.$Q$5]=&quot;Black and White&quot;)" calcext:base-cell-address="'Calendario e Tabellone'.A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P0" style:volatile="true">
      <number:text>+</number:text>
      <number:number number:decimal-places="0" loext:min-decimal-places="0" number:min-integer-digits="1"/>
    </number:number-style>
    <number:number-style style:name="N126">
      <number:text>-</number:text>
      <number:number number:decimal-places="0" loext:min-decimal-places="0" number:min-integer-digits="1"/>
      <style:map style:condition="value()&gt;=0" style:apply-style-name="N12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21:50:47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20T22:57:05.703000000</dc:date>
    <meta:editing-duration>PT1H50M50S</meta:editing-duration>
    <meta:editing-cycles>24</meta:editing-cycles>
    <meta:document-statistic meta:table-count="5" meta:cell-count="2649" meta:object-count="0"/>
  </office:meta>
</office:document-meta>
</file>